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100" table:default-cell-style-name="Default"/>
        <table:table-row table:style-name="ro1">
          <table:table-cell office:value-type="string">
            <text:p>Neuron 0 Epochs time</text:p>
          </table:table-cell>
          <table:table-cell office:value-type="float" office:value="1.07763">
            <text:p>1,07763</text:p>
          </table:table-cell>
          <table:table-cell office:value-type="float" office:value="0.863415">
            <text:p>0,863415</text:p>
          </table:table-cell>
          <table:table-cell office:value-type="float" office:value="0.891868">
            <text:p>0,891868</text:p>
          </table:table-cell>
          <table:table-cell office:value-type="float" office:value="0.851121">
            <text:p>0,851121</text:p>
          </table:table-cell>
          <table:table-cell office:value-type="float" office:value="0.844666">
            <text:p>0,844666</text:p>
          </table:table-cell>
          <table:table-cell office:value-type="float" office:value="0.835836">
            <text:p>0,835836</text:p>
          </table:table-cell>
          <table:table-cell office:value-type="float" office:value="0.849625">
            <text:p>0,849625</text:p>
          </table:table-cell>
          <table:table-cell office:value-type="float" office:value="0.856213">
            <text:p>0,856213</text:p>
          </table:table-cell>
          <table:table-cell office:value-type="float" office:value="0.876267">
            <text:p>0,876267</text:p>
          </table:table-cell>
          <table:table-cell office:value-type="float" office:value="0.851357">
            <text:p>0,851357</text:p>
          </table:table-cell>
          <table:table-cell office:value-type="float" office:value="0.862023">
            <text:p>0,862023</text:p>
          </table:table-cell>
          <table:table-cell office:value-type="float" office:value="0.883036">
            <text:p>0,883036</text:p>
          </table:table-cell>
          <table:table-cell office:value-type="float" office:value="0.866027">
            <text:p>0,866027</text:p>
          </table:table-cell>
          <table:table-cell office:value-type="float" office:value="0.852748">
            <text:p>0,852748</text:p>
          </table:table-cell>
          <table:table-cell office:value-type="float" office:value="0.845493">
            <text:p>0,845493</text:p>
          </table:table-cell>
          <table:table-cell office:value-type="float" office:value="0.832954">
            <text:p>0,832954</text:p>
          </table:table-cell>
          <table:table-cell office:value-type="float" office:value="0.855667">
            <text:p>0,855667</text:p>
          </table:table-cell>
          <table:table-cell office:value-type="float" office:value="0.855211">
            <text:p>0,855211</text:p>
          </table:table-cell>
          <table:table-cell office:value-type="float" office:value="0.884154">
            <text:p>0,884154</text:p>
          </table:table-cell>
          <table:table-cell office:value-type="float" office:value="0.851303">
            <text:p>0,851303</text:p>
          </table:table-cell>
          <table:table-cell office:value-type="float" office:value="0.85684">
            <text:p>0,85684</text:p>
          </table:table-cell>
          <table:table-cell office:value-type="float" office:value="0.866989">
            <text:p>0,866989</text:p>
          </table:table-cell>
          <table:table-cell office:value-type="float" office:value="0.86053">
            <text:p>0,86053</text:p>
          </table:table-cell>
          <table:table-cell office:value-type="float" office:value="0.85451">
            <text:p>0,85451</text:p>
          </table:table-cell>
          <table:table-cell office:value-type="float" office:value="0.855775">
            <text:p>0,855775</text:p>
          </table:table-cell>
          <table:table-cell office:value-type="float" office:value="0.842164">
            <text:p>0,842164</text:p>
          </table:table-cell>
          <table:table-cell office:value-type="float" office:value="0.838297">
            <text:p>0,838297</text:p>
          </table:table-cell>
          <table:table-cell office:value-type="float" office:value="0.859894">
            <text:p>0,859894</text:p>
          </table:table-cell>
          <table:table-cell office:value-type="float" office:value="0.848837">
            <text:p>0,848837</text:p>
          </table:table-cell>
          <table:table-cell office:value-type="float" office:value="0.860613">
            <text:p>0,860613</text:p>
          </table:table-cell>
          <table:table-cell office:value-type="float" office:value="0.881867">
            <text:p>0,881867</text:p>
          </table:table-cell>
          <table:table-cell office:value-type="float" office:value="0.87355">
            <text:p>0,87355</text:p>
          </table:table-cell>
          <table:table-cell office:value-type="float" office:value="0.850432">
            <text:p>0,850432</text:p>
          </table:table-cell>
          <table:table-cell office:value-type="float" office:value="0.845119">
            <text:p>0,845119</text:p>
          </table:table-cell>
          <table:table-cell office:value-type="float" office:value="0.844886">
            <text:p>0,844886</text:p>
          </table:table-cell>
          <table:table-cell office:value-type="float" office:value="0.874592">
            <text:p>0,874592</text:p>
          </table:table-cell>
          <table:table-cell office:value-type="float" office:value="0.860103">
            <text:p>0,860103</text:p>
          </table:table-cell>
          <table:table-cell office:value-type="float" office:value="0.856657">
            <text:p>0,856657</text:p>
          </table:table-cell>
          <table:table-cell office:value-type="float" office:value="0.849692">
            <text:p>0,849692</text:p>
          </table:table-cell>
          <table:table-cell office:value-type="float" office:value="0.846147">
            <text:p>0,846147</text:p>
          </table:table-cell>
          <table:table-cell office:value-type="float" office:value="0.839112">
            <text:p>0,839112</text:p>
          </table:table-cell>
          <table:table-cell office:value-type="float" office:value="0.857274">
            <text:p>0,857274</text:p>
          </table:table-cell>
          <table:table-cell office:value-type="float" office:value="0.859525">
            <text:p>0,859525</text:p>
          </table:table-cell>
          <table:table-cell office:value-type="float" office:value="0.85224">
            <text:p>0,85224</text:p>
          </table:table-cell>
          <table:table-cell office:value-type="float" office:value="0.842157">
            <text:p>0,842157</text:p>
          </table:table-cell>
          <table:table-cell office:value-type="float" office:value="0.860034">
            <text:p>0,860034</text:p>
          </table:table-cell>
          <table:table-cell office:value-type="float" office:value="0.859237">
            <text:p>0,859237</text:p>
          </table:table-cell>
          <table:table-cell office:value-type="float" office:value="0.851204">
            <text:p>0,851204</text:p>
          </table:table-cell>
          <table:table-cell office:value-type="float" office:value="0.852426">
            <text:p>0,852426</text:p>
          </table:table-cell>
          <table:table-cell office:value-type="float" office:value="0.856805">
            <text:p>0,856805</text:p>
          </table:table-cell>
          <table:table-cell office:value-type="float" office:value="0.85117">
            <text:p>0,85117</text:p>
          </table:table-cell>
          <table:table-cell office:value-type="float" office:value="0.867376">
            <text:p>0,867376</text:p>
          </table:table-cell>
          <table:table-cell office:value-type="float" office:value="0.835822">
            <text:p>0,835822</text:p>
          </table:table-cell>
          <table:table-cell office:value-type="float" office:value="0.88212">
            <text:p>0,88212</text:p>
          </table:table-cell>
          <table:table-cell office:value-type="float" office:value="0.860484">
            <text:p>0,860484</text:p>
          </table:table-cell>
          <table:table-cell office:value-type="float" office:value="0.846819">
            <text:p>0,846819</text:p>
          </table:table-cell>
          <table:table-cell office:value-type="float" office:value="0.870176">
            <text:p>0,870176</text:p>
          </table:table-cell>
          <table:table-cell office:value-type="float" office:value="0.84717">
            <text:p>0,84717</text:p>
          </table:table-cell>
          <table:table-cell office:value-type="float" office:value="0.861859">
            <text:p>0,861859</text:p>
          </table:table-cell>
          <table:table-cell office:value-type="float" office:value="0.848205">
            <text:p>0,848205</text:p>
          </table:table-cell>
          <table:table-cell office:value-type="float" office:value="0.850256">
            <text:p>0,850256</text:p>
          </table:table-cell>
          <table:table-cell office:value-type="float" office:value="0.849823">
            <text:p>0,849823</text:p>
          </table:table-cell>
          <table:table-cell office:value-type="float" office:value="0.897667">
            <text:p>0,897667</text:p>
          </table:table-cell>
          <table:table-cell office:value-type="float" office:value="0.85299">
            <text:p>0,85299</text:p>
          </table:table-cell>
          <table:table-cell office:value-type="float" office:value="0.84721">
            <text:p>0,84721</text:p>
          </table:table-cell>
          <table:table-cell office:value-type="float" office:value="0.846285">
            <text:p>0,846285</text:p>
          </table:table-cell>
          <table:table-cell office:value-type="float" office:value="0.84862">
            <text:p>0,84862</text:p>
          </table:table-cell>
          <table:table-cell office:value-type="float" office:value="0.835485">
            <text:p>0,835485</text:p>
          </table:table-cell>
          <table:table-cell office:value-type="float" office:value="0.867414">
            <text:p>0,867414</text:p>
          </table:table-cell>
          <table:table-cell office:value-type="float" office:value="0.860999">
            <text:p>0,860999</text:p>
          </table:table-cell>
          <table:table-cell office:value-type="float" office:value="0.868372">
            <text:p>0,868372</text:p>
          </table:table-cell>
          <table:table-cell office:value-type="float" office:value="0.848225">
            <text:p>0,848225</text:p>
          </table:table-cell>
          <table:table-cell office:value-type="float" office:value="0.86662">
            <text:p>0,86662</text:p>
          </table:table-cell>
          <table:table-cell office:value-type="float" office:value="0.854491">
            <text:p>0,854491</text:p>
          </table:table-cell>
          <table:table-cell office:value-type="float" office:value="0.846975">
            <text:p>0,846975</text:p>
          </table:table-cell>
          <table:table-cell office:value-type="float" office:value="0.886039">
            <text:p>0,886039</text:p>
          </table:table-cell>
          <table:table-cell office:value-type="float" office:value="0.871155">
            <text:p>0,871155</text:p>
          </table:table-cell>
          <table:table-cell office:value-type="float" office:value="0.85226">
            <text:p>0,85226</text:p>
          </table:table-cell>
          <table:table-cell office:value-type="float" office:value="0.895003">
            <text:p>0,895003</text:p>
          </table:table-cell>
          <table:table-cell office:value-type="float" office:value="1.216085">
            <text:p>1,216085</text:p>
          </table:table-cell>
          <table:table-cell office:value-type="float" office:value="0.947576">
            <text:p>0,947576</text:p>
          </table:table-cell>
          <table:table-cell office:value-type="float" office:value="0.905811">
            <text:p>0,905811</text:p>
          </table:table-cell>
          <table:table-cell office:value-type="float" office:value="0.941433">
            <text:p>0,941433</text:p>
          </table:table-cell>
          <table:table-cell office:value-type="float" office:value="0.892644">
            <text:p>0,892644</text:p>
          </table:table-cell>
          <table:table-cell office:value-type="float" office:value="0.876717">
            <text:p>0,876717</text:p>
          </table:table-cell>
          <table:table-cell office:value-type="float" office:value="0.853969">
            <text:p>0,853969</text:p>
          </table:table-cell>
          <table:table-cell office:value-type="float" office:value="0.853985">
            <text:p>0,853985</text:p>
          </table:table-cell>
          <table:table-cell office:value-type="float" office:value="0.867132">
            <text:p>0,867132</text:p>
          </table:table-cell>
          <table:table-cell office:value-type="float" office:value="1.038028">
            <text:p>1,038028</text:p>
          </table:table-cell>
          <table:table-cell office:value-type="float" office:value="0.85631">
            <text:p>0,85631</text:p>
          </table:table-cell>
          <table:table-cell office:value-type="float" office:value="0.865552">
            <text:p>0,865552</text:p>
          </table:table-cell>
          <table:table-cell office:value-type="float" office:value="0.859132">
            <text:p>0,859132</text:p>
          </table:table-cell>
          <table:table-cell office:value-type="float" office:value="0.847752">
            <text:p>0,847752</text:p>
          </table:table-cell>
          <table:table-cell office:value-type="float" office:value="0.883562">
            <text:p>0,883562</text:p>
          </table:table-cell>
          <table:table-cell office:value-type="float" office:value="0.911267">
            <text:p>0,911267</text:p>
          </table:table-cell>
          <table:table-cell office:value-type="float" office:value="0.87616">
            <text:p>0,87616</text:p>
          </table:table-cell>
          <table:table-cell office:value-type="float" office:value="0.841005">
            <text:p>0,841005</text:p>
          </table:table-cell>
          <table:table-cell office:value-type="float" office:value="0.867791">
            <text:p>0,867791</text:p>
          </table:table-cell>
          <table:table-cell office:value-type="float" office:value="0.864778">
            <text:p>0,864778</text:p>
          </table:table-cell>
          <table:table-cell office:value-type="float" office:value="0.864946">
            <text:p>0,864946</text:p>
          </table:table-cell>
        </table:table-row>
        <table:table-row table:style-name="ro1">
          <table:table-cell office:value-type="string">
            <text:p>Neuron 1 Epochs time</text:p>
          </table:table-cell>
          <table:table-cell office:value-type="float" office:value="0.981245">
            <text:p>0,981245</text:p>
          </table:table-cell>
          <table:table-cell office:value-type="float" office:value="0.855851">
            <text:p>0,855851</text:p>
          </table:table-cell>
          <table:table-cell office:value-type="float" office:value="0.884865">
            <text:p>0,884865</text:p>
          </table:table-cell>
          <table:table-cell office:value-type="float" office:value="0.864882">
            <text:p>0,864882</text:p>
          </table:table-cell>
          <table:table-cell office:value-type="float" office:value="0.864248">
            <text:p>0,864248</text:p>
          </table:table-cell>
          <table:table-cell office:value-type="float" office:value="0.852403">
            <text:p>0,852403</text:p>
          </table:table-cell>
          <table:table-cell office:value-type="float" office:value="0.878997">
            <text:p>0,878997</text:p>
          </table:table-cell>
          <table:table-cell office:value-type="float" office:value="0.878798">
            <text:p>0,878798</text:p>
          </table:table-cell>
          <table:table-cell office:value-type="float" office:value="0.86919">
            <text:p>0,86919</text:p>
          </table:table-cell>
          <table:table-cell office:value-type="float" office:value="0.87496">
            <text:p>0,87496</text:p>
          </table:table-cell>
          <table:table-cell office:value-type="float" office:value="0.873963">
            <text:p>0,873963</text:p>
          </table:table-cell>
          <table:table-cell office:value-type="float" office:value="0.863379">
            <text:p>0,863379</text:p>
          </table:table-cell>
          <table:table-cell office:value-type="float" office:value="0.851312">
            <text:p>0,851312</text:p>
          </table:table-cell>
          <table:table-cell office:value-type="float" office:value="0.861795">
            <text:p>0,861795</text:p>
          </table:table-cell>
          <table:table-cell office:value-type="float" office:value="0.876053">
            <text:p>0,876053</text:p>
          </table:table-cell>
          <table:table-cell office:value-type="float" office:value="0.883094">
            <text:p>0,883094</text:p>
          </table:table-cell>
          <table:table-cell office:value-type="float" office:value="0.867293">
            <text:p>0,867293</text:p>
          </table:table-cell>
          <table:table-cell office:value-type="float" office:value="0.847711">
            <text:p>0,847711</text:p>
          </table:table-cell>
          <table:table-cell office:value-type="float" office:value="0.866973">
            <text:p>0,866973</text:p>
          </table:table-cell>
          <table:table-cell office:value-type="float" office:value="0.871439">
            <text:p>0,871439</text:p>
          </table:table-cell>
          <table:table-cell office:value-type="float" office:value="0.856543">
            <text:p>0,856543</text:p>
          </table:table-cell>
          <table:table-cell office:value-type="float" office:value="0.871132">
            <text:p>0,871132</text:p>
          </table:table-cell>
          <table:table-cell office:value-type="float" office:value="0.855679">
            <text:p>0,855679</text:p>
          </table:table-cell>
          <table:table-cell office:value-type="float" office:value="0.857024">
            <text:p>0,857024</text:p>
          </table:table-cell>
          <table:table-cell office:value-type="float" office:value="0.857495">
            <text:p>0,857495</text:p>
          </table:table-cell>
          <table:table-cell office:value-type="float" office:value="0.859137">
            <text:p>0,859137</text:p>
          </table:table-cell>
          <table:table-cell office:value-type="float" office:value="0.869481">
            <text:p>0,869481</text:p>
          </table:table-cell>
          <table:table-cell office:value-type="float" office:value="0.857533">
            <text:p>0,857533</text:p>
          </table:table-cell>
          <table:table-cell office:value-type="float" office:value="0.86134">
            <text:p>0,86134</text:p>
          </table:table-cell>
          <table:table-cell office:value-type="float" office:value="0.856265">
            <text:p>0,856265</text:p>
          </table:table-cell>
          <table:table-cell office:value-type="float" office:value="0.864212">
            <text:p>0,864212</text:p>
          </table:table-cell>
          <table:table-cell office:value-type="float" office:value="0.883847">
            <text:p>0,883847</text:p>
          </table:table-cell>
          <table:table-cell office:value-type="float" office:value="0.881485">
            <text:p>0,881485</text:p>
          </table:table-cell>
          <table:table-cell office:value-type="float" office:value="0.860616">
            <text:p>0,860616</text:p>
          </table:table-cell>
          <table:table-cell office:value-type="float" office:value="0.86988">
            <text:p>0,86988</text:p>
          </table:table-cell>
          <table:table-cell office:value-type="float" office:value="0.864396">
            <text:p>0,864396</text:p>
          </table:table-cell>
          <table:table-cell office:value-type="float" office:value="0.864493">
            <text:p>0,864493</text:p>
          </table:table-cell>
          <table:table-cell office:value-type="float" office:value="0.860559">
            <text:p>0,860559</text:p>
          </table:table-cell>
          <table:table-cell office:value-type="float" office:value="0.889279">
            <text:p>0,889279</text:p>
          </table:table-cell>
          <table:table-cell office:value-type="float" office:value="0.859408">
            <text:p>0,859408</text:p>
          </table:table-cell>
          <table:table-cell office:value-type="float" office:value="0.865676">
            <text:p>0,865676</text:p>
          </table:table-cell>
          <table:table-cell office:value-type="float" office:value="0.868415">
            <text:p>0,868415</text:p>
          </table:table-cell>
          <table:table-cell office:value-type="float" office:value="0.885916">
            <text:p>0,885916</text:p>
          </table:table-cell>
          <table:table-cell office:value-type="float" office:value="0.863145">
            <text:p>0,863145</text:p>
          </table:table-cell>
          <table:table-cell office:value-type="float" office:value="0.875335">
            <text:p>0,875335</text:p>
          </table:table-cell>
          <table:table-cell office:value-type="float" office:value="0.860923">
            <text:p>0,860923</text:p>
          </table:table-cell>
          <table:table-cell office:value-type="float" office:value="0.867102">
            <text:p>0,867102</text:p>
          </table:table-cell>
          <table:table-cell office:value-type="float" office:value="0.872267">
            <text:p>0,872267</text:p>
          </table:table-cell>
          <table:table-cell office:value-type="float" office:value="0.88014">
            <text:p>0,88014</text:p>
          </table:table-cell>
          <table:table-cell office:value-type="float" office:value="0.86015">
            <text:p>0,86015</text:p>
          </table:table-cell>
          <table:table-cell office:value-type="float" office:value="0.864132">
            <text:p>0,864132</text:p>
          </table:table-cell>
          <table:table-cell office:value-type="float" office:value="0.869511">
            <text:p>0,869511</text:p>
          </table:table-cell>
          <table:table-cell office:value-type="float" office:value="0.865556">
            <text:p>0,865556</text:p>
          </table:table-cell>
          <table:table-cell office:value-type="float" office:value="0.852199">
            <text:p>0,852199</text:p>
          </table:table-cell>
          <table:table-cell office:value-type="float" office:value="0.884499">
            <text:p>0,884499</text:p>
          </table:table-cell>
          <table:table-cell office:value-type="float" office:value="0.875072">
            <text:p>0,875072</text:p>
          </table:table-cell>
          <table:table-cell office:value-type="float" office:value="0.855664">
            <text:p>0,855664</text:p>
          </table:table-cell>
          <table:table-cell office:value-type="float" office:value="0.855772">
            <text:p>0,855772</text:p>
          </table:table-cell>
          <table:table-cell office:value-type="float" office:value="0.865508">
            <text:p>0,865508</text:p>
          </table:table-cell>
          <table:table-cell office:value-type="float" office:value="0.855408">
            <text:p>0,855408</text:p>
          </table:table-cell>
          <table:table-cell office:value-type="float" office:value="0.860537">
            <text:p>0,860537</text:p>
          </table:table-cell>
          <table:table-cell office:value-type="float" office:value="0.865828">
            <text:p>0,865828</text:p>
          </table:table-cell>
          <table:table-cell office:value-type="float" office:value="0.904934">
            <text:p>0,904934</text:p>
          </table:table-cell>
          <table:table-cell office:value-type="float" office:value="0.880247">
            <text:p>0,880247</text:p>
          </table:table-cell>
          <table:table-cell office:value-type="float" office:value="0.867525">
            <text:p>0,867525</text:p>
          </table:table-cell>
          <table:table-cell office:value-type="float" office:value="0.860523">
            <text:p>0,860523</text:p>
          </table:table-cell>
          <table:table-cell office:value-type="float" office:value="0.892838">
            <text:p>0,892838</text:p>
          </table:table-cell>
          <table:table-cell office:value-type="float" office:value="0.850594">
            <text:p>0,850594</text:p>
          </table:table-cell>
          <table:table-cell office:value-type="float" office:value="0.870112">
            <text:p>0,870112</text:p>
          </table:table-cell>
          <table:table-cell office:value-type="float" office:value="0.865255">
            <text:p>0,865255</text:p>
          </table:table-cell>
          <table:table-cell office:value-type="float" office:value="0.868877">
            <text:p>0,868877</text:p>
          </table:table-cell>
          <table:table-cell office:value-type="float" office:value="0.875146">
            <text:p>0,875146</text:p>
          </table:table-cell>
          <table:table-cell office:value-type="float" office:value="0.871966">
            <text:p>0,871966</text:p>
          </table:table-cell>
          <table:table-cell office:value-type="float" office:value="0.862073">
            <text:p>0,862073</text:p>
          </table:table-cell>
          <table:table-cell office:value-type="float" office:value="0.870635">
            <text:p>0,870635</text:p>
          </table:table-cell>
          <table:table-cell office:value-type="float" office:value="0.861236">
            <text:p>0,861236</text:p>
          </table:table-cell>
          <table:table-cell office:value-type="float" office:value="0.877491">
            <text:p>0,877491</text:p>
          </table:table-cell>
          <table:table-cell office:value-type="float" office:value="0.911535">
            <text:p>0,911535</text:p>
          </table:table-cell>
          <table:table-cell office:value-type="float" office:value="1.214032">
            <text:p>1,214032</text:p>
          </table:table-cell>
          <table:table-cell office:value-type="float" office:value="1.018461">
            <text:p>1,018461</text:p>
          </table:table-cell>
          <table:table-cell office:value-type="float" office:value="0.912805">
            <text:p>0,912805</text:p>
          </table:table-cell>
          <table:table-cell office:value-type="float" office:value="0.89836">
            <text:p>0,89836</text:p>
          </table:table-cell>
          <table:table-cell office:value-type="float" office:value="0.88156">
            <text:p>0,88156</text:p>
          </table:table-cell>
          <table:table-cell office:value-type="float" office:value="0.874857">
            <text:p>0,874857</text:p>
          </table:table-cell>
          <table:table-cell office:value-type="float" office:value="0.873136">
            <text:p>0,873136</text:p>
          </table:table-cell>
          <table:table-cell office:value-type="float" office:value="0.897964">
            <text:p>0,897964</text:p>
          </table:table-cell>
          <table:table-cell office:value-type="float" office:value="0.88276">
            <text:p>0,88276</text:p>
          </table:table-cell>
          <table:table-cell office:value-type="float" office:value="0.97318">
            <text:p>0,97318</text:p>
          </table:table-cell>
          <table:table-cell office:value-type="float" office:value="0.903071">
            <text:p>0,903071</text:p>
          </table:table-cell>
          <table:table-cell office:value-type="float" office:value="0.871658">
            <text:p>0,871658</text:p>
          </table:table-cell>
          <table:table-cell office:value-type="float" office:value="0.859222">
            <text:p>0,859222</text:p>
          </table:table-cell>
          <table:table-cell office:value-type="float" office:value="0.869483">
            <text:p>0,869483</text:p>
          </table:table-cell>
          <table:table-cell office:value-type="float" office:value="0.868301">
            <text:p>0,868301</text:p>
          </table:table-cell>
          <table:table-cell office:value-type="float" office:value="0.876825">
            <text:p>0,876825</text:p>
          </table:table-cell>
          <table:table-cell office:value-type="float" office:value="0.869488">
            <text:p>0,869488</text:p>
          </table:table-cell>
          <table:table-cell office:value-type="float" office:value="0.887257">
            <text:p>0,887257</text:p>
          </table:table-cell>
          <table:table-cell office:value-type="float" office:value="0.863327">
            <text:p>0,863327</text:p>
          </table:table-cell>
          <table:table-cell office:value-type="float" office:value="0.865752">
            <text:p>0,865752</text:p>
          </table:table-cell>
          <table:table-cell office:value-type="float" office:value="0.867361">
            <text:p>0,867361</text:p>
          </table:table-cell>
          <table:table-cell office:value-type="float" office:value="0.78163">
            <text:p>0,78163</text:p>
          </table:table-cell>
        </table:table-row>
        <table:table-row table:style-name="ro1">
          <table:table-cell office:value-type="string">
            <text:p>Neuron 2 Epochs time</text:p>
          </table:table-cell>
          <table:table-cell office:value-type="float" office:value="1.109267">
            <text:p>1,109267</text:p>
          </table:table-cell>
          <table:table-cell office:value-type="float" office:value="0.894484">
            <text:p>0,894484</text:p>
          </table:table-cell>
          <table:table-cell office:value-type="float" office:value="0.870206">
            <text:p>0,870206</text:p>
          </table:table-cell>
          <table:table-cell office:value-type="float" office:value="0.844978">
            <text:p>0,844978</text:p>
          </table:table-cell>
          <table:table-cell office:value-type="float" office:value="0.850939">
            <text:p>0,850939</text:p>
          </table:table-cell>
          <table:table-cell office:value-type="float" office:value="0.855498">
            <text:p>0,855498</text:p>
          </table:table-cell>
          <table:table-cell office:value-type="float" office:value="0.869585">
            <text:p>0,869585</text:p>
          </table:table-cell>
          <table:table-cell office:value-type="float" office:value="0.874241">
            <text:p>0,874241</text:p>
          </table:table-cell>
          <table:table-cell office:value-type="float" office:value="0.87011">
            <text:p>0,87011</text:p>
          </table:table-cell>
          <table:table-cell office:value-type="float" office:value="0.856298">
            <text:p>0,856298</text:p>
          </table:table-cell>
          <table:table-cell office:value-type="float" office:value="0.875604">
            <text:p>0,875604</text:p>
          </table:table-cell>
          <table:table-cell office:value-type="float" office:value="0.866031">
            <text:p>0,866031</text:p>
          </table:table-cell>
          <table:table-cell office:value-type="float" office:value="0.874703">
            <text:p>0,874703</text:p>
          </table:table-cell>
          <table:table-cell office:value-type="float" office:value="0.877564">
            <text:p>0,877564</text:p>
          </table:table-cell>
          <table:table-cell office:value-type="float" office:value="0.851932">
            <text:p>0,851932</text:p>
          </table:table-cell>
          <table:table-cell office:value-type="float" office:value="0.893718">
            <text:p>0,893718</text:p>
          </table:table-cell>
          <table:table-cell office:value-type="float" office:value="0.865671">
            <text:p>0,865671</text:p>
          </table:table-cell>
          <table:table-cell office:value-type="float" office:value="0.858751">
            <text:p>0,858751</text:p>
          </table:table-cell>
          <table:table-cell office:value-type="float" office:value="0.868727">
            <text:p>0,868727</text:p>
          </table:table-cell>
          <table:table-cell office:value-type="float" office:value="0.869359">
            <text:p>0,869359</text:p>
          </table:table-cell>
          <table:table-cell office:value-type="float" office:value="0.868909">
            <text:p>0,868909</text:p>
          </table:table-cell>
          <table:table-cell office:value-type="float" office:value="0.863315">
            <text:p>0,863315</text:p>
          </table:table-cell>
          <table:table-cell office:value-type="float" office:value="0.874846">
            <text:p>0,874846</text:p>
          </table:table-cell>
          <table:table-cell office:value-type="float" office:value="0.882861">
            <text:p>0,882861</text:p>
          </table:table-cell>
          <table:table-cell office:value-type="float" office:value="0.865542">
            <text:p>0,865542</text:p>
          </table:table-cell>
          <table:table-cell office:value-type="float" office:value="0.868237">
            <text:p>0,868237</text:p>
          </table:table-cell>
          <table:table-cell office:value-type="float" office:value="0.861887">
            <text:p>0,861887</text:p>
          </table:table-cell>
          <table:table-cell office:value-type="float" office:value="0.869289">
            <text:p>0,869289</text:p>
          </table:table-cell>
          <table:table-cell office:value-type="float" office:value="0.860931">
            <text:p>0,860931</text:p>
          </table:table-cell>
          <table:table-cell office:value-type="float" office:value="0.868381">
            <text:p>0,868381</text:p>
          </table:table-cell>
          <table:table-cell office:value-type="float" office:value="0.854326">
            <text:p>0,854326</text:p>
          </table:table-cell>
          <table:table-cell office:value-type="float" office:value="0.883409">
            <text:p>0,883409</text:p>
          </table:table-cell>
          <table:table-cell office:value-type="float" office:value="0.862387">
            <text:p>0,862387</text:p>
          </table:table-cell>
          <table:table-cell office:value-type="float" office:value="0.852795">
            <text:p>0,852795</text:p>
          </table:table-cell>
          <table:table-cell office:value-type="float" office:value="0.873584">
            <text:p>0,873584</text:p>
          </table:table-cell>
          <table:table-cell office:value-type="float" office:value="0.880841">
            <text:p>0,880841</text:p>
          </table:table-cell>
          <table:table-cell office:value-type="float" office:value="0.871959">
            <text:p>0,871959</text:p>
          </table:table-cell>
          <table:table-cell office:value-type="float" office:value="0.890729">
            <text:p>0,890729</text:p>
          </table:table-cell>
          <table:table-cell office:value-type="float" office:value="0.870201">
            <text:p>0,870201</text:p>
          </table:table-cell>
          <table:table-cell office:value-type="float" office:value="0.872071">
            <text:p>0,872071</text:p>
          </table:table-cell>
          <table:table-cell office:value-type="float" office:value="0.874732">
            <text:p>0,874732</text:p>
          </table:table-cell>
          <table:table-cell office:value-type="float" office:value="0.874923">
            <text:p>0,874923</text:p>
          </table:table-cell>
          <table:table-cell office:value-type="float" office:value="0.872814">
            <text:p>0,872814</text:p>
          </table:table-cell>
          <table:table-cell office:value-type="float" office:value="0.913087">
            <text:p>0,913087</text:p>
          </table:table-cell>
          <table:table-cell office:value-type="float" office:value="0.85833">
            <text:p>0,85833</text:p>
          </table:table-cell>
          <table:table-cell office:value-type="float" office:value="0.869483">
            <text:p>0,869483</text:p>
          </table:table-cell>
          <table:table-cell office:value-type="float" office:value="0.896251">
            <text:p>0,896251</text:p>
          </table:table-cell>
          <table:table-cell office:value-type="float" office:value="0.863735">
            <text:p>0,863735</text:p>
          </table:table-cell>
          <table:table-cell office:value-type="float" office:value="0.880266">
            <text:p>0,880266</text:p>
          </table:table-cell>
          <table:table-cell office:value-type="float" office:value="0.872754">
            <text:p>0,872754</text:p>
          </table:table-cell>
          <table:table-cell office:value-type="float" office:value="0.863917">
            <text:p>0,863917</text:p>
          </table:table-cell>
          <table:table-cell office:value-type="float" office:value="0.879881">
            <text:p>0,879881</text:p>
          </table:table-cell>
          <table:table-cell office:value-type="float" office:value="0.859986">
            <text:p>0,859986</text:p>
          </table:table-cell>
          <table:table-cell office:value-type="float" office:value="0.903547">
            <text:p>0,903547</text:p>
          </table:table-cell>
          <table:table-cell office:value-type="float" office:value="0.868015">
            <text:p>0,868015</text:p>
          </table:table-cell>
          <table:table-cell office:value-type="float" office:value="0.867508">
            <text:p>0,867508</text:p>
          </table:table-cell>
          <table:table-cell office:value-type="float" office:value="0.869279">
            <text:p>0,869279</text:p>
          </table:table-cell>
          <table:table-cell office:value-type="float" office:value="0.852878">
            <text:p>0,852878</text:p>
          </table:table-cell>
          <table:table-cell office:value-type="float" office:value="0.88848">
            <text:p>0,88848</text:p>
          </table:table-cell>
          <table:table-cell office:value-type="float" office:value="0.902486">
            <text:p>0,902486</text:p>
          </table:table-cell>
          <table:table-cell office:value-type="float" office:value="0.870516">
            <text:p>0,870516</text:p>
          </table:table-cell>
          <table:table-cell office:value-type="float" office:value="0.932419">
            <text:p>0,932419</text:p>
          </table:table-cell>
          <table:table-cell office:value-type="float" office:value="0.869185">
            <text:p>0,869185</text:p>
          </table:table-cell>
          <table:table-cell office:value-type="float" office:value="0.884389">
            <text:p>0,884389</text:p>
          </table:table-cell>
          <table:table-cell office:value-type="float" office:value="0.865037">
            <text:p>0,865037</text:p>
          </table:table-cell>
          <table:table-cell office:value-type="float" office:value="0.880124">
            <text:p>0,880124</text:p>
          </table:table-cell>
          <table:table-cell office:value-type="float" office:value="0.875468">
            <text:p>0,875468</text:p>
          </table:table-cell>
          <table:table-cell office:value-type="float" office:value="0.886003">
            <text:p>0,886003</text:p>
          </table:table-cell>
          <table:table-cell office:value-type="float" office:value="0.860105">
            <text:p>0,860105</text:p>
          </table:table-cell>
          <table:table-cell office:value-type="float" office:value="0.877746">
            <text:p>0,877746</text:p>
          </table:table-cell>
          <table:table-cell office:value-type="float" office:value="0.875183">
            <text:p>0,875183</text:p>
          </table:table-cell>
          <table:table-cell office:value-type="float" office:value="0.869766">
            <text:p>0,869766</text:p>
          </table:table-cell>
          <table:table-cell office:value-type="float" office:value="0.865825">
            <text:p>0,865825</text:p>
          </table:table-cell>
          <table:table-cell office:value-type="float" office:value="0.879343">
            <text:p>0,879343</text:p>
          </table:table-cell>
          <table:table-cell office:value-type="float" office:value="0.875449">
            <text:p>0,875449</text:p>
          </table:table-cell>
          <table:table-cell office:value-type="float" office:value="0.86318">
            <text:p>0,86318</text:p>
          </table:table-cell>
          <table:table-cell office:value-type="float" office:value="0.860005">
            <text:p>0,860005</text:p>
          </table:table-cell>
          <table:table-cell office:value-type="float" office:value="0.892961">
            <text:p>0,892961</text:p>
          </table:table-cell>
          <table:table-cell office:value-type="float" office:value="1.304566">
            <text:p>1,304566</text:p>
          </table:table-cell>
          <table:table-cell office:value-type="float" office:value="0.909491">
            <text:p>0,909491</text:p>
          </table:table-cell>
          <table:table-cell office:value-type="float" office:value="0.959951">
            <text:p>0,959951</text:p>
          </table:table-cell>
          <table:table-cell office:value-type="float" office:value="0.910119">
            <text:p>0,910119</text:p>
          </table:table-cell>
          <table:table-cell office:value-type="float" office:value="0.876123">
            <text:p>0,876123</text:p>
          </table:table-cell>
          <table:table-cell office:value-type="float" office:value="0.858243">
            <text:p>0,858243</text:p>
          </table:table-cell>
          <table:table-cell office:value-type="float" office:value="0.883833">
            <text:p>0,883833</text:p>
          </table:table-cell>
          <table:table-cell office:value-type="float" office:value="0.881181">
            <text:p>0,881181</text:p>
          </table:table-cell>
          <table:table-cell office:value-type="float" office:value="0.984335">
            <text:p>0,984335</text:p>
          </table:table-cell>
          <table:table-cell office:value-type="float" office:value="0.912932">
            <text:p>0,912932</text:p>
          </table:table-cell>
          <table:table-cell office:value-type="float" office:value="0.867517">
            <text:p>0,867517</text:p>
          </table:table-cell>
          <table:table-cell office:value-type="float" office:value="0.86763">
            <text:p>0,86763</text:p>
          </table:table-cell>
          <table:table-cell office:value-type="float" office:value="0.874285">
            <text:p>0,874285</text:p>
          </table:table-cell>
          <table:table-cell office:value-type="float" office:value="0.875044">
            <text:p>0,875044</text:p>
          </table:table-cell>
          <table:table-cell office:value-type="float" office:value="0.869396">
            <text:p>0,869396</text:p>
          </table:table-cell>
          <table:table-cell office:value-type="float" office:value="0.869603">
            <text:p>0,869603</text:p>
          </table:table-cell>
          <table:table-cell office:value-type="float" office:value="0.867426">
            <text:p>0,867426</text:p>
          </table:table-cell>
          <table:table-cell office:value-type="float" office:value="0.881612">
            <text:p>0,881612</text:p>
          </table:table-cell>
          <table:table-cell office:value-type="float" office:value="0.882377">
            <text:p>0,882377</text:p>
          </table:table-cell>
          <table:table-cell office:value-type="float" office:value="0.876272">
            <text:p>0,876272</text:p>
          </table:table-cell>
          <table:table-cell office:value-type="float" office:value="0.822518">
            <text:p>0,822518</text:p>
          </table:table-cell>
          <table:table-cell office:value-type="float" office:value="0.697108">
            <text:p>0,697108</text:p>
          </table:table-cell>
        </table:table-row>
        <table:table-row table:style-name="ro1">
          <table:table-cell office:value-type="string">
            <text:p>Neuron 3 Epochs time</text:p>
          </table:table-cell>
          <table:table-cell office:value-type="float" office:value="0.92742">
            <text:p>0,92742</text:p>
          </table:table-cell>
          <table:table-cell office:value-type="float" office:value="0.868502">
            <text:p>0,868502</text:p>
          </table:table-cell>
          <table:table-cell office:value-type="float" office:value="0.883455">
            <text:p>0,883455</text:p>
          </table:table-cell>
          <table:table-cell office:value-type="float" office:value="0.870019">
            <text:p>0,870019</text:p>
          </table:table-cell>
          <table:table-cell office:value-type="float" office:value="0.860195">
            <text:p>0,860195</text:p>
          </table:table-cell>
          <table:table-cell office:value-type="float" office:value="0.89237">
            <text:p>0,89237</text:p>
          </table:table-cell>
          <table:table-cell office:value-type="float" office:value="0.885172">
            <text:p>0,885172</text:p>
          </table:table-cell>
          <table:table-cell office:value-type="float" office:value="0.874996">
            <text:p>0,874996</text:p>
          </table:table-cell>
          <table:table-cell office:value-type="float" office:value="0.895413">
            <text:p>0,895413</text:p>
          </table:table-cell>
          <table:table-cell office:value-type="float" office:value="0.869118">
            <text:p>0,869118</text:p>
          </table:table-cell>
          <table:table-cell office:value-type="float" office:value="0.887627">
            <text:p>0,887627</text:p>
          </table:table-cell>
          <table:table-cell office:value-type="float" office:value="0.876689">
            <text:p>0,876689</text:p>
          </table:table-cell>
          <table:table-cell office:value-type="float" office:value="0.875405">
            <text:p>0,875405</text:p>
          </table:table-cell>
          <table:table-cell office:value-type="float" office:value="0.868645">
            <text:p>0,868645</text:p>
          </table:table-cell>
          <table:table-cell office:value-type="float" office:value="0.924975">
            <text:p>0,924975</text:p>
          </table:table-cell>
          <table:table-cell office:value-type="float" office:value="0.872784">
            <text:p>0,872784</text:p>
          </table:table-cell>
          <table:table-cell office:value-type="float" office:value="0.890588">
            <text:p>0,890588</text:p>
          </table:table-cell>
          <table:table-cell office:value-type="float" office:value="0.884907">
            <text:p>0,884907</text:p>
          </table:table-cell>
          <table:table-cell office:value-type="float" office:value="0.891133">
            <text:p>0,891133</text:p>
          </table:table-cell>
          <table:table-cell office:value-type="float" office:value="0.870518">
            <text:p>0,870518</text:p>
          </table:table-cell>
          <table:table-cell office:value-type="float" office:value="0.876717">
            <text:p>0,876717</text:p>
          </table:table-cell>
          <table:table-cell office:value-type="float" office:value="0.894362">
            <text:p>0,894362</text:p>
          </table:table-cell>
          <table:table-cell office:value-type="float" office:value="0.873654">
            <text:p>0,873654</text:p>
          </table:table-cell>
          <table:table-cell office:value-type="float" office:value="0.889918">
            <text:p>0,889918</text:p>
          </table:table-cell>
          <table:table-cell office:value-type="float" office:value="0.86185">
            <text:p>0,86185</text:p>
          </table:table-cell>
          <table:table-cell office:value-type="float" office:value="0.892873">
            <text:p>0,892873</text:p>
          </table:table-cell>
          <table:table-cell office:value-type="float" office:value="0.879308">
            <text:p>0,879308</text:p>
          </table:table-cell>
          <table:table-cell office:value-type="float" office:value="0.901562">
            <text:p>0,901562</text:p>
          </table:table-cell>
          <table:table-cell office:value-type="float" office:value="0.908891">
            <text:p>0,908891</text:p>
          </table:table-cell>
          <table:table-cell office:value-type="float" office:value="0.895656">
            <text:p>0,895656</text:p>
          </table:table-cell>
          <table:table-cell office:value-type="float" office:value="0.87658">
            <text:p>0,87658</text:p>
          </table:table-cell>
          <table:table-cell office:value-type="float" office:value="0.863957">
            <text:p>0,863957</text:p>
          </table:table-cell>
          <table:table-cell office:value-type="float" office:value="0.870576">
            <text:p>0,870576</text:p>
          </table:table-cell>
          <table:table-cell office:value-type="float" office:value="0.886236">
            <text:p>0,886236</text:p>
          </table:table-cell>
          <table:table-cell office:value-type="float" office:value="0.885688">
            <text:p>0,885688</text:p>
          </table:table-cell>
          <table:table-cell office:value-type="float" office:value="0.891643">
            <text:p>0,891643</text:p>
          </table:table-cell>
          <table:table-cell office:value-type="float" office:value="0.882717">
            <text:p>0,882717</text:p>
          </table:table-cell>
          <table:table-cell office:value-type="float" office:value="0.86648">
            <text:p>0,86648</text:p>
          </table:table-cell>
          <table:table-cell office:value-type="float" office:value="0.865574">
            <text:p>0,865574</text:p>
          </table:table-cell>
          <table:table-cell office:value-type="float" office:value="0.891704">
            <text:p>0,891704</text:p>
          </table:table-cell>
          <table:table-cell office:value-type="float" office:value="0.878808">
            <text:p>0,878808</text:p>
          </table:table-cell>
          <table:table-cell office:value-type="float" office:value="0.872754">
            <text:p>0,872754</text:p>
          </table:table-cell>
          <table:table-cell office:value-type="float" office:value="0.859049">
            <text:p>0,859049</text:p>
          </table:table-cell>
          <table:table-cell office:value-type="float" office:value="0.87112">
            <text:p>0,87112</text:p>
          </table:table-cell>
          <table:table-cell office:value-type="float" office:value="0.884916">
            <text:p>0,884916</text:p>
          </table:table-cell>
          <table:table-cell office:value-type="float" office:value="0.879009">
            <text:p>0,879009</text:p>
          </table:table-cell>
          <table:table-cell office:value-type="float" office:value="0.873472">
            <text:p>0,873472</text:p>
          </table:table-cell>
          <table:table-cell office:value-type="float" office:value="0.881852">
            <text:p>0,881852</text:p>
          </table:table-cell>
          <table:table-cell office:value-type="float" office:value="0.868329">
            <text:p>0,868329</text:p>
          </table:table-cell>
          <table:table-cell office:value-type="float" office:value="0.867175">
            <text:p>0,867175</text:p>
          </table:table-cell>
          <table:table-cell office:value-type="float" office:value="0.861249">
            <text:p>0,861249</text:p>
          </table:table-cell>
          <table:table-cell office:value-type="float" office:value="0.86853">
            <text:p>0,86853</text:p>
          </table:table-cell>
          <table:table-cell office:value-type="float" office:value="0.879611">
            <text:p>0,879611</text:p>
          </table:table-cell>
          <table:table-cell office:value-type="float" office:value="0.882851">
            <text:p>0,882851</text:p>
          </table:table-cell>
          <table:table-cell office:value-type="float" office:value="0.883121">
            <text:p>0,883121</text:p>
          </table:table-cell>
          <table:table-cell office:value-type="float" office:value="0.876304">
            <text:p>0,876304</text:p>
          </table:table-cell>
          <table:table-cell office:value-type="float" office:value="0.883386">
            <text:p>0,883386</text:p>
          </table:table-cell>
          <table:table-cell office:value-type="float" office:value="0.883961">
            <text:p>0,883961</text:p>
          </table:table-cell>
          <table:table-cell office:value-type="float" office:value="0.874506">
            <text:p>0,874506</text:p>
          </table:table-cell>
          <table:table-cell office:value-type="float" office:value="0.874929">
            <text:p>0,874929</text:p>
          </table:table-cell>
          <table:table-cell office:value-type="float" office:value="0.883084">
            <text:p>0,883084</text:p>
          </table:table-cell>
          <table:table-cell office:value-type="float" office:value="0.916488">
            <text:p>0,916488</text:p>
          </table:table-cell>
          <table:table-cell office:value-type="float" office:value="0.884953">
            <text:p>0,884953</text:p>
          </table:table-cell>
          <table:table-cell office:value-type="float" office:value="0.883547">
            <text:p>0,883547</text:p>
          </table:table-cell>
          <table:table-cell office:value-type="float" office:value="0.864095">
            <text:p>0,864095</text:p>
          </table:table-cell>
          <table:table-cell office:value-type="float" office:value="0.875723">
            <text:p>0,875723</text:p>
          </table:table-cell>
          <table:table-cell office:value-type="float" office:value="0.896001">
            <text:p>0,896001</text:p>
          </table:table-cell>
          <table:table-cell office:value-type="float" office:value="0.872215">
            <text:p>0,872215</text:p>
          </table:table-cell>
          <table:table-cell office:value-type="float" office:value="0.866357">
            <text:p>0,866357</text:p>
          </table:table-cell>
          <table:table-cell office:value-type="float" office:value="0.864394">
            <text:p>0,864394</text:p>
          </table:table-cell>
          <table:table-cell office:value-type="float" office:value="0.878968">
            <text:p>0,878968</text:p>
          </table:table-cell>
          <table:table-cell office:value-type="float" office:value="0.889504">
            <text:p>0,889504</text:p>
          </table:table-cell>
          <table:table-cell office:value-type="float" office:value="0.870443">
            <text:p>0,870443</text:p>
          </table:table-cell>
          <table:table-cell office:value-type="float" office:value="0.882722">
            <text:p>0,882722</text:p>
          </table:table-cell>
          <table:table-cell office:value-type="float" office:value="0.893987">
            <text:p>0,893987</text:p>
          </table:table-cell>
          <table:table-cell office:value-type="float" office:value="0.880216">
            <text:p>0,880216</text:p>
          </table:table-cell>
          <table:table-cell office:value-type="float" office:value="0.926272">
            <text:p>0,926272</text:p>
          </table:table-cell>
          <table:table-cell office:value-type="float" office:value="1.170776">
            <text:p>1,170776</text:p>
          </table:table-cell>
          <table:table-cell office:value-type="float" office:value="0.983952">
            <text:p>0,983952</text:p>
          </table:table-cell>
          <table:table-cell office:value-type="float" office:value="0.912863">
            <text:p>0,912863</text:p>
          </table:table-cell>
          <table:table-cell office:value-type="float" office:value="0.937876">
            <text:p>0,937876</text:p>
          </table:table-cell>
          <table:table-cell office:value-type="float" office:value="0.88979">
            <text:p>0,88979</text:p>
          </table:table-cell>
          <table:table-cell office:value-type="float" office:value="0.889421">
            <text:p>0,889421</text:p>
          </table:table-cell>
          <table:table-cell office:value-type="float" office:value="0.887559">
            <text:p>0,887559</text:p>
          </table:table-cell>
          <table:table-cell office:value-type="float" office:value="0.872706">
            <text:p>0,872706</text:p>
          </table:table-cell>
          <table:table-cell office:value-type="float" office:value="0.883231">
            <text:p>0,883231</text:p>
          </table:table-cell>
          <table:table-cell office:value-type="float" office:value="1.06881">
            <text:p>1,06881</text:p>
          </table:table-cell>
          <table:table-cell office:value-type="float" office:value="0.886287">
            <text:p>0,886287</text:p>
          </table:table-cell>
          <table:table-cell office:value-type="float" office:value="0.892116">
            <text:p>0,892116</text:p>
          </table:table-cell>
          <table:table-cell office:value-type="float" office:value="0.88851">
            <text:p>0,88851</text:p>
          </table:table-cell>
          <table:table-cell office:value-type="float" office:value="0.87724">
            <text:p>0,87724</text:p>
          </table:table-cell>
          <table:table-cell office:value-type="float" office:value="0.863065">
            <text:p>0,863065</text:p>
          </table:table-cell>
          <table:table-cell office:value-type="float" office:value="0.903122">
            <text:p>0,903122</text:p>
          </table:table-cell>
          <table:table-cell office:value-type="float" office:value="0.867981">
            <text:p>0,867981</text:p>
          </table:table-cell>
          <table:table-cell office:value-type="float" office:value="0.88772">
            <text:p>0,88772</text:p>
          </table:table-cell>
          <table:table-cell office:value-type="float" office:value="0.888092">
            <text:p>0,888092</text:p>
          </table:table-cell>
          <table:table-cell office:value-type="float" office:value="0.876082">
            <text:p>0,876082</text:p>
          </table:table-cell>
          <table:table-cell office:value-type="float" office:value="0.860252">
            <text:p>0,860252</text:p>
          </table:table-cell>
          <table:table-cell office:value-type="float" office:value="0.802795">
            <text:p>0,802795</text:p>
          </table:table-cell>
          <table:table-cell office:value-type="float" office:value="0.621073">
            <text:p>0,621073</text:p>
          </table:table-cell>
        </table:table-row>
        <table:table-row table:style-name="ro1">
          <table:table-cell office:value-type="string">
            <text:p>Neuron 4 Epochs time</text:p>
          </table:table-cell>
          <table:table-cell office:value-type="float" office:value="1.115479">
            <text:p>1,115479</text:p>
          </table:table-cell>
          <table:table-cell office:value-type="float" office:value="0.87992">
            <text:p>0,87992</text:p>
          </table:table-cell>
          <table:table-cell office:value-type="float" office:value="0.873701">
            <text:p>0,873701</text:p>
          </table:table-cell>
          <table:table-cell office:value-type="float" office:value="0.877368">
            <text:p>0,877368</text:p>
          </table:table-cell>
          <table:table-cell office:value-type="float" office:value="0.860528">
            <text:p>0,860528</text:p>
          </table:table-cell>
          <table:table-cell office:value-type="float" office:value="0.862595">
            <text:p>0,862595</text:p>
          </table:table-cell>
          <table:table-cell office:value-type="float" office:value="0.877655">
            <text:p>0,877655</text:p>
          </table:table-cell>
          <table:table-cell office:value-type="float" office:value="0.877221">
            <text:p>0,877221</text:p>
          </table:table-cell>
          <table:table-cell office:value-type="float" office:value="0.862858">
            <text:p>0,862858</text:p>
          </table:table-cell>
          <table:table-cell office:value-type="float" office:value="0.875099">
            <text:p>0,875099</text:p>
          </table:table-cell>
          <table:table-cell office:value-type="float" office:value="0.87304">
            <text:p>0,87304</text:p>
          </table:table-cell>
          <table:table-cell office:value-type="float" office:value="0.88445">
            <text:p>0,88445</text:p>
          </table:table-cell>
          <table:table-cell office:value-type="float" office:value="0.886253">
            <text:p>0,886253</text:p>
          </table:table-cell>
          <table:table-cell office:value-type="float" office:value="0.88854">
            <text:p>0,88854</text:p>
          </table:table-cell>
          <table:table-cell office:value-type="float" office:value="0.87616">
            <text:p>0,87616</text:p>
          </table:table-cell>
          <table:table-cell office:value-type="float" office:value="0.902534">
            <text:p>0,902534</text:p>
          </table:table-cell>
          <table:table-cell office:value-type="float" office:value="0.886774">
            <text:p>0,886774</text:p>
          </table:table-cell>
          <table:table-cell office:value-type="float" office:value="0.877792">
            <text:p>0,877792</text:p>
          </table:table-cell>
          <table:table-cell office:value-type="float" office:value="0.867289">
            <text:p>0,867289</text:p>
          </table:table-cell>
          <table:table-cell office:value-type="float" office:value="0.870651">
            <text:p>0,870651</text:p>
          </table:table-cell>
          <table:table-cell office:value-type="float" office:value="0.891689">
            <text:p>0,891689</text:p>
          </table:table-cell>
          <table:table-cell office:value-type="float" office:value="0.875635">
            <text:p>0,875635</text:p>
          </table:table-cell>
          <table:table-cell office:value-type="float" office:value="0.891667">
            <text:p>0,891667</text:p>
          </table:table-cell>
          <table:table-cell office:value-type="float" office:value="0.90636">
            <text:p>0,90636</text:p>
          </table:table-cell>
          <table:table-cell office:value-type="float" office:value="0.899677">
            <text:p>0,899677</text:p>
          </table:table-cell>
          <table:table-cell office:value-type="float" office:value="0.885074">
            <text:p>0,885074</text:p>
          </table:table-cell>
          <table:table-cell office:value-type="float" office:value="0.897493">
            <text:p>0,897493</text:p>
          </table:table-cell>
          <table:table-cell office:value-type="float" office:value="0.866445">
            <text:p>0,866445</text:p>
          </table:table-cell>
          <table:table-cell office:value-type="float" office:value="0.872389">
            <text:p>0,872389</text:p>
          </table:table-cell>
          <table:table-cell office:value-type="float" office:value="0.871789">
            <text:p>0,871789</text:p>
          </table:table-cell>
          <table:table-cell office:value-type="float" office:value="0.867001">
            <text:p>0,867001</text:p>
          </table:table-cell>
          <table:table-cell office:value-type="float" office:value="0.87987">
            <text:p>0,87987</text:p>
          </table:table-cell>
          <table:table-cell office:value-type="float" office:value="0.873266">
            <text:p>0,873266</text:p>
          </table:table-cell>
          <table:table-cell office:value-type="float" office:value="0.875701">
            <text:p>0,875701</text:p>
          </table:table-cell>
          <table:table-cell office:value-type="float" office:value="0.90191">
            <text:p>0,90191</text:p>
          </table:table-cell>
          <table:table-cell office:value-type="float" office:value="0.889316">
            <text:p>0,889316</text:p>
          </table:table-cell>
          <table:table-cell office:value-type="float" office:value="0.877862">
            <text:p>0,877862</text:p>
          </table:table-cell>
          <table:table-cell office:value-type="float" office:value="0.880892">
            <text:p>0,880892</text:p>
          </table:table-cell>
          <table:table-cell office:value-type="float" office:value="0.880449">
            <text:p>0,880449</text:p>
          </table:table-cell>
          <table:table-cell office:value-type="float" office:value="0.867458">
            <text:p>0,867458</text:p>
          </table:table-cell>
          <table:table-cell office:value-type="float" office:value="0.87976">
            <text:p>0,87976</text:p>
          </table:table-cell>
          <table:table-cell office:value-type="float" office:value="0.884596">
            <text:p>0,884596</text:p>
          </table:table-cell>
          <table:table-cell office:value-type="float" office:value="0.874985">
            <text:p>0,874985</text:p>
          </table:table-cell>
          <table:table-cell office:value-type="float" office:value="0.880512">
            <text:p>0,880512</text:p>
          </table:table-cell>
          <table:table-cell office:value-type="float" office:value="0.893262">
            <text:p>0,893262</text:p>
          </table:table-cell>
          <table:table-cell office:value-type="float" office:value="0.867484">
            <text:p>0,867484</text:p>
          </table:table-cell>
          <table:table-cell office:value-type="float" office:value="0.88085">
            <text:p>0,88085</text:p>
          </table:table-cell>
          <table:table-cell office:value-type="float" office:value="0.870381">
            <text:p>0,870381</text:p>
          </table:table-cell>
          <table:table-cell office:value-type="float" office:value="0.891475">
            <text:p>0,891475</text:p>
          </table:table-cell>
          <table:table-cell office:value-type="float" office:value="0.881086">
            <text:p>0,881086</text:p>
          </table:table-cell>
          <table:table-cell office:value-type="float" office:value="0.863131">
            <text:p>0,863131</text:p>
          </table:table-cell>
          <table:table-cell office:value-type="float" office:value="0.875242">
            <text:p>0,875242</text:p>
          </table:table-cell>
          <table:table-cell office:value-type="float" office:value="0.873623">
            <text:p>0,873623</text:p>
          </table:table-cell>
          <table:table-cell office:value-type="float" office:value="0.868967">
            <text:p>0,868967</text:p>
          </table:table-cell>
          <table:table-cell office:value-type="float" office:value="0.88223">
            <text:p>0,88223</text:p>
          </table:table-cell>
          <table:table-cell office:value-type="float" office:value="0.869848">
            <text:p>0,869848</text:p>
          </table:table-cell>
          <table:table-cell office:value-type="float" office:value="0.870875">
            <text:p>0,870875</text:p>
          </table:table-cell>
          <table:table-cell office:value-type="float" office:value="0.900123">
            <text:p>0,900123</text:p>
          </table:table-cell>
          <table:table-cell office:value-type="float" office:value="0.875303">
            <text:p>0,875303</text:p>
          </table:table-cell>
          <table:table-cell office:value-type="float" office:value="0.90525">
            <text:p>0,90525</text:p>
          </table:table-cell>
          <table:table-cell office:value-type="float" office:value="0.890173">
            <text:p>0,890173</text:p>
          </table:table-cell>
          <table:table-cell office:value-type="float" office:value="0.922446">
            <text:p>0,922446</text:p>
          </table:table-cell>
          <table:table-cell office:value-type="float" office:value="0.879408">
            <text:p>0,879408</text:p>
          </table:table-cell>
          <table:table-cell office:value-type="float" office:value="0.869344">
            <text:p>0,869344</text:p>
          </table:table-cell>
          <table:table-cell office:value-type="float" office:value="0.880502">
            <text:p>0,880502</text:p>
          </table:table-cell>
          <table:table-cell office:value-type="float" office:value="0.892728">
            <text:p>0,892728</text:p>
          </table:table-cell>
          <table:table-cell office:value-type="float" office:value="0.880584">
            <text:p>0,880584</text:p>
          </table:table-cell>
          <table:table-cell office:value-type="float" office:value="0.886137">
            <text:p>0,886137</text:p>
          </table:table-cell>
          <table:table-cell office:value-type="float" office:value="0.885169">
            <text:p>0,885169</text:p>
          </table:table-cell>
          <table:table-cell office:value-type="float" office:value="0.862633">
            <text:p>0,862633</text:p>
          </table:table-cell>
          <table:table-cell office:value-type="float" office:value="0.879914">
            <text:p>0,879914</text:p>
          </table:table-cell>
          <table:table-cell office:value-type="float" office:value="0.884383">
            <text:p>0,884383</text:p>
          </table:table-cell>
          <table:table-cell office:value-type="float" office:value="0.898195">
            <text:p>0,898195</text:p>
          </table:table-cell>
          <table:table-cell office:value-type="float" office:value="0.899892">
            <text:p>0,899892</text:p>
          </table:table-cell>
          <table:table-cell office:value-type="float" office:value="0.879796">
            <text:p>0,879796</text:p>
          </table:table-cell>
          <table:table-cell office:value-type="float" office:value="0.876115">
            <text:p>0,876115</text:p>
          </table:table-cell>
          <table:table-cell office:value-type="float" office:value="0.901809">
            <text:p>0,901809</text:p>
          </table:table-cell>
          <table:table-cell office:value-type="float" office:value="1.291886">
            <text:p>1,291886</text:p>
          </table:table-cell>
          <table:table-cell office:value-type="float" office:value="0.954387">
            <text:p>0,954387</text:p>
          </table:table-cell>
          <table:table-cell office:value-type="float" office:value="0.924718">
            <text:p>0,924718</text:p>
          </table:table-cell>
          <table:table-cell office:value-type="float" office:value="0.983395">
            <text:p>0,983395</text:p>
          </table:table-cell>
          <table:table-cell office:value-type="float" office:value="0.909154">
            <text:p>0,909154</text:p>
          </table:table-cell>
          <table:table-cell office:value-type="float" office:value="0.877792">
            <text:p>0,877792</text:p>
          </table:table-cell>
          <table:table-cell office:value-type="float" office:value="0.881749">
            <text:p>0,881749</text:p>
          </table:table-cell>
          <table:table-cell office:value-type="float" office:value="0.883751">
            <text:p>0,883751</text:p>
          </table:table-cell>
          <table:table-cell office:value-type="float" office:value="0.950259">
            <text:p>0,950259</text:p>
          </table:table-cell>
          <table:table-cell office:value-type="float" office:value="1.014735">
            <text:p>1,014735</text:p>
          </table:table-cell>
          <table:table-cell office:value-type="float" office:value="0.89755">
            <text:p>0,89755</text:p>
          </table:table-cell>
          <table:table-cell office:value-type="float" office:value="0.86389">
            <text:p>0,86389</text:p>
          </table:table-cell>
          <table:table-cell office:value-type="float" office:value="0.891158">
            <text:p>0,891158</text:p>
          </table:table-cell>
          <table:table-cell office:value-type="float" office:value="0.869523">
            <text:p>0,869523</text:p>
          </table:table-cell>
          <table:table-cell office:value-type="float" office:value="0.869424">
            <text:p>0,869424</text:p>
          </table:table-cell>
          <table:table-cell office:value-type="float" office:value="0.887124">
            <text:p>0,887124</text:p>
          </table:table-cell>
          <table:table-cell office:value-type="float" office:value="0.887467">
            <text:p>0,887467</text:p>
          </table:table-cell>
          <table:table-cell office:value-type="float" office:value="0.881086">
            <text:p>0,881086</text:p>
          </table:table-cell>
          <table:table-cell office:value-type="float" office:value="0.88474">
            <text:p>0,88474</text:p>
          </table:table-cell>
          <table:table-cell office:value-type="float" office:value="0.882494">
            <text:p>0,882494</text:p>
          </table:table-cell>
          <table:table-cell office:value-type="float" office:value="0.836305">
            <text:p>0,836305</text:p>
          </table:table-cell>
          <table:table-cell office:value-type="float" office:value="0.697576">
            <text:p>0,697576</text:p>
          </table:table-cell>
          <table:table-cell office:value-type="float" office:value="0.58153">
            <text:p>0,58153</text:p>
          </table:table-cell>
        </table:table-row>
        <table:table-row table:style-name="ro1">
          <table:table-cell office:value-type="string">
            <text:p>Neuron 5 Epochs time</text:p>
          </table:table-cell>
          <table:table-cell office:value-type="float" office:value="1.005267">
            <text:p>1,005267</text:p>
          </table:table-cell>
          <table:table-cell office:value-type="float" office:value="0.891358">
            <text:p>0,891358</text:p>
          </table:table-cell>
          <table:table-cell office:value-type="float" office:value="0.904246">
            <text:p>0,904246</text:p>
          </table:table-cell>
          <table:table-cell office:value-type="float" office:value="0.87906">
            <text:p>0,87906</text:p>
          </table:table-cell>
          <table:table-cell office:value-type="float" office:value="0.880405">
            <text:p>0,880405</text:p>
          </table:table-cell>
          <table:table-cell office:value-type="float" office:value="0.883771">
            <text:p>0,883771</text:p>
          </table:table-cell>
          <table:table-cell office:value-type="float" office:value="0.903415">
            <text:p>0,903415</text:p>
          </table:table-cell>
          <table:table-cell office:value-type="float" office:value="0.881612">
            <text:p>0,881612</text:p>
          </table:table-cell>
          <table:table-cell office:value-type="float" office:value="0.883081">
            <text:p>0,883081</text:p>
          </table:table-cell>
          <table:table-cell office:value-type="float" office:value="0.891493">
            <text:p>0,891493</text:p>
          </table:table-cell>
          <table:table-cell office:value-type="float" office:value="0.86608">
            <text:p>0,86608</text:p>
          </table:table-cell>
          <table:table-cell office:value-type="float" office:value="0.872739">
            <text:p>0,872739</text:p>
          </table:table-cell>
          <table:table-cell office:value-type="float" office:value="0.921039">
            <text:p>0,921039</text:p>
          </table:table-cell>
          <table:table-cell office:value-type="float" office:value="0.8767">
            <text:p>0,8767</text:p>
          </table:table-cell>
          <table:table-cell office:value-type="float" office:value="0.877061">
            <text:p>0,877061</text:p>
          </table:table-cell>
          <table:table-cell office:value-type="float" office:value="0.867064">
            <text:p>0,867064</text:p>
          </table:table-cell>
          <table:table-cell office:value-type="float" office:value="0.874268">
            <text:p>0,874268</text:p>
          </table:table-cell>
          <table:table-cell office:value-type="float" office:value="0.884757">
            <text:p>0,884757</text:p>
          </table:table-cell>
          <table:table-cell office:value-type="float" office:value="0.865338">
            <text:p>0,865338</text:p>
          </table:table-cell>
          <table:table-cell office:value-type="float" office:value="0.892499">
            <text:p>0,892499</text:p>
          </table:table-cell>
          <table:table-cell office:value-type="float" office:value="0.87391">
            <text:p>0,87391</text:p>
          </table:table-cell>
          <table:table-cell office:value-type="float" office:value="0.86817">
            <text:p>0,86817</text:p>
          </table:table-cell>
          <table:table-cell office:value-type="float" office:value="0.86495">
            <text:p>0,86495</text:p>
          </table:table-cell>
          <table:table-cell office:value-type="float" office:value="0.874544">
            <text:p>0,874544</text:p>
          </table:table-cell>
          <table:table-cell office:value-type="float" office:value="0.892993">
            <text:p>0,892993</text:p>
          </table:table-cell>
          <table:table-cell office:value-type="float" office:value="0.900605">
            <text:p>0,900605</text:p>
          </table:table-cell>
          <table:table-cell office:value-type="float" office:value="0.867193">
            <text:p>0,867193</text:p>
          </table:table-cell>
          <table:table-cell office:value-type="float" office:value="0.868008">
            <text:p>0,868008</text:p>
          </table:table-cell>
          <table:table-cell office:value-type="float" office:value="0.878743">
            <text:p>0,878743</text:p>
          </table:table-cell>
          <table:table-cell office:value-type="float" office:value="0.87954">
            <text:p>0,87954</text:p>
          </table:table-cell>
          <table:table-cell office:value-type="float" office:value="0.877607">
            <text:p>0,877607</text:p>
          </table:table-cell>
          <table:table-cell office:value-type="float" office:value="0.868235">
            <text:p>0,868235</text:p>
          </table:table-cell>
          <table:table-cell office:value-type="float" office:value="0.896991">
            <text:p>0,896991</text:p>
          </table:table-cell>
          <table:table-cell office:value-type="float" office:value="0.886665">
            <text:p>0,886665</text:p>
          </table:table-cell>
          <table:table-cell office:value-type="float" office:value="0.889611">
            <text:p>0,889611</text:p>
          </table:table-cell>
          <table:table-cell office:value-type="float" office:value="0.882816">
            <text:p>0,882816</text:p>
          </table:table-cell>
          <table:table-cell office:value-type="float" office:value="0.878004">
            <text:p>0,878004</text:p>
          </table:table-cell>
          <table:table-cell office:value-type="float" office:value="0.888033">
            <text:p>0,888033</text:p>
          </table:table-cell>
          <table:table-cell office:value-type="float" office:value="0.89182">
            <text:p>0,89182</text:p>
          </table:table-cell>
          <table:table-cell office:value-type="float" office:value="0.870016">
            <text:p>0,870016</text:p>
          </table:table-cell>
          <table:table-cell office:value-type="float" office:value="0.882069">
            <text:p>0,882069</text:p>
          </table:table-cell>
          <table:table-cell office:value-type="float" office:value="0.885871">
            <text:p>0,885871</text:p>
          </table:table-cell>
          <table:table-cell office:value-type="float" office:value="0.877518">
            <text:p>0,877518</text:p>
          </table:table-cell>
          <table:table-cell office:value-type="float" office:value="0.879829">
            <text:p>0,879829</text:p>
          </table:table-cell>
          <table:table-cell office:value-type="float" office:value="0.871952">
            <text:p>0,871952</text:p>
          </table:table-cell>
          <table:table-cell office:value-type="float" office:value="0.89">
            <text:p>0,89</text:p>
          </table:table-cell>
          <table:table-cell office:value-type="float" office:value="0.877231">
            <text:p>0,877231</text:p>
          </table:table-cell>
          <table:table-cell office:value-type="float" office:value="0.881549">
            <text:p>0,881549</text:p>
          </table:table-cell>
          <table:table-cell office:value-type="float" office:value="0.885071">
            <text:p>0,885071</text:p>
          </table:table-cell>
          <table:table-cell office:value-type="float" office:value="0.888809">
            <text:p>0,888809</text:p>
          </table:table-cell>
          <table:table-cell office:value-type="float" office:value="0.895371">
            <text:p>0,895371</text:p>
          </table:table-cell>
          <table:table-cell office:value-type="float" office:value="0.887017">
            <text:p>0,887017</text:p>
          </table:table-cell>
          <table:table-cell office:value-type="float" office:value="0.866442">
            <text:p>0,866442</text:p>
          </table:table-cell>
          <table:table-cell office:value-type="float" office:value="0.876044">
            <text:p>0,876044</text:p>
          </table:table-cell>
          <table:table-cell office:value-type="float" office:value="0.876867">
            <text:p>0,876867</text:p>
          </table:table-cell>
          <table:table-cell office:value-type="float" office:value="0.885817">
            <text:p>0,885817</text:p>
          </table:table-cell>
          <table:table-cell office:value-type="float" office:value="0.885018">
            <text:p>0,885018</text:p>
          </table:table-cell>
          <table:table-cell office:value-type="float" office:value="0.865537">
            <text:p>0,865537</text:p>
          </table:table-cell>
          <table:table-cell office:value-type="float" office:value="0.880131">
            <text:p>0,880131</text:p>
          </table:table-cell>
          <table:table-cell office:value-type="float" office:value="0.894813">
            <text:p>0,894813</text:p>
          </table:table-cell>
          <table:table-cell office:value-type="float" office:value="0.864127">
            <text:p>0,864127</text:p>
          </table:table-cell>
          <table:table-cell office:value-type="float" office:value="0.915524">
            <text:p>0,915524</text:p>
          </table:table-cell>
          <table:table-cell office:value-type="float" office:value="0.890939">
            <text:p>0,890939</text:p>
          </table:table-cell>
          <table:table-cell office:value-type="float" office:value="0.894297">
            <text:p>0,894297</text:p>
          </table:table-cell>
          <table:table-cell office:value-type="float" office:value="0.887273">
            <text:p>0,887273</text:p>
          </table:table-cell>
          <table:table-cell office:value-type="float" office:value="0.876981">
            <text:p>0,876981</text:p>
          </table:table-cell>
          <table:table-cell office:value-type="float" office:value="0.874124">
            <text:p>0,874124</text:p>
          </table:table-cell>
          <table:table-cell office:value-type="float" office:value="0.876348">
            <text:p>0,876348</text:p>
          </table:table-cell>
          <table:table-cell office:value-type="float" office:value="0.882317">
            <text:p>0,882317</text:p>
          </table:table-cell>
          <table:table-cell office:value-type="float" office:value="0.890386">
            <text:p>0,890386</text:p>
          </table:table-cell>
          <table:table-cell office:value-type="float" office:value="0.87043">
            <text:p>0,87043</text:p>
          </table:table-cell>
          <table:table-cell office:value-type="float" office:value="0.88306">
            <text:p>0,88306</text:p>
          </table:table-cell>
          <table:table-cell office:value-type="float" office:value="0.873363">
            <text:p>0,873363</text:p>
          </table:table-cell>
          <table:table-cell office:value-type="float" office:value="0.895959">
            <text:p>0,895959</text:p>
          </table:table-cell>
          <table:table-cell office:value-type="float" office:value="0.882561">
            <text:p>0,882561</text:p>
          </table:table-cell>
          <table:table-cell office:value-type="float" office:value="0.873717">
            <text:p>0,873717</text:p>
          </table:table-cell>
          <table:table-cell office:value-type="float" office:value="0.932734">
            <text:p>0,932734</text:p>
          </table:table-cell>
          <table:table-cell office:value-type="float" office:value="1.281807">
            <text:p>1,281807</text:p>
          </table:table-cell>
          <table:table-cell office:value-type="float" office:value="0.902382">
            <text:p>0,902382</text:p>
          </table:table-cell>
          <table:table-cell office:value-type="float" office:value="0.956624">
            <text:p>0,956624</text:p>
          </table:table-cell>
          <table:table-cell office:value-type="float" office:value="0.947103">
            <text:p>0,947103</text:p>
          </table:table-cell>
          <table:table-cell office:value-type="float" office:value="0.891663">
            <text:p>0,891663</text:p>
          </table:table-cell>
          <table:table-cell office:value-type="float" office:value="0.883151">
            <text:p>0,883151</text:p>
          </table:table-cell>
          <table:table-cell office:value-type="float" office:value="0.88789">
            <text:p>0,88789</text:p>
          </table:table-cell>
          <table:table-cell office:value-type="float" office:value="0.872693">
            <text:p>0,872693</text:p>
          </table:table-cell>
          <table:table-cell office:value-type="float" office:value="0.948188">
            <text:p>0,948188</text:p>
          </table:table-cell>
          <table:table-cell office:value-type="float" office:value="1.009345">
            <text:p>1,009345</text:p>
          </table:table-cell>
          <table:table-cell office:value-type="float" office:value="0.890609">
            <text:p>0,890609</text:p>
          </table:table-cell>
          <table:table-cell office:value-type="float" office:value="0.906881">
            <text:p>0,906881</text:p>
          </table:table-cell>
          <table:table-cell office:value-type="float" office:value="0.886595">
            <text:p>0,886595</text:p>
          </table:table-cell>
          <table:table-cell office:value-type="float" office:value="0.902322">
            <text:p>0,902322</text:p>
          </table:table-cell>
          <table:table-cell office:value-type="float" office:value="0.876182">
            <text:p>0,876182</text:p>
          </table:table-cell>
          <table:table-cell office:value-type="float" office:value="0.901635">
            <text:p>0,901635</text:p>
          </table:table-cell>
          <table:table-cell office:value-type="float" office:value="0.886695">
            <text:p>0,886695</text:p>
          </table:table-cell>
          <table:table-cell office:value-type="float" office:value="0.891853">
            <text:p>0,891853</text:p>
          </table:table-cell>
          <table:table-cell office:value-type="float" office:value="0.868255">
            <text:p>0,868255</text:p>
          </table:table-cell>
          <table:table-cell office:value-type="float" office:value="0.876064">
            <text:p>0,876064</text:p>
          </table:table-cell>
          <table:table-cell office:value-type="float" office:value="0.816827">
            <text:p>0,816827</text:p>
          </table:table-cell>
          <table:table-cell office:value-type="float" office:value="0.718095">
            <text:p>0,718095</text:p>
          </table:table-cell>
          <table:table-cell office:value-type="float" office:value="0.61349">
            <text:p>0,61349</text:p>
          </table:table-cell>
        </table:table-row>
        <table:table-row table:style-name="ro1">
          <table:table-cell office:value-type="string">
            <text:p>Neuron 6 Epochs time</text:p>
          </table:table-cell>
          <table:table-cell office:value-type="float" office:value="1.064084">
            <text:p>1,064084</text:p>
          </table:table-cell>
          <table:table-cell office:value-type="float" office:value="0.880233">
            <text:p>0,880233</text:p>
          </table:table-cell>
          <table:table-cell office:value-type="float" office:value="0.88394">
            <text:p>0,88394</text:p>
          </table:table-cell>
          <table:table-cell office:value-type="float" office:value="0.941113">
            <text:p>0,941113</text:p>
          </table:table-cell>
          <table:table-cell office:value-type="float" office:value="0.897701">
            <text:p>0,897701</text:p>
          </table:table-cell>
          <table:table-cell office:value-type="float" office:value="0.87792">
            <text:p>0,87792</text:p>
          </table:table-cell>
          <table:table-cell office:value-type="float" office:value="0.887182">
            <text:p>0,887182</text:p>
          </table:table-cell>
          <table:table-cell office:value-type="float" office:value="0.877242">
            <text:p>0,877242</text:p>
          </table:table-cell>
          <table:table-cell office:value-type="float" office:value="0.886939">
            <text:p>0,886939</text:p>
          </table:table-cell>
          <table:table-cell office:value-type="float" office:value="0.886989">
            <text:p>0,886989</text:p>
          </table:table-cell>
          <table:table-cell office:value-type="float" office:value="0.87283">
            <text:p>0,87283</text:p>
          </table:table-cell>
          <table:table-cell office:value-type="float" office:value="0.863291">
            <text:p>0,863291</text:p>
          </table:table-cell>
          <table:table-cell office:value-type="float" office:value="0.887701">
            <text:p>0,887701</text:p>
          </table:table-cell>
          <table:table-cell office:value-type="float" office:value="0.875787">
            <text:p>0,875787</text:p>
          </table:table-cell>
          <table:table-cell office:value-type="float" office:value="0.880728">
            <text:p>0,880728</text:p>
          </table:table-cell>
          <table:table-cell office:value-type="float" office:value="0.879634">
            <text:p>0,879634</text:p>
          </table:table-cell>
          <table:table-cell office:value-type="float" office:value="0.883102">
            <text:p>0,883102</text:p>
          </table:table-cell>
          <table:table-cell office:value-type="float" office:value="0.892003">
            <text:p>0,892003</text:p>
          </table:table-cell>
          <table:table-cell office:value-type="float" office:value="0.885603">
            <text:p>0,885603</text:p>
          </table:table-cell>
          <table:table-cell office:value-type="float" office:value="0.904212">
            <text:p>0,904212</text:p>
          </table:table-cell>
          <table:table-cell office:value-type="float" office:value="0.878578">
            <text:p>0,878578</text:p>
          </table:table-cell>
          <table:table-cell office:value-type="float" office:value="0.886873">
            <text:p>0,886873</text:p>
          </table:table-cell>
          <table:table-cell office:value-type="float" office:value="0.887616">
            <text:p>0,887616</text:p>
          </table:table-cell>
          <table:table-cell office:value-type="float" office:value="0.873954">
            <text:p>0,873954</text:p>
          </table:table-cell>
          <table:table-cell office:value-type="float" office:value="0.880711">
            <text:p>0,880711</text:p>
          </table:table-cell>
          <table:table-cell office:value-type="float" office:value="0.911145">
            <text:p>0,911145</text:p>
          </table:table-cell>
          <table:table-cell office:value-type="float" office:value="0.873463">
            <text:p>0,873463</text:p>
          </table:table-cell>
          <table:table-cell office:value-type="float" office:value="0.881302">
            <text:p>0,881302</text:p>
          </table:table-cell>
          <table:table-cell office:value-type="float" office:value="0.88975">
            <text:p>0,88975</text:p>
          </table:table-cell>
          <table:table-cell office:value-type="float" office:value="0.875296">
            <text:p>0,875296</text:p>
          </table:table-cell>
          <table:table-cell office:value-type="float" office:value="0.876396">
            <text:p>0,876396</text:p>
          </table:table-cell>
          <table:table-cell office:value-type="float" office:value="0.875766">
            <text:p>0,875766</text:p>
          </table:table-cell>
          <table:table-cell office:value-type="float" office:value="0.884329">
            <text:p>0,884329</text:p>
          </table:table-cell>
          <table:table-cell office:value-type="float" office:value="0.904645">
            <text:p>0,904645</text:p>
          </table:table-cell>
          <table:table-cell office:value-type="float" office:value="0.898537">
            <text:p>0,898537</text:p>
          </table:table-cell>
          <table:table-cell office:value-type="float" office:value="0.873873">
            <text:p>0,873873</text:p>
          </table:table-cell>
          <table:table-cell office:value-type="float" office:value="0.886841">
            <text:p>0,886841</text:p>
          </table:table-cell>
          <table:table-cell office:value-type="float" office:value="0.889831">
            <text:p>0,889831</text:p>
          </table:table-cell>
          <table:table-cell office:value-type="float" office:value="0.884739">
            <text:p>0,884739</text:p>
          </table:table-cell>
          <table:table-cell office:value-type="float" office:value="0.895404">
            <text:p>0,895404</text:p>
          </table:table-cell>
          <table:table-cell office:value-type="float" office:value="0.87613">
            <text:p>0,87613</text:p>
          </table:table-cell>
          <table:table-cell office:value-type="float" office:value="0.878189">
            <text:p>0,878189</text:p>
          </table:table-cell>
          <table:table-cell office:value-type="float" office:value="0.876359">
            <text:p>0,876359</text:p>
          </table:table-cell>
          <table:table-cell office:value-type="float" office:value="0.883237">
            <text:p>0,883237</text:p>
          </table:table-cell>
          <table:table-cell office:value-type="float" office:value="0.878678">
            <text:p>0,878678</text:p>
          </table:table-cell>
          <table:table-cell office:value-type="float" office:value="0.872069">
            <text:p>0,872069</text:p>
          </table:table-cell>
          <table:table-cell office:value-type="float" office:value="0.883922">
            <text:p>0,883922</text:p>
          </table:table-cell>
          <table:table-cell office:value-type="float" office:value="0.891418">
            <text:p>0,891418</text:p>
          </table:table-cell>
          <table:table-cell office:value-type="float" office:value="0.892314">
            <text:p>0,892314</text:p>
          </table:table-cell>
          <table:table-cell office:value-type="float" office:value="0.870621">
            <text:p>0,870621</text:p>
          </table:table-cell>
          <table:table-cell office:value-type="float" office:value="0.891672">
            <text:p>0,891672</text:p>
          </table:table-cell>
          <table:table-cell office:value-type="float" office:value="0.888776">
            <text:p>0,888776</text:p>
          </table:table-cell>
          <table:table-cell office:value-type="float" office:value="0.876868">
            <text:p>0,876868</text:p>
          </table:table-cell>
          <table:table-cell office:value-type="float" office:value="0.870987">
            <text:p>0,870987</text:p>
          </table:table-cell>
          <table:table-cell office:value-type="float" office:value="0.87751">
            <text:p>0,87751</text:p>
          </table:table-cell>
          <table:table-cell office:value-type="float" office:value="0.888721">
            <text:p>0,888721</text:p>
          </table:table-cell>
          <table:table-cell office:value-type="float" office:value="0.899875">
            <text:p>0,899875</text:p>
          </table:table-cell>
          <table:table-cell office:value-type="float" office:value="0.883697">
            <text:p>0,883697</text:p>
          </table:table-cell>
          <table:table-cell office:value-type="float" office:value="0.888846">
            <text:p>0,888846</text:p>
          </table:table-cell>
          <table:table-cell office:value-type="float" office:value="0.891245">
            <text:p>0,891245</text:p>
          </table:table-cell>
          <table:table-cell office:value-type="float" office:value="0.951978">
            <text:p>0,951978</text:p>
          </table:table-cell>
          <table:table-cell office:value-type="float" office:value="0.890057">
            <text:p>0,890057</text:p>
          </table:table-cell>
          <table:table-cell office:value-type="float" office:value="0.887293">
            <text:p>0,887293</text:p>
          </table:table-cell>
          <table:table-cell office:value-type="float" office:value="0.877894">
            <text:p>0,877894</text:p>
          </table:table-cell>
          <table:table-cell office:value-type="float" office:value="0.896506">
            <text:p>0,896506</text:p>
          </table:table-cell>
          <table:table-cell office:value-type="float" office:value="0.8701">
            <text:p>0,8701</text:p>
          </table:table-cell>
          <table:table-cell office:value-type="float" office:value="0.875076">
            <text:p>0,875076</text:p>
          </table:table-cell>
          <table:table-cell office:value-type="float" office:value="0.887805">
            <text:p>0,887805</text:p>
          </table:table-cell>
          <table:table-cell office:value-type="float" office:value="0.880393">
            <text:p>0,880393</text:p>
          </table:table-cell>
          <table:table-cell office:value-type="float" office:value="0.884682">
            <text:p>0,884682</text:p>
          </table:table-cell>
          <table:table-cell office:value-type="float" office:value="0.902184">
            <text:p>0,902184</text:p>
          </table:table-cell>
          <table:table-cell office:value-type="float" office:value="0.879947">
            <text:p>0,879947</text:p>
          </table:table-cell>
          <table:table-cell office:value-type="float" office:value="0.878337">
            <text:p>0,878337</text:p>
          </table:table-cell>
          <table:table-cell office:value-type="float" office:value="0.911789">
            <text:p>0,911789</text:p>
          </table:table-cell>
          <table:table-cell office:value-type="float" office:value="0.896589">
            <text:p>0,896589</text:p>
          </table:table-cell>
          <table:table-cell office:value-type="float" office:value="0.889696">
            <text:p>0,889696</text:p>
          </table:table-cell>
          <table:table-cell office:value-type="float" office:value="0.944471">
            <text:p>0,944471</text:p>
          </table:table-cell>
          <table:table-cell office:value-type="float" office:value="1.274221">
            <text:p>1,274221</text:p>
          </table:table-cell>
          <table:table-cell office:value-type="float" office:value="0.918014">
            <text:p>0,918014</text:p>
          </table:table-cell>
          <table:table-cell office:value-type="float" office:value="0.968516">
            <text:p>0,968516</text:p>
          </table:table-cell>
          <table:table-cell office:value-type="float" office:value="0.920706">
            <text:p>0,920706</text:p>
          </table:table-cell>
          <table:table-cell office:value-type="float" office:value="0.91024">
            <text:p>0,91024</text:p>
          </table:table-cell>
          <table:table-cell office:value-type="float" office:value="0.890428">
            <text:p>0,890428</text:p>
          </table:table-cell>
          <table:table-cell office:value-type="float" office:value="0.876341">
            <text:p>0,876341</text:p>
          </table:table-cell>
          <table:table-cell office:value-type="float" office:value="0.892839">
            <text:p>0,892839</text:p>
          </table:table-cell>
          <table:table-cell office:value-type="float" office:value="1.070122">
            <text:p>1,070122</text:p>
          </table:table-cell>
          <table:table-cell office:value-type="float" office:value="0.895985">
            <text:p>0,895985</text:p>
          </table:table-cell>
          <table:table-cell office:value-type="float" office:value="0.902506">
            <text:p>0,902506</text:p>
          </table:table-cell>
          <table:table-cell office:value-type="float" office:value="0.901596">
            <text:p>0,901596</text:p>
          </table:table-cell>
          <table:table-cell office:value-type="float" office:value="0.897771">
            <text:p>0,897771</text:p>
          </table:table-cell>
          <table:table-cell office:value-type="float" office:value="0.890266">
            <text:p>0,890266</text:p>
          </table:table-cell>
          <table:table-cell office:value-type="float" office:value="0.894631">
            <text:p>0,894631</text:p>
          </table:table-cell>
          <table:table-cell office:value-type="float" office:value="0.895936">
            <text:p>0,895936</text:p>
          </table:table-cell>
          <table:table-cell office:value-type="float" office:value="0.889929">
            <text:p>0,889929</text:p>
          </table:table-cell>
          <table:table-cell office:value-type="float" office:value="0.875666">
            <text:p>0,875666</text:p>
          </table:table-cell>
          <table:table-cell office:value-type="float" office:value="0.894406">
            <text:p>0,894406</text:p>
          </table:table-cell>
          <table:table-cell office:value-type="float" office:value="0.882309">
            <text:p>0,882309</text:p>
          </table:table-cell>
          <table:table-cell office:value-type="float" office:value="0.762791">
            <text:p>0,762791</text:p>
          </table:table-cell>
          <table:table-cell office:value-type="float" office:value="0.618389">
            <text:p>0,618389</text:p>
          </table:table-cell>
          <table:table-cell office:value-type="float" office:value="0.515929">
            <text:p>0,515929</text:p>
          </table:table-cell>
        </table:table-row>
        <table:table-row table:style-name="ro1">
          <table:table-cell office:value-type="string">
            <text:p>Neuron 7 Epochs time</text:p>
          </table:table-cell>
          <table:table-cell office:value-type="float" office:value="0.96851">
            <text:p>0,96851</text:p>
          </table:table-cell>
          <table:table-cell office:value-type="float" office:value="0.884841">
            <text:p>0,884841</text:p>
          </table:table-cell>
          <table:table-cell office:value-type="float" office:value="0.870167">
            <text:p>0,870167</text:p>
          </table:table-cell>
          <table:table-cell office:value-type="float" office:value="0.892931">
            <text:p>0,892931</text:p>
          </table:table-cell>
          <table:table-cell office:value-type="float" office:value="0.908082">
            <text:p>0,908082</text:p>
          </table:table-cell>
          <table:table-cell office:value-type="float" office:value="0.910542">
            <text:p>0,910542</text:p>
          </table:table-cell>
          <table:table-cell office:value-type="float" office:value="0.942157">
            <text:p>0,942157</text:p>
          </table:table-cell>
          <table:table-cell office:value-type="float" office:value="0.896545">
            <text:p>0,896545</text:p>
          </table:table-cell>
          <table:table-cell office:value-type="float" office:value="0.89503">
            <text:p>0,89503</text:p>
          </table:table-cell>
          <table:table-cell office:value-type="float" office:value="0.914848">
            <text:p>0,914848</text:p>
          </table:table-cell>
          <table:table-cell office:value-type="float" office:value="0.915351">
            <text:p>0,915351</text:p>
          </table:table-cell>
          <table:table-cell office:value-type="float" office:value="0.911536">
            <text:p>0,911536</text:p>
          </table:table-cell>
          <table:table-cell office:value-type="float" office:value="0.917236">
            <text:p>0,917236</text:p>
          </table:table-cell>
          <table:table-cell office:value-type="float" office:value="0.918144">
            <text:p>0,918144</text:p>
          </table:table-cell>
          <table:table-cell office:value-type="float" office:value="0.920007">
            <text:p>0,920007</text:p>
          </table:table-cell>
          <table:table-cell office:value-type="float" office:value="0.907413">
            <text:p>0,907413</text:p>
          </table:table-cell>
          <table:table-cell office:value-type="float" office:value="0.904232">
            <text:p>0,904232</text:p>
          </table:table-cell>
          <table:table-cell office:value-type="float" office:value="0.902382">
            <text:p>0,902382</text:p>
          </table:table-cell>
          <table:table-cell office:value-type="float" office:value="0.911269">
            <text:p>0,911269</text:p>
          </table:table-cell>
          <table:table-cell office:value-type="float" office:value="0.911362">
            <text:p>0,911362</text:p>
          </table:table-cell>
          <table:table-cell office:value-type="float" office:value="0.906985">
            <text:p>0,906985</text:p>
          </table:table-cell>
          <table:table-cell office:value-type="float" office:value="0.917681">
            <text:p>0,917681</text:p>
          </table:table-cell>
          <table:table-cell office:value-type="float" office:value="0.903944">
            <text:p>0,903944</text:p>
          </table:table-cell>
          <table:table-cell office:value-type="float" office:value="0.90677">
            <text:p>0,90677</text:p>
          </table:table-cell>
          <table:table-cell office:value-type="float" office:value="0.903755">
            <text:p>0,903755</text:p>
          </table:table-cell>
          <table:table-cell office:value-type="float" office:value="0.916124">
            <text:p>0,916124</text:p>
          </table:table-cell>
          <table:table-cell office:value-type="float" office:value="0.906129">
            <text:p>0,906129</text:p>
          </table:table-cell>
          <table:table-cell office:value-type="float" office:value="0.92242">
            <text:p>0,92242</text:p>
          </table:table-cell>
          <table:table-cell office:value-type="float" office:value="0.893007">
            <text:p>0,893007</text:p>
          </table:table-cell>
          <table:table-cell office:value-type="float" office:value="0.914796">
            <text:p>0,914796</text:p>
          </table:table-cell>
          <table:table-cell office:value-type="float" office:value="0.929094">
            <text:p>0,929094</text:p>
          </table:table-cell>
          <table:table-cell office:value-type="float" office:value="0.915557">
            <text:p>0,915557</text:p>
          </table:table-cell>
          <table:table-cell office:value-type="float" office:value="0.914267">
            <text:p>0,914267</text:p>
          </table:table-cell>
          <table:table-cell office:value-type="float" office:value="0.906358">
            <text:p>0,906358</text:p>
          </table:table-cell>
          <table:table-cell office:value-type="float" office:value="0.904783">
            <text:p>0,904783</text:p>
          </table:table-cell>
          <table:table-cell office:value-type="float" office:value="0.90711">
            <text:p>0,90711</text:p>
          </table:table-cell>
          <table:table-cell office:value-type="float" office:value="0.905263">
            <text:p>0,905263</text:p>
          </table:table-cell>
          <table:table-cell office:value-type="float" office:value="0.909632">
            <text:p>0,909632</text:p>
          </table:table-cell>
          <table:table-cell office:value-type="float" office:value="0.910936">
            <text:p>0,910936</text:p>
          </table:table-cell>
          <table:table-cell office:value-type="float" office:value="0.897169">
            <text:p>0,897169</text:p>
          </table:table-cell>
          <table:table-cell office:value-type="float" office:value="0.918906">
            <text:p>0,918906</text:p>
          </table:table-cell>
          <table:table-cell office:value-type="float" office:value="0.920374">
            <text:p>0,920374</text:p>
          </table:table-cell>
          <table:table-cell office:value-type="float" office:value="0.900175">
            <text:p>0,900175</text:p>
          </table:table-cell>
          <table:table-cell office:value-type="float" office:value="0.925966">
            <text:p>0,925966</text:p>
          </table:table-cell>
          <table:table-cell office:value-type="float" office:value="0.900799">
            <text:p>0,900799</text:p>
          </table:table-cell>
          <table:table-cell office:value-type="float" office:value="0.898363">
            <text:p>0,898363</text:p>
          </table:table-cell>
          <table:table-cell office:value-type="float" office:value="0.903458">
            <text:p>0,903458</text:p>
          </table:table-cell>
          <table:table-cell office:value-type="float" office:value="0.911289">
            <text:p>0,911289</text:p>
          </table:table-cell>
          <table:table-cell office:value-type="float" office:value="0.922206">
            <text:p>0,922206</text:p>
          </table:table-cell>
          <table:table-cell office:value-type="float" office:value="0.919114">
            <text:p>0,919114</text:p>
          </table:table-cell>
          <table:table-cell office:value-type="float" office:value="0.907747">
            <text:p>0,907747</text:p>
          </table:table-cell>
          <table:table-cell office:value-type="float" office:value="0.908155">
            <text:p>0,908155</text:p>
          </table:table-cell>
          <table:table-cell office:value-type="float" office:value="0.923321">
            <text:p>0,923321</text:p>
          </table:table-cell>
          <table:table-cell office:value-type="float" office:value="0.912616">
            <text:p>0,912616</text:p>
          </table:table-cell>
          <table:table-cell office:value-type="float" office:value="0.918038">
            <text:p>0,918038</text:p>
          </table:table-cell>
          <table:table-cell office:value-type="float" office:value="0.921033">
            <text:p>0,921033</text:p>
          </table:table-cell>
          <table:table-cell office:value-type="float" office:value="0.907663">
            <text:p>0,907663</text:p>
          </table:table-cell>
          <table:table-cell office:value-type="float" office:value="0.904412">
            <text:p>0,904412</text:p>
          </table:table-cell>
          <table:table-cell office:value-type="float" office:value="0.906574">
            <text:p>0,906574</text:p>
          </table:table-cell>
          <table:table-cell office:value-type="float" office:value="0.931412">
            <text:p>0,931412</text:p>
          </table:table-cell>
          <table:table-cell office:value-type="float" office:value="0.910374">
            <text:p>0,910374</text:p>
          </table:table-cell>
          <table:table-cell office:value-type="float" office:value="0.91149">
            <text:p>0,91149</text:p>
          </table:table-cell>
          <table:table-cell office:value-type="float" office:value="0.907762">
            <text:p>0,907762</text:p>
          </table:table-cell>
          <table:table-cell office:value-type="float" office:value="0.905315">
            <text:p>0,905315</text:p>
          </table:table-cell>
          <table:table-cell office:value-type="float" office:value="0.912879">
            <text:p>0,912879</text:p>
          </table:table-cell>
          <table:table-cell office:value-type="float" office:value="0.916828">
            <text:p>0,916828</text:p>
          </table:table-cell>
          <table:table-cell office:value-type="float" office:value="0.931518">
            <text:p>0,931518</text:p>
          </table:table-cell>
          <table:table-cell office:value-type="float" office:value="0.900557">
            <text:p>0,900557</text:p>
          </table:table-cell>
          <table:table-cell office:value-type="float" office:value="0.896845">
            <text:p>0,896845</text:p>
          </table:table-cell>
          <table:table-cell office:value-type="float" office:value="0.896864">
            <text:p>0,896864</text:p>
          </table:table-cell>
          <table:table-cell office:value-type="float" office:value="0.898578">
            <text:p>0,898578</text:p>
          </table:table-cell>
          <table:table-cell office:value-type="float" office:value="0.906482">
            <text:p>0,906482</text:p>
          </table:table-cell>
          <table:table-cell office:value-type="float" office:value="0.897552">
            <text:p>0,897552</text:p>
          </table:table-cell>
          <table:table-cell office:value-type="float" office:value="0.914701">
            <text:p>0,914701</text:p>
          </table:table-cell>
          <table:table-cell office:value-type="float" office:value="1.043738">
            <text:p>1,043738</text:p>
          </table:table-cell>
          <table:table-cell office:value-type="float" office:value="1.329651">
            <text:p>1,329651</text:p>
          </table:table-cell>
          <table:table-cell office:value-type="float" office:value="0.954563">
            <text:p>0,954563</text:p>
          </table:table-cell>
          <table:table-cell office:value-type="float" office:value="0.955214">
            <text:p>0,955214</text:p>
          </table:table-cell>
          <table:table-cell office:value-type="float" office:value="0.927055">
            <text:p>0,927055</text:p>
          </table:table-cell>
          <table:table-cell office:value-type="float" office:value="0.931241">
            <text:p>0,931241</text:p>
          </table:table-cell>
          <table:table-cell office:value-type="float" office:value="0.92163">
            <text:p>0,92163</text:p>
          </table:table-cell>
          <table:table-cell office:value-type="float" office:value="0.914885">
            <text:p>0,914885</text:p>
          </table:table-cell>
          <table:table-cell office:value-type="float" office:value="0.923185">
            <text:p>0,923185</text:p>
          </table:table-cell>
          <table:table-cell office:value-type="float" office:value="1.018144">
            <text:p>1,018144</text:p>
          </table:table-cell>
          <table:table-cell office:value-type="float" office:value="0.930046">
            <text:p>0,930046</text:p>
          </table:table-cell>
          <table:table-cell office:value-type="float" office:value="0.90409">
            <text:p>0,90409</text:p>
          </table:table-cell>
          <table:table-cell office:value-type="float" office:value="0.914765">
            <text:p>0,914765</text:p>
          </table:table-cell>
          <table:table-cell office:value-type="float" office:value="0.915147">
            <text:p>0,915147</text:p>
          </table:table-cell>
          <table:table-cell office:value-type="float" office:value="0.920441">
            <text:p>0,920441</text:p>
          </table:table-cell>
          <table:table-cell office:value-type="float" office:value="0.902214">
            <text:p>0,902214</text:p>
          </table:table-cell>
          <table:table-cell office:value-type="float" office:value="0.905085">
            <text:p>0,905085</text:p>
          </table:table-cell>
          <table:table-cell office:value-type="float" office:value="0.922075">
            <text:p>0,922075</text:p>
          </table:table-cell>
          <table:table-cell office:value-type="float" office:value="0.916968">
            <text:p>0,916968</text:p>
          </table:table-cell>
          <table:table-cell office:value-type="float" office:value="0.907658">
            <text:p>0,907658</text:p>
          </table:table-cell>
          <table:table-cell office:value-type="float" office:value="0.881125">
            <text:p>0,881125</text:p>
          </table:table-cell>
          <table:table-cell office:value-type="float" office:value="0.767428">
            <text:p>0,767428</text:p>
          </table:table-cell>
          <table:table-cell office:value-type="float" office:value="0.609869">
            <text:p>0,609869</text:p>
          </table:table-cell>
          <table:table-cell office:value-type="float" office:value="0.466007">
            <text:p>0,466007</text:p>
          </table:table-cell>
          <table:table-cell office:value-type="float" office:value="0.455891">
            <text:p>0,455891</text:p>
          </table:table-cell>
          <table:table-cell office:value-type="float" office:value="0.459792">
            <text:p>0,459792</text:p>
          </table:table-cell>
        </table:table-row>
        <table:table-row table:style-name="ro1">
          <table:table-cell office:value-type="string">
            <text:p>Neuron 8 Epochs time</text:p>
          </table:table-cell>
          <table:table-cell office:value-type="float" office:value="0.452397">
            <text:p>0,452397</text:p>
          </table:table-cell>
          <table:table-cell office:value-type="float" office:value="0.442546">
            <text:p>0,442546</text:p>
          </table:table-cell>
          <table:table-cell office:value-type="float" office:value="0.443644">
            <text:p>0,443644</text:p>
          </table:table-cell>
          <table:table-cell office:value-type="float" office:value="0.440947">
            <text:p>0,440947</text:p>
          </table:table-cell>
          <table:table-cell office:value-type="float" office:value="0.456791">
            <text:p>0,456791</text:p>
          </table:table-cell>
          <table:table-cell office:value-type="float" office:value="0.433496">
            <text:p>0,433496</text:p>
          </table:table-cell>
          <table:table-cell office:value-type="float" office:value="0.44517">
            <text:p>0,44517</text:p>
          </table:table-cell>
          <table:table-cell office:value-type="float" office:value="0.440124">
            <text:p>0,440124</text:p>
          </table:table-cell>
          <table:table-cell office:value-type="float" office:value="0.451548">
            <text:p>0,451548</text:p>
          </table:table-cell>
          <table:table-cell office:value-type="float" office:value="0.442147">
            <text:p>0,442147</text:p>
          </table:table-cell>
          <table:table-cell office:value-type="float" office:value="0.438093">
            <text:p>0,438093</text:p>
          </table:table-cell>
          <table:table-cell office:value-type="float" office:value="0.436214">
            <text:p>0,436214</text:p>
          </table:table-cell>
          <table:table-cell office:value-type="float" office:value="0.449294">
            <text:p>0,449294</text:p>
          </table:table-cell>
          <table:table-cell office:value-type="float" office:value="0.437849">
            <text:p>0,437849</text:p>
          </table:table-cell>
          <table:table-cell office:value-type="float" office:value="0.443321">
            <text:p>0,443321</text:p>
          </table:table-cell>
          <table:table-cell office:value-type="float" office:value="0.442406">
            <text:p>0,442406</text:p>
          </table:table-cell>
          <table:table-cell office:value-type="float" office:value="0.451909">
            <text:p>0,451909</text:p>
          </table:table-cell>
          <table:table-cell office:value-type="float" office:value="0.447575">
            <text:p>0,447575</text:p>
          </table:table-cell>
          <table:table-cell office:value-type="float" office:value="0.441886">
            <text:p>0,441886</text:p>
          </table:table-cell>
          <table:table-cell office:value-type="float" office:value="0.445941">
            <text:p>0,445941</text:p>
          </table:table-cell>
          <table:table-cell office:value-type="float" office:value="0.439537">
            <text:p>0,439537</text:p>
          </table:table-cell>
          <table:table-cell office:value-type="float" office:value="0.45272">
            <text:p>0,45272</text:p>
          </table:table-cell>
          <table:table-cell office:value-type="float" office:value="0.450101">
            <text:p>0,450101</text:p>
          </table:table-cell>
          <table:table-cell office:value-type="float" office:value="0.456383">
            <text:p>0,456383</text:p>
          </table:table-cell>
          <table:table-cell office:value-type="float" office:value="0.447219">
            <text:p>0,447219</text:p>
          </table:table-cell>
          <table:table-cell office:value-type="float" office:value="0.460489">
            <text:p>0,460489</text:p>
          </table:table-cell>
          <table:table-cell office:value-type="float" office:value="0.4744">
            <text:p>0,4744</text:p>
          </table:table-cell>
          <table:table-cell office:value-type="float" office:value="0.462531">
            <text:p>0,462531</text:p>
          </table:table-cell>
          <table:table-cell office:value-type="float" office:value="0.453051">
            <text:p>0,453051</text:p>
          </table:table-cell>
          <table:table-cell office:value-type="float" office:value="0.459287">
            <text:p>0,459287</text:p>
          </table:table-cell>
          <table:table-cell office:value-type="float" office:value="0.493722">
            <text:p>0,493722</text:p>
          </table:table-cell>
          <table:table-cell office:value-type="float" office:value="0.434754">
            <text:p>0,434754</text:p>
          </table:table-cell>
          <table:table-cell office:value-type="float" office:value="0.445221">
            <text:p>0,445221</text:p>
          </table:table-cell>
          <table:table-cell office:value-type="float" office:value="0.443504">
            <text:p>0,443504</text:p>
          </table:table-cell>
          <table:table-cell office:value-type="float" office:value="0.53403">
            <text:p>0,53403</text:p>
          </table:table-cell>
          <table:table-cell office:value-type="float" office:value="0.55035">
            <text:p>0,55035</text:p>
          </table:table-cell>
          <table:table-cell office:value-type="float" office:value="0.455576">
            <text:p>0,455576</text:p>
          </table:table-cell>
          <table:table-cell office:value-type="float" office:value="0.441364">
            <text:p>0,441364</text:p>
          </table:table-cell>
          <table:table-cell office:value-type="float" office:value="0.427828">
            <text:p>0,427828</text:p>
          </table:table-cell>
          <table:table-cell office:value-type="float" office:value="0.428236">
            <text:p>0,428236</text:p>
          </table:table-cell>
          <table:table-cell office:value-type="float" office:value="0.423784">
            <text:p>0,423784</text:p>
          </table:table-cell>
          <table:table-cell office:value-type="float" office:value="0.436446">
            <text:p>0,436446</text:p>
          </table:table-cell>
          <table:table-cell office:value-type="float" office:value="0.448209">
            <text:p>0,448209</text:p>
          </table:table-cell>
          <table:table-cell office:value-type="float" office:value="0.437005">
            <text:p>0,437005</text:p>
          </table:table-cell>
          <table:table-cell office:value-type="float" office:value="0.446228">
            <text:p>0,446228</text:p>
          </table:table-cell>
          <table:table-cell office:value-type="float" office:value="0.431977">
            <text:p>0,431977</text:p>
          </table:table-cell>
          <table:table-cell office:value-type="float" office:value="0.434994">
            <text:p>0,434994</text:p>
          </table:table-cell>
          <table:table-cell office:value-type="float" office:value="0.445891">
            <text:p>0,445891</text:p>
          </table:table-cell>
          <table:table-cell office:value-type="float" office:value="0.429585">
            <text:p>0,429585</text:p>
          </table:table-cell>
          <table:table-cell office:value-type="float" office:value="0.434271">
            <text:p>0,434271</text:p>
          </table:table-cell>
          <table:table-cell office:value-type="float" office:value="0.430626">
            <text:p>0,430626</text:p>
          </table:table-cell>
          <table:table-cell office:value-type="float" office:value="0.434262">
            <text:p>0,434262</text:p>
          </table:table-cell>
          <table:table-cell office:value-type="float" office:value="0.437197">
            <text:p>0,437197</text:p>
          </table:table-cell>
          <table:table-cell office:value-type="float" office:value="0.438818">
            <text:p>0,438818</text:p>
          </table:table-cell>
          <table:table-cell office:value-type="float" office:value="0.425869">
            <text:p>0,425869</text:p>
          </table:table-cell>
          <table:table-cell office:value-type="float" office:value="0.429861">
            <text:p>0,429861</text:p>
          </table:table-cell>
          <table:table-cell office:value-type="float" office:value="0.42893">
            <text:p>0,42893</text:p>
          </table:table-cell>
          <table:table-cell office:value-type="float" office:value="0.432271">
            <text:p>0,432271</text:p>
          </table:table-cell>
          <table:table-cell office:value-type="float" office:value="0.438959">
            <text:p>0,438959</text:p>
          </table:table-cell>
          <table:table-cell office:value-type="float" office:value="0.430625">
            <text:p>0,430625</text:p>
          </table:table-cell>
          <table:table-cell office:value-type="float" office:value="0.436681">
            <text:p>0,436681</text:p>
          </table:table-cell>
          <table:table-cell office:value-type="float" office:value="0.429372">
            <text:p>0,429372</text:p>
          </table:table-cell>
          <table:table-cell office:value-type="float" office:value="0.433754">
            <text:p>0,433754</text:p>
          </table:table-cell>
          <table:table-cell office:value-type="float" office:value="0.434328">
            <text:p>0,434328</text:p>
          </table:table-cell>
          <table:table-cell office:value-type="float" office:value="0.438958">
            <text:p>0,438958</text:p>
          </table:table-cell>
          <table:table-cell office:value-type="float" office:value="0.434814">
            <text:p>0,434814</text:p>
          </table:table-cell>
          <table:table-cell office:value-type="float" office:value="0.427862">
            <text:p>0,427862</text:p>
          </table:table-cell>
          <table:table-cell office:value-type="float" office:value="0.426209">
            <text:p>0,426209</text:p>
          </table:table-cell>
          <table:table-cell office:value-type="float" office:value="0.432162">
            <text:p>0,432162</text:p>
          </table:table-cell>
          <table:table-cell office:value-type="float" office:value="0.433196">
            <text:p>0,433196</text:p>
          </table:table-cell>
          <table:table-cell office:value-type="float" office:value="0.43119">
            <text:p>0,43119</text:p>
          </table:table-cell>
          <table:table-cell office:value-type="float" office:value="0.424494">
            <text:p>0,424494</text:p>
          </table:table-cell>
          <table:table-cell office:value-type="float" office:value="0.421719">
            <text:p>0,421719</text:p>
          </table:table-cell>
          <table:table-cell office:value-type="float" office:value="0.428382">
            <text:p>0,428382</text:p>
          </table:table-cell>
          <table:table-cell office:value-type="float" office:value="0.426148">
            <text:p>0,426148</text:p>
          </table:table-cell>
          <table:table-cell office:value-type="float" office:value="0.427843">
            <text:p>0,427843</text:p>
          </table:table-cell>
          <table:table-cell office:value-type="float" office:value="0.433709">
            <text:p>0,433709</text:p>
          </table:table-cell>
          <table:table-cell office:value-type="float" office:value="0.439192">
            <text:p>0,439192</text:p>
          </table:table-cell>
          <table:table-cell office:value-type="float" office:value="0.435529">
            <text:p>0,435529</text:p>
          </table:table-cell>
          <table:table-cell office:value-type="float" office:value="0.430495">
            <text:p>0,430495</text:p>
          </table:table-cell>
          <table:table-cell office:value-type="float" office:value="0.434295">
            <text:p>0,434295</text:p>
          </table:table-cell>
          <table:table-cell office:value-type="float" office:value="0.441369">
            <text:p>0,441369</text:p>
          </table:table-cell>
          <table:table-cell office:value-type="float" office:value="0.435148">
            <text:p>0,435148</text:p>
          </table:table-cell>
          <table:table-cell office:value-type="float" office:value="0.432513">
            <text:p>0,432513</text:p>
          </table:table-cell>
          <table:table-cell office:value-type="float" office:value="0.43688">
            <text:p>0,43688</text:p>
          </table:table-cell>
          <table:table-cell office:value-type="float" office:value="0.434343">
            <text:p>0,434343</text:p>
          </table:table-cell>
          <table:table-cell office:value-type="float" office:value="0.431733">
            <text:p>0,431733</text:p>
          </table:table-cell>
          <table:table-cell office:value-type="float" office:value="0.429342">
            <text:p>0,429342</text:p>
          </table:table-cell>
          <table:table-cell office:value-type="float" office:value="0.428627">
            <text:p>0,428627</text:p>
          </table:table-cell>
          <table:table-cell office:value-type="float" office:value="0.434962">
            <text:p>0,434962</text:p>
          </table:table-cell>
          <table:table-cell office:value-type="float" office:value="0.427907">
            <text:p>0,427907</text:p>
          </table:table-cell>
          <table:table-cell office:value-type="float" office:value="0.438592">
            <text:p>0,438592</text:p>
          </table:table-cell>
          <table:table-cell office:value-type="float" office:value="0.426828">
            <text:p>0,426828</text:p>
          </table:table-cell>
          <table:table-cell office:value-type="float" office:value="0.42905">
            <text:p>0,42905</text:p>
          </table:table-cell>
          <table:table-cell office:value-type="float" office:value="0.431494">
            <text:p>0,431494</text:p>
          </table:table-cell>
          <table:table-cell office:value-type="float" office:value="0.439548">
            <text:p>0,439548</text:p>
          </table:table-cell>
          <table:table-cell office:value-type="float" office:value="0.431591">
            <text:p>0,431591</text:p>
          </table:table-cell>
          <table:table-cell office:value-type="float" office:value="0.431339">
            <text:p>0,431339</text:p>
          </table:table-cell>
          <table:table-cell office:value-type="float" office:value="0.42866">
            <text:p>0,42866</text:p>
          </table:table-cell>
          <table:table-cell office:value-type="float" office:value="0.436253">
            <text:p>0,436253</text:p>
          </table:table-cell>
        </table:table-row>
        <table:table-row table:style-name="ro1">
          <table:table-cell office:value-type="string">
            <text:p>Neuron 9 Epochs time</text:p>
          </table:table-cell>
          <table:table-cell office:value-type="float" office:value="0.449831">
            <text:p>0,449831</text:p>
          </table:table-cell>
          <table:table-cell office:value-type="float" office:value="0.462055">
            <text:p>0,462055</text:p>
          </table:table-cell>
          <table:table-cell office:value-type="float" office:value="0.44549">
            <text:p>0,44549</text:p>
          </table:table-cell>
          <table:table-cell office:value-type="float" office:value="0.443527">
            <text:p>0,443527</text:p>
          </table:table-cell>
          <table:table-cell office:value-type="float" office:value="0.450955">
            <text:p>0,450955</text:p>
          </table:table-cell>
          <table:table-cell office:value-type="float" office:value="0.448463">
            <text:p>0,448463</text:p>
          </table:table-cell>
          <table:table-cell office:value-type="float" office:value="0.44721">
            <text:p>0,44721</text:p>
          </table:table-cell>
          <table:table-cell office:value-type="float" office:value="0.443307">
            <text:p>0,443307</text:p>
          </table:table-cell>
          <table:table-cell office:value-type="float" office:value="0.441957">
            <text:p>0,441957</text:p>
          </table:table-cell>
          <table:table-cell office:value-type="float" office:value="0.457417">
            <text:p>0,457417</text:p>
          </table:table-cell>
          <table:table-cell office:value-type="float" office:value="0.444484">
            <text:p>0,444484</text:p>
          </table:table-cell>
          <table:table-cell office:value-type="float" office:value="0.444344">
            <text:p>0,444344</text:p>
          </table:table-cell>
          <table:table-cell office:value-type="float" office:value="0.455686">
            <text:p>0,455686</text:p>
          </table:table-cell>
          <table:table-cell office:value-type="float" office:value="0.446667">
            <text:p>0,446667</text:p>
          </table:table-cell>
          <table:table-cell office:value-type="float" office:value="0.450522">
            <text:p>0,450522</text:p>
          </table:table-cell>
          <table:table-cell office:value-type="float" office:value="0.456341">
            <text:p>0,456341</text:p>
          </table:table-cell>
          <table:table-cell office:value-type="float" office:value="0.446289">
            <text:p>0,446289</text:p>
          </table:table-cell>
          <table:table-cell office:value-type="float" office:value="0.444898">
            <text:p>0,444898</text:p>
          </table:table-cell>
          <table:table-cell office:value-type="float" office:value="0.477999">
            <text:p>0,477999</text:p>
          </table:table-cell>
          <table:table-cell office:value-type="float" office:value="0.450557">
            <text:p>0,450557</text:p>
          </table:table-cell>
          <table:table-cell office:value-type="float" office:value="0.458415">
            <text:p>0,458415</text:p>
          </table:table-cell>
          <table:table-cell office:value-type="float" office:value="0.45439">
            <text:p>0,45439</text:p>
          </table:table-cell>
          <table:table-cell office:value-type="float" office:value="0.47144">
            <text:p>0,47144</text:p>
          </table:table-cell>
          <table:table-cell office:value-type="float" office:value="0.473502">
            <text:p>0,473502</text:p>
          </table:table-cell>
          <table:table-cell office:value-type="float" office:value="0.456661">
            <text:p>0,456661</text:p>
          </table:table-cell>
          <table:table-cell office:value-type="float" office:value="0.472198">
            <text:p>0,472198</text:p>
          </table:table-cell>
          <table:table-cell office:value-type="float" office:value="0.488343">
            <text:p>0,488343</text:p>
          </table:table-cell>
          <table:table-cell office:value-type="float" office:value="0.44713">
            <text:p>0,44713</text:p>
          </table:table-cell>
          <table:table-cell office:value-type="float" office:value="0.446798">
            <text:p>0,446798</text:p>
          </table:table-cell>
          <table:table-cell office:value-type="float" office:value="0.440943">
            <text:p>0,440943</text:p>
          </table:table-cell>
          <table:table-cell office:value-type="float" office:value="0.452278">
            <text:p>0,452278</text:p>
          </table:table-cell>
          <table:table-cell office:value-type="float" office:value="0.581996">
            <text:p>0,581996</text:p>
          </table:table-cell>
          <table:table-cell office:value-type="float" office:value="0.530229">
            <text:p>0,530229</text:p>
          </table:table-cell>
          <table:table-cell office:value-type="float" office:value="0.453903">
            <text:p>0,453903</text:p>
          </table:table-cell>
          <table:table-cell office:value-type="float" office:value="0.436293">
            <text:p>0,436293</text:p>
          </table:table-cell>
          <table:table-cell office:value-type="float" office:value="0.434685">
            <text:p>0,434685</text:p>
          </table:table-cell>
          <table:table-cell office:value-type="float" office:value="0.429899">
            <text:p>0,429899</text:p>
          </table:table-cell>
          <table:table-cell office:value-type="float" office:value="0.437326">
            <text:p>0,437326</text:p>
          </table:table-cell>
          <table:table-cell office:value-type="float" office:value="0.452569">
            <text:p>0,452569</text:p>
          </table:table-cell>
          <table:table-cell office:value-type="float" office:value="0.4446">
            <text:p>0,4446</text:p>
          </table:table-cell>
          <table:table-cell office:value-type="float" office:value="0.442143">
            <text:p>0,442143</text:p>
          </table:table-cell>
          <table:table-cell office:value-type="float" office:value="0.438388">
            <text:p>0,438388</text:p>
          </table:table-cell>
          <table:table-cell office:value-type="float" office:value="0.444738">
            <text:p>0,444738</text:p>
          </table:table-cell>
          <table:table-cell office:value-type="float" office:value="0.446532">
            <text:p>0,446532</text:p>
          </table:table-cell>
          <table:table-cell office:value-type="float" office:value="0.441493">
            <text:p>0,441493</text:p>
          </table:table-cell>
          <table:table-cell office:value-type="float" office:value="0.436958">
            <text:p>0,436958</text:p>
          </table:table-cell>
          <table:table-cell office:value-type="float" office:value="0.437435">
            <text:p>0,437435</text:p>
          </table:table-cell>
          <table:table-cell office:value-type="float" office:value="0.434996">
            <text:p>0,434996</text:p>
          </table:table-cell>
          <table:table-cell office:value-type="float" office:value="0.439067">
            <text:p>0,439067</text:p>
          </table:table-cell>
          <table:table-cell office:value-type="float" office:value="0.441393">
            <text:p>0,441393</text:p>
          </table:table-cell>
          <table:table-cell office:value-type="float" office:value="0.43804">
            <text:p>0,43804</text:p>
          </table:table-cell>
          <table:table-cell office:value-type="float" office:value="0.438204">
            <text:p>0,438204</text:p>
          </table:table-cell>
          <table:table-cell office:value-type="float" office:value="0.428273">
            <text:p>0,428273</text:p>
          </table:table-cell>
          <table:table-cell office:value-type="float" office:value="0.440088">
            <text:p>0,440088</text:p>
          </table:table-cell>
          <table:table-cell office:value-type="float" office:value="0.444985">
            <text:p>0,444985</text:p>
          </table:table-cell>
          <table:table-cell office:value-type="float" office:value="0.438439">
            <text:p>0,438439</text:p>
          </table:table-cell>
          <table:table-cell office:value-type="float" office:value="0.437596">
            <text:p>0,437596</text:p>
          </table:table-cell>
          <table:table-cell office:value-type="float" office:value="0.438701">
            <text:p>0,438701</text:p>
          </table:table-cell>
          <table:table-cell office:value-type="float" office:value="0.43652">
            <text:p>0,43652</text:p>
          </table:table-cell>
          <table:table-cell office:value-type="float" office:value="0.436476">
            <text:p>0,436476</text:p>
          </table:table-cell>
          <table:table-cell office:value-type="float" office:value="0.443646">
            <text:p>0,443646</text:p>
          </table:table-cell>
          <table:table-cell office:value-type="float" office:value="0.44186">
            <text:p>0,44186</text:p>
          </table:table-cell>
          <table:table-cell office:value-type="float" office:value="0.433035">
            <text:p>0,433035</text:p>
          </table:table-cell>
          <table:table-cell office:value-type="float" office:value="0.429862">
            <text:p>0,429862</text:p>
          </table:table-cell>
          <table:table-cell office:value-type="float" office:value="0.429291">
            <text:p>0,429291</text:p>
          </table:table-cell>
          <table:table-cell office:value-type="float" office:value="0.442577">
            <text:p>0,442577</text:p>
          </table:table-cell>
          <table:table-cell office:value-type="float" office:value="0.432467">
            <text:p>0,432467</text:p>
          </table:table-cell>
          <table:table-cell office:value-type="float" office:value="0.429823">
            <text:p>0,429823</text:p>
          </table:table-cell>
          <table:table-cell office:value-type="float" office:value="0.426614">
            <text:p>0,426614</text:p>
          </table:table-cell>
          <table:table-cell office:value-type="float" office:value="0.433318">
            <text:p>0,433318</text:p>
          </table:table-cell>
          <table:table-cell office:value-type="float" office:value="0.432715">
            <text:p>0,432715</text:p>
          </table:table-cell>
          <table:table-cell office:value-type="float" office:value="0.4283">
            <text:p>0,4283</text:p>
          </table:table-cell>
          <table:table-cell office:value-type="float" office:value="0.441512">
            <text:p>0,441512</text:p>
          </table:table-cell>
          <table:table-cell office:value-type="float" office:value="0.443115">
            <text:p>0,443115</text:p>
          </table:table-cell>
          <table:table-cell office:value-type="float" office:value="0.440452">
            <text:p>0,440452</text:p>
          </table:table-cell>
          <table:table-cell office:value-type="float" office:value="0.434119">
            <text:p>0,434119</text:p>
          </table:table-cell>
          <table:table-cell office:value-type="float" office:value="0.437748">
            <text:p>0,437748</text:p>
          </table:table-cell>
          <table:table-cell office:value-type="float" office:value="0.444489">
            <text:p>0,444489</text:p>
          </table:table-cell>
          <table:table-cell office:value-type="float" office:value="0.439667">
            <text:p>0,439667</text:p>
          </table:table-cell>
          <table:table-cell office:value-type="float" office:value="0.437807">
            <text:p>0,437807</text:p>
          </table:table-cell>
          <table:table-cell office:value-type="float" office:value="0.444203">
            <text:p>0,444203</text:p>
          </table:table-cell>
          <table:table-cell office:value-type="float" office:value="0.438018">
            <text:p>0,438018</text:p>
          </table:table-cell>
          <table:table-cell office:value-type="float" office:value="0.438029">
            <text:p>0,438029</text:p>
          </table:table-cell>
          <table:table-cell office:value-type="float" office:value="0.438686">
            <text:p>0,438686</text:p>
          </table:table-cell>
          <table:table-cell office:value-type="float" office:value="0.432068">
            <text:p>0,432068</text:p>
          </table:table-cell>
          <table:table-cell office:value-type="float" office:value="0.435356">
            <text:p>0,435356</text:p>
          </table:table-cell>
          <table:table-cell office:value-type="float" office:value="0.433677">
            <text:p>0,433677</text:p>
          </table:table-cell>
          <table:table-cell office:value-type="float" office:value="0.448305">
            <text:p>0,448305</text:p>
          </table:table-cell>
          <table:table-cell office:value-type="float" office:value="0.430741">
            <text:p>0,430741</text:p>
          </table:table-cell>
          <table:table-cell office:value-type="float" office:value="0.433065">
            <text:p>0,433065</text:p>
          </table:table-cell>
          <table:table-cell office:value-type="float" office:value="0.439296">
            <text:p>0,439296</text:p>
          </table:table-cell>
          <table:table-cell office:value-type="float" office:value="0.443178">
            <text:p>0,443178</text:p>
          </table:table-cell>
          <table:table-cell office:value-type="float" office:value="0.436804">
            <text:p>0,436804</text:p>
          </table:table-cell>
          <table:table-cell office:value-type="float" office:value="0.44035">
            <text:p>0,44035</text:p>
          </table:table-cell>
          <table:table-cell office:value-type="float" office:value="0.438771">
            <text:p>0,438771</text:p>
          </table:table-cell>
          <table:table-cell office:value-type="float" office:value="0.438231">
            <text:p>0,438231</text:p>
          </table:table-cell>
          <table:table-cell office:value-type="float" office:value="0.424244">
            <text:p>0,424244</text:p>
          </table:table-cell>
          <table:table-cell office:value-type="float" office:value="0.429957">
            <text:p>0,429957</text:p>
          </table:table-cell>
          <table:table-cell office:value-type="float" office:value="0.424353">
            <text:p>0,424353</text:p>
          </table:table-cell>
          <table:table-cell office:value-type="float" office:value="0.415008">
            <text:p>0,415008</text:p>
          </table:table-cell>
        </table:table-row>
        <table:table-row table:style-name="ro1">
          <table:table-cell>
            <draw:frame table:end-cell-address="Arkusz1.H31" table:end-x="1.586cm" table:end-y="0.068cm" draw:z-index="0" draw:style-name="gr1" draw:text-style-name="P1" svg:width="15.999cm" svg:height="8.999cm" svg:x="0.1cm" svg:y="0.101cm">
              <draw:object draw:notify-on-update-of-ranges="Arkusz1.A1:Arkusz1.A1 Arkusz1.B1:Arkusz1.CW1 Arkusz1.A2:Arkusz1.A2 Arkusz1.B2:Arkusz1.CW2 Arkusz1.A3:Arkusz1.A3 Arkusz1.B3:Arkusz1.CW3 Arkusz1.A4:Arkusz1.A4 Arkusz1.B4:Arkusz1.CW4 Arkusz1.A5:Arkusz1.A5 Arkusz1.B5:Arkusz1.CW5 Arkusz1.A6:Arkusz1.A6 Arkusz1.B6:Arkusz1.CW6 Arkusz1.A7:Arkusz1.A7 Arkusz1.B7:Arkusz1.CW7 Arkusz1.A8:Arkusz1.A8 Arkusz1.B8:Arkusz1.CW8 Arkusz1.A9:Arkusz1.A9 Arkusz1.B9:Arkusz1.CW9 Arkusz1.A10:Arkusz1.A10 Arkusz1.B10:Arkusz1.CW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21.11.2016</text:date>, <text:time>12:07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12:07:41.80</dc:date>
    <dc:creator>Szymon Durak</dc:creator>
    <meta:document-statistic meta:table-count="1" meta:cell-count="1010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21cm" svg:y="0.316cm" chart:style-name="ch2">
          <text:p>Czas uczenia epoki [s]</text:p>
        </chart:title>
        <chart:legend chart:legend-position="end" svg:x="11.243cm" svg:y="1.83cm" style:legend-expansion="high" chart:style-name="ch3"/>
        <chart:plot-area chart:style-name="ch4" table:cell-range-address="Arkusz1.A1:Arkusz1.CW10" chart:data-source-has-labels="column" svg:x="0.77cm" svg:y="1.635cm" svg:width="9.833cm" svg:height="6.765cm">
          <chartooo:coordinate-region svg:x="1.497cm" svg:y="1.847cm" svg:width="8.826cm" svg:height="5.45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B1:Arkusz1.CW1" chart:label-cell-address="Arkusz1.A1:Arkusz1.A1" chart:class="chart:line">
            <chart:data-point chart:repeated="100"/>
          </chart:series>
          <chart:series chart:style-name="ch8" chart:values-cell-range-address="Arkusz1.B2:Arkusz1.CW2" chart:label-cell-address="Arkusz1.A2:Arkusz1.A2" chart:class="chart:line">
            <chart:data-point chart:repeated="100"/>
          </chart:series>
          <chart:series chart:style-name="ch9" chart:values-cell-range-address="Arkusz1.B3:Arkusz1.CW3" chart:label-cell-address="Arkusz1.A3:Arkusz1.A3" chart:class="chart:line">
            <chart:data-point chart:repeated="100"/>
          </chart:series>
          <chart:series chart:style-name="ch10" chart:values-cell-range-address="Arkusz1.B4:Arkusz1.CW4" chart:label-cell-address="Arkusz1.A4:Arkusz1.A4" chart:class="chart:line">
            <chart:data-point chart:repeated="100"/>
          </chart:series>
          <chart:series chart:style-name="ch11" chart:values-cell-range-address="Arkusz1.B5:Arkusz1.CW5" chart:label-cell-address="Arkusz1.A5:Arkusz1.A5" chart:class="chart:line">
            <chart:data-point chart:repeated="100"/>
          </chart:series>
          <chart:series chart:style-name="ch12" chart:values-cell-range-address="Arkusz1.B6:Arkusz1.CW6" chart:label-cell-address="Arkusz1.A6:Arkusz1.A6" chart:class="chart:line">
            <chart:data-point chart:repeated="100"/>
          </chart:series>
          <chart:series chart:style-name="ch13" chart:values-cell-range-address="Arkusz1.B7:Arkusz1.CW7" chart:label-cell-address="Arkusz1.A7:Arkusz1.A7" chart:class="chart:line">
            <chart:data-point chart:repeated="100"/>
          </chart:series>
          <chart:series chart:style-name="ch14" chart:values-cell-range-address="Arkusz1.B8:Arkusz1.CW8" chart:label-cell-address="Arkusz1.A8:Arkusz1.A8" chart:class="chart:line">
            <chart:data-point chart:repeated="100"/>
          </chart:series>
          <chart:series chart:style-name="ch15" chart:values-cell-range-address="Arkusz1.B9:Arkusz1.CW9" chart:label-cell-address="Arkusz1.A9:Arkusz1.A9" chart:class="chart:line">
            <chart:data-point chart:repeated="100"/>
          </chart:series>
          <chart:series chart:style-name="ch16" chart:values-cell-range-address="Arkusz1.B10:Arkusz1.CW10" chart:label-cell-address="Arkusz1.A10:Arkusz1.A10" chart:class="chart:line"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Neuron 0 Epochs time</text:p>
                <draw:g>
                  <svg:desc>Arkusz1.A1:Arkusz1.A1</svg:desc>
                </draw:g>
              </table:table-cell>
              <table:table-cell office:value-type="float" office:value="1.07763">
                <text:p>1.07763</text:p>
                <draw:g>
                  <svg:desc>Arkusz1.B1:Arkusz1.CW1</svg:desc>
                </draw:g>
              </table:table-cell>
              <table:table-cell office:value-type="float" office:value="0.863415">
                <text:p>0.863415</text:p>
              </table:table-cell>
              <table:table-cell office:value-type="float" office:value="0.891868">
                <text:p>0.891868</text:p>
              </table:table-cell>
              <table:table-cell office:value-type="float" office:value="0.851121">
                <text:p>0.851121</text:p>
              </table:table-cell>
              <table:table-cell office:value-type="float" office:value="0.844666">
                <text:p>0.844666</text:p>
              </table:table-cell>
              <table:table-cell office:value-type="float" office:value="0.835836">
                <text:p>0.835836</text:p>
              </table:table-cell>
              <table:table-cell office:value-type="float" office:value="0.849625">
                <text:p>0.849625</text:p>
              </table:table-cell>
              <table:table-cell office:value-type="float" office:value="0.856213">
                <text:p>0.856213</text:p>
              </table:table-cell>
              <table:table-cell office:value-type="float" office:value="0.876267">
                <text:p>0.876267</text:p>
              </table:table-cell>
              <table:table-cell office:value-type="float" office:value="0.851357">
                <text:p>0.851357</text:p>
              </table:table-cell>
              <table:table-cell office:value-type="float" office:value="0.862023">
                <text:p>0.862023</text:p>
              </table:table-cell>
              <table:table-cell office:value-type="float" office:value="0.883036">
                <text:p>0.883036</text:p>
              </table:table-cell>
              <table:table-cell office:value-type="float" office:value="0.866027">
                <text:p>0.866027</text:p>
              </table:table-cell>
              <table:table-cell office:value-type="float" office:value="0.852748">
                <text:p>0.852748</text:p>
              </table:table-cell>
              <table:table-cell office:value-type="float" office:value="0.845493">
                <text:p>0.845493</text:p>
              </table:table-cell>
              <table:table-cell office:value-type="float" office:value="0.832954">
                <text:p>0.832954</text:p>
              </table:table-cell>
              <table:table-cell office:value-type="float" office:value="0.855667">
                <text:p>0.855667</text:p>
              </table:table-cell>
              <table:table-cell office:value-type="float" office:value="0.855211">
                <text:p>0.855211</text:p>
              </table:table-cell>
              <table:table-cell office:value-type="float" office:value="0.884154">
                <text:p>0.884154</text:p>
              </table:table-cell>
              <table:table-cell office:value-type="float" office:value="0.851303">
                <text:p>0.851303</text:p>
              </table:table-cell>
              <table:table-cell office:value-type="float" office:value="0.85684">
                <text:p>0.85684</text:p>
              </table:table-cell>
              <table:table-cell office:value-type="float" office:value="0.866989">
                <text:p>0.866989</text:p>
              </table:table-cell>
              <table:table-cell office:value-type="float" office:value="0.86053">
                <text:p>0.86053</text:p>
              </table:table-cell>
              <table:table-cell office:value-type="float" office:value="0.85451">
                <text:p>0.85451</text:p>
              </table:table-cell>
              <table:table-cell office:value-type="float" office:value="0.855775">
                <text:p>0.855775</text:p>
              </table:table-cell>
              <table:table-cell office:value-type="float" office:value="0.842164">
                <text:p>0.842164</text:p>
              </table:table-cell>
              <table:table-cell office:value-type="float" office:value="0.838297">
                <text:p>0.838297</text:p>
              </table:table-cell>
              <table:table-cell office:value-type="float" office:value="0.859894">
                <text:p>0.859894</text:p>
              </table:table-cell>
              <table:table-cell office:value-type="float" office:value="0.848837">
                <text:p>0.848837</text:p>
              </table:table-cell>
              <table:table-cell office:value-type="float" office:value="0.860613">
                <text:p>0.860613</text:p>
              </table:table-cell>
              <table:table-cell office:value-type="float" office:value="0.881867">
                <text:p>0.881867</text:p>
              </table:table-cell>
              <table:table-cell office:value-type="float" office:value="0.87355">
                <text:p>0.87355</text:p>
              </table:table-cell>
              <table:table-cell office:value-type="float" office:value="0.850432">
                <text:p>0.850432</text:p>
              </table:table-cell>
              <table:table-cell office:value-type="float" office:value="0.845119">
                <text:p>0.845119</text:p>
              </table:table-cell>
              <table:table-cell office:value-type="float" office:value="0.844886">
                <text:p>0.844886</text:p>
              </table:table-cell>
              <table:table-cell office:value-type="float" office:value="0.874592">
                <text:p>0.874592</text:p>
              </table:table-cell>
              <table:table-cell office:value-type="float" office:value="0.860103">
                <text:p>0.860103</text:p>
              </table:table-cell>
              <table:table-cell office:value-type="float" office:value="0.856657">
                <text:p>0.856657</text:p>
              </table:table-cell>
              <table:table-cell office:value-type="float" office:value="0.849692">
                <text:p>0.849692</text:p>
              </table:table-cell>
              <table:table-cell office:value-type="float" office:value="0.846147">
                <text:p>0.846147</text:p>
              </table:table-cell>
              <table:table-cell office:value-type="float" office:value="0.839112">
                <text:p>0.839112</text:p>
              </table:table-cell>
              <table:table-cell office:value-type="float" office:value="0.857274">
                <text:p>0.857274</text:p>
              </table:table-cell>
              <table:table-cell office:value-type="float" office:value="0.859525">
                <text:p>0.859525</text:p>
              </table:table-cell>
              <table:table-cell office:value-type="float" office:value="0.85224">
                <text:p>0.85224</text:p>
              </table:table-cell>
              <table:table-cell office:value-type="float" office:value="0.842157">
                <text:p>0.842157</text:p>
              </table:table-cell>
              <table:table-cell office:value-type="float" office:value="0.860034">
                <text:p>0.860034</text:p>
              </table:table-cell>
              <table:table-cell office:value-type="float" office:value="0.859237">
                <text:p>0.859237</text:p>
              </table:table-cell>
              <table:table-cell office:value-type="float" office:value="0.851204">
                <text:p>0.851204</text:p>
              </table:table-cell>
              <table:table-cell office:value-type="float" office:value="0.852426">
                <text:p>0.852426</text:p>
              </table:table-cell>
              <table:table-cell office:value-type="float" office:value="0.856805">
                <text:p>0.856805</text:p>
              </table:table-cell>
              <table:table-cell office:value-type="float" office:value="0.85117">
                <text:p>0.85117</text:p>
              </table:table-cell>
              <table:table-cell office:value-type="float" office:value="0.867376">
                <text:p>0.867376</text:p>
              </table:table-cell>
              <table:table-cell office:value-type="float" office:value="0.835822">
                <text:p>0.835822</text:p>
              </table:table-cell>
              <table:table-cell office:value-type="float" office:value="0.88212">
                <text:p>0.88212</text:p>
              </table:table-cell>
              <table:table-cell office:value-type="float" office:value="0.860484">
                <text:p>0.860484</text:p>
              </table:table-cell>
              <table:table-cell office:value-type="float" office:value="0.846819">
                <text:p>0.846819</text:p>
              </table:table-cell>
              <table:table-cell office:value-type="float" office:value="0.870176">
                <text:p>0.870176</text:p>
              </table:table-cell>
              <table:table-cell office:value-type="float" office:value="0.84717">
                <text:p>0.84717</text:p>
              </table:table-cell>
              <table:table-cell office:value-type="float" office:value="0.861859">
                <text:p>0.861859</text:p>
              </table:table-cell>
              <table:table-cell office:value-type="float" office:value="0.848205">
                <text:p>0.848205</text:p>
              </table:table-cell>
              <table:table-cell office:value-type="float" office:value="0.850256">
                <text:p>0.850256</text:p>
              </table:table-cell>
              <table:table-cell office:value-type="float" office:value="0.849823">
                <text:p>0.849823</text:p>
              </table:table-cell>
              <table:table-cell office:value-type="float" office:value="0.897667">
                <text:p>0.897667</text:p>
              </table:table-cell>
              <table:table-cell office:value-type="float" office:value="0.85299">
                <text:p>0.85299</text:p>
              </table:table-cell>
              <table:table-cell office:value-type="float" office:value="0.84721">
                <text:p>0.84721</text:p>
              </table:table-cell>
              <table:table-cell office:value-type="float" office:value="0.846285">
                <text:p>0.846285</text:p>
              </table:table-cell>
              <table:table-cell office:value-type="float" office:value="0.84862">
                <text:p>0.84862</text:p>
              </table:table-cell>
              <table:table-cell office:value-type="float" office:value="0.835485">
                <text:p>0.835485</text:p>
              </table:table-cell>
              <table:table-cell office:value-type="float" office:value="0.867414">
                <text:p>0.867414</text:p>
              </table:table-cell>
              <table:table-cell office:value-type="float" office:value="0.860999">
                <text:p>0.860999</text:p>
              </table:table-cell>
              <table:table-cell office:value-type="float" office:value="0.868372">
                <text:p>0.868372</text:p>
              </table:table-cell>
              <table:table-cell office:value-type="float" office:value="0.848225">
                <text:p>0.848225</text:p>
              </table:table-cell>
              <table:table-cell office:value-type="float" office:value="0.86662">
                <text:p>0.86662</text:p>
              </table:table-cell>
              <table:table-cell office:value-type="float" office:value="0.854491">
                <text:p>0.854491</text:p>
              </table:table-cell>
              <table:table-cell office:value-type="float" office:value="0.846975">
                <text:p>0.846975</text:p>
              </table:table-cell>
              <table:table-cell office:value-type="float" office:value="0.886039">
                <text:p>0.886039</text:p>
              </table:table-cell>
              <table:table-cell office:value-type="float" office:value="0.871155">
                <text:p>0.871155</text:p>
              </table:table-cell>
              <table:table-cell office:value-type="float" office:value="0.85226">
                <text:p>0.85226</text:p>
              </table:table-cell>
              <table:table-cell office:value-type="float" office:value="0.895003">
                <text:p>0.895003</text:p>
              </table:table-cell>
              <table:table-cell office:value-type="float" office:value="1.216085">
                <text:p>1.216085</text:p>
              </table:table-cell>
              <table:table-cell office:value-type="float" office:value="0.947576">
                <text:p>0.947576</text:p>
              </table:table-cell>
              <table:table-cell office:value-type="float" office:value="0.905811">
                <text:p>0.905811</text:p>
              </table:table-cell>
              <table:table-cell office:value-type="float" office:value="0.941433">
                <text:p>0.941433</text:p>
              </table:table-cell>
              <table:table-cell office:value-type="float" office:value="0.892644">
                <text:p>0.892644</text:p>
              </table:table-cell>
              <table:table-cell office:value-type="float" office:value="0.876717">
                <text:p>0.876717</text:p>
              </table:table-cell>
              <table:table-cell office:value-type="float" office:value="0.853969">
                <text:p>0.853969</text:p>
              </table:table-cell>
              <table:table-cell office:value-type="float" office:value="0.853985">
                <text:p>0.853985</text:p>
              </table:table-cell>
              <table:table-cell office:value-type="float" office:value="0.867132">
                <text:p>0.867132</text:p>
              </table:table-cell>
              <table:table-cell office:value-type="float" office:value="1.038028">
                <text:p>1.038028</text:p>
              </table:table-cell>
              <table:table-cell office:value-type="float" office:value="0.85631">
                <text:p>0.85631</text:p>
              </table:table-cell>
              <table:table-cell office:value-type="float" office:value="0.865552">
                <text:p>0.865552</text:p>
              </table:table-cell>
              <table:table-cell office:value-type="float" office:value="0.859132">
                <text:p>0.859132</text:p>
              </table:table-cell>
              <table:table-cell office:value-type="float" office:value="0.847752">
                <text:p>0.847752</text:p>
              </table:table-cell>
              <table:table-cell office:value-type="float" office:value="0.883562">
                <text:p>0.883562</text:p>
              </table:table-cell>
              <table:table-cell office:value-type="float" office:value="0.911267">
                <text:p>0.911267</text:p>
              </table:table-cell>
              <table:table-cell office:value-type="float" office:value="0.87616">
                <text:p>0.87616</text:p>
              </table:table-cell>
              <table:table-cell office:value-type="float" office:value="0.841005">
                <text:p>0.841005</text:p>
              </table:table-cell>
              <table:table-cell office:value-type="float" office:value="0.867791">
                <text:p>0.867791</text:p>
              </table:table-cell>
              <table:table-cell office:value-type="float" office:value="0.864778">
                <text:p>0.864778</text:p>
              </table:table-cell>
              <table:table-cell office:value-type="float" office:value="0.864946">
                <text:p>0.864946</text:p>
              </table:table-cell>
            </table:table-row>
            <table:table-row>
              <table:table-cell office:value-type="string">
                <text:p>Neuron 1 Epochs time</text:p>
                <draw:g>
                  <svg:desc>Arkusz1.A2:Arkusz1.A2</svg:desc>
                </draw:g>
              </table:table-cell>
              <table:table-cell office:value-type="float" office:value="0.981245">
                <text:p>0.981245</text:p>
                <draw:g>
                  <svg:desc>Arkusz1.B2:Arkusz1.CW2</svg:desc>
                </draw:g>
              </table:table-cell>
              <table:table-cell office:value-type="float" office:value="0.855851">
                <text:p>0.855851</text:p>
              </table:table-cell>
              <table:table-cell office:value-type="float" office:value="0.884865">
                <text:p>0.884865</text:p>
              </table:table-cell>
              <table:table-cell office:value-type="float" office:value="0.864882">
                <text:p>0.864882</text:p>
              </table:table-cell>
              <table:table-cell office:value-type="float" office:value="0.864248">
                <text:p>0.864248</text:p>
              </table:table-cell>
              <table:table-cell office:value-type="float" office:value="0.852403">
                <text:p>0.852403</text:p>
              </table:table-cell>
              <table:table-cell office:value-type="float" office:value="0.878997">
                <text:p>0.878997</text:p>
              </table:table-cell>
              <table:table-cell office:value-type="float" office:value="0.878798">
                <text:p>0.878798</text:p>
              </table:table-cell>
              <table:table-cell office:value-type="float" office:value="0.86919">
                <text:p>0.86919</text:p>
              </table:table-cell>
              <table:table-cell office:value-type="float" office:value="0.87496">
                <text:p>0.87496</text:p>
              </table:table-cell>
              <table:table-cell office:value-type="float" office:value="0.873963">
                <text:p>0.873963</text:p>
              </table:table-cell>
              <table:table-cell office:value-type="float" office:value="0.863379">
                <text:p>0.863379</text:p>
              </table:table-cell>
              <table:table-cell office:value-type="float" office:value="0.851312">
                <text:p>0.851312</text:p>
              </table:table-cell>
              <table:table-cell office:value-type="float" office:value="0.861795">
                <text:p>0.861795</text:p>
              </table:table-cell>
              <table:table-cell office:value-type="float" office:value="0.876053">
                <text:p>0.876053</text:p>
              </table:table-cell>
              <table:table-cell office:value-type="float" office:value="0.883094">
                <text:p>0.883094</text:p>
              </table:table-cell>
              <table:table-cell office:value-type="float" office:value="0.867293">
                <text:p>0.867293</text:p>
              </table:table-cell>
              <table:table-cell office:value-type="float" office:value="0.847711">
                <text:p>0.847711</text:p>
              </table:table-cell>
              <table:table-cell office:value-type="float" office:value="0.866973">
                <text:p>0.866973</text:p>
              </table:table-cell>
              <table:table-cell office:value-type="float" office:value="0.871439">
                <text:p>0.871439</text:p>
              </table:table-cell>
              <table:table-cell office:value-type="float" office:value="0.856543">
                <text:p>0.856543</text:p>
              </table:table-cell>
              <table:table-cell office:value-type="float" office:value="0.871132">
                <text:p>0.871132</text:p>
              </table:table-cell>
              <table:table-cell office:value-type="float" office:value="0.855679">
                <text:p>0.855679</text:p>
              </table:table-cell>
              <table:table-cell office:value-type="float" office:value="0.857024">
                <text:p>0.857024</text:p>
              </table:table-cell>
              <table:table-cell office:value-type="float" office:value="0.857495">
                <text:p>0.857495</text:p>
              </table:table-cell>
              <table:table-cell office:value-type="float" office:value="0.859137">
                <text:p>0.859137</text:p>
              </table:table-cell>
              <table:table-cell office:value-type="float" office:value="0.869481">
                <text:p>0.869481</text:p>
              </table:table-cell>
              <table:table-cell office:value-type="float" office:value="0.857533">
                <text:p>0.857533</text:p>
              </table:table-cell>
              <table:table-cell office:value-type="float" office:value="0.86134">
                <text:p>0.86134</text:p>
              </table:table-cell>
              <table:table-cell office:value-type="float" office:value="0.856265">
                <text:p>0.856265</text:p>
              </table:table-cell>
              <table:table-cell office:value-type="float" office:value="0.864212">
                <text:p>0.864212</text:p>
              </table:table-cell>
              <table:table-cell office:value-type="float" office:value="0.883847">
                <text:p>0.883847</text:p>
              </table:table-cell>
              <table:table-cell office:value-type="float" office:value="0.881485">
                <text:p>0.881485</text:p>
              </table:table-cell>
              <table:table-cell office:value-type="float" office:value="0.860616">
                <text:p>0.860616</text:p>
              </table:table-cell>
              <table:table-cell office:value-type="float" office:value="0.86988">
                <text:p>0.86988</text:p>
              </table:table-cell>
              <table:table-cell office:value-type="float" office:value="0.864396">
                <text:p>0.864396</text:p>
              </table:table-cell>
              <table:table-cell office:value-type="float" office:value="0.864493">
                <text:p>0.864493</text:p>
              </table:table-cell>
              <table:table-cell office:value-type="float" office:value="0.860559">
                <text:p>0.860559</text:p>
              </table:table-cell>
              <table:table-cell office:value-type="float" office:value="0.889279">
                <text:p>0.889279</text:p>
              </table:table-cell>
              <table:table-cell office:value-type="float" office:value="0.859408">
                <text:p>0.859408</text:p>
              </table:table-cell>
              <table:table-cell office:value-type="float" office:value="0.865676">
                <text:p>0.865676</text:p>
              </table:table-cell>
              <table:table-cell office:value-type="float" office:value="0.868415">
                <text:p>0.868415</text:p>
              </table:table-cell>
              <table:table-cell office:value-type="float" office:value="0.885916">
                <text:p>0.885916</text:p>
              </table:table-cell>
              <table:table-cell office:value-type="float" office:value="0.863145">
                <text:p>0.863145</text:p>
              </table:table-cell>
              <table:table-cell office:value-type="float" office:value="0.875335">
                <text:p>0.875335</text:p>
              </table:table-cell>
              <table:table-cell office:value-type="float" office:value="0.860923">
                <text:p>0.860923</text:p>
              </table:table-cell>
              <table:table-cell office:value-type="float" office:value="0.867102">
                <text:p>0.867102</text:p>
              </table:table-cell>
              <table:table-cell office:value-type="float" office:value="0.872267">
                <text:p>0.872267</text:p>
              </table:table-cell>
              <table:table-cell office:value-type="float" office:value="0.88014">
                <text:p>0.88014</text:p>
              </table:table-cell>
              <table:table-cell office:value-type="float" office:value="0.86015">
                <text:p>0.86015</text:p>
              </table:table-cell>
              <table:table-cell office:value-type="float" office:value="0.864132">
                <text:p>0.864132</text:p>
              </table:table-cell>
              <table:table-cell office:value-type="float" office:value="0.869511">
                <text:p>0.869511</text:p>
              </table:table-cell>
              <table:table-cell office:value-type="float" office:value="0.865556">
                <text:p>0.865556</text:p>
              </table:table-cell>
              <table:table-cell office:value-type="float" office:value="0.852199">
                <text:p>0.852199</text:p>
              </table:table-cell>
              <table:table-cell office:value-type="float" office:value="0.884499">
                <text:p>0.884499</text:p>
              </table:table-cell>
              <table:table-cell office:value-type="float" office:value="0.875072">
                <text:p>0.875072</text:p>
              </table:table-cell>
              <table:table-cell office:value-type="float" office:value="0.855664">
                <text:p>0.855664</text:p>
              </table:table-cell>
              <table:table-cell office:value-type="float" office:value="0.855772">
                <text:p>0.855772</text:p>
              </table:table-cell>
              <table:table-cell office:value-type="float" office:value="0.865508">
                <text:p>0.865508</text:p>
              </table:table-cell>
              <table:table-cell office:value-type="float" office:value="0.855408">
                <text:p>0.855408</text:p>
              </table:table-cell>
              <table:table-cell office:value-type="float" office:value="0.860537">
                <text:p>0.860537</text:p>
              </table:table-cell>
              <table:table-cell office:value-type="float" office:value="0.865828">
                <text:p>0.865828</text:p>
              </table:table-cell>
              <table:table-cell office:value-type="float" office:value="0.904934">
                <text:p>0.904934</text:p>
              </table:table-cell>
              <table:table-cell office:value-type="float" office:value="0.880247">
                <text:p>0.880247</text:p>
              </table:table-cell>
              <table:table-cell office:value-type="float" office:value="0.867525">
                <text:p>0.867525</text:p>
              </table:table-cell>
              <table:table-cell office:value-type="float" office:value="0.860523">
                <text:p>0.860523</text:p>
              </table:table-cell>
              <table:table-cell office:value-type="float" office:value="0.892838">
                <text:p>0.892838</text:p>
              </table:table-cell>
              <table:table-cell office:value-type="float" office:value="0.850594">
                <text:p>0.850594</text:p>
              </table:table-cell>
              <table:table-cell office:value-type="float" office:value="0.870112">
                <text:p>0.870112</text:p>
              </table:table-cell>
              <table:table-cell office:value-type="float" office:value="0.865255">
                <text:p>0.865255</text:p>
              </table:table-cell>
              <table:table-cell office:value-type="float" office:value="0.868877">
                <text:p>0.868877</text:p>
              </table:table-cell>
              <table:table-cell office:value-type="float" office:value="0.875146">
                <text:p>0.875146</text:p>
              </table:table-cell>
              <table:table-cell office:value-type="float" office:value="0.871966">
                <text:p>0.871966</text:p>
              </table:table-cell>
              <table:table-cell office:value-type="float" office:value="0.862073">
                <text:p>0.862073</text:p>
              </table:table-cell>
              <table:table-cell office:value-type="float" office:value="0.870635">
                <text:p>0.870635</text:p>
              </table:table-cell>
              <table:table-cell office:value-type="float" office:value="0.861236">
                <text:p>0.861236</text:p>
              </table:table-cell>
              <table:table-cell office:value-type="float" office:value="0.877491">
                <text:p>0.877491</text:p>
              </table:table-cell>
              <table:table-cell office:value-type="float" office:value="0.911535">
                <text:p>0.911535</text:p>
              </table:table-cell>
              <table:table-cell office:value-type="float" office:value="1.214032">
                <text:p>1.214032</text:p>
              </table:table-cell>
              <table:table-cell office:value-type="float" office:value="1.018461">
                <text:p>1.018461</text:p>
              </table:table-cell>
              <table:table-cell office:value-type="float" office:value="0.912805">
                <text:p>0.912805</text:p>
              </table:table-cell>
              <table:table-cell office:value-type="float" office:value="0.89836">
                <text:p>0.89836</text:p>
              </table:table-cell>
              <table:table-cell office:value-type="float" office:value="0.88156">
                <text:p>0.88156</text:p>
              </table:table-cell>
              <table:table-cell office:value-type="float" office:value="0.874857">
                <text:p>0.874857</text:p>
              </table:table-cell>
              <table:table-cell office:value-type="float" office:value="0.873136">
                <text:p>0.873136</text:p>
              </table:table-cell>
              <table:table-cell office:value-type="float" office:value="0.897964">
                <text:p>0.897964</text:p>
              </table:table-cell>
              <table:table-cell office:value-type="float" office:value="0.88276">
                <text:p>0.88276</text:p>
              </table:table-cell>
              <table:table-cell office:value-type="float" office:value="0.97318">
                <text:p>0.97318</text:p>
              </table:table-cell>
              <table:table-cell office:value-type="float" office:value="0.903071">
                <text:p>0.903071</text:p>
              </table:table-cell>
              <table:table-cell office:value-type="float" office:value="0.871658">
                <text:p>0.871658</text:p>
              </table:table-cell>
              <table:table-cell office:value-type="float" office:value="0.859222">
                <text:p>0.859222</text:p>
              </table:table-cell>
              <table:table-cell office:value-type="float" office:value="0.869483">
                <text:p>0.869483</text:p>
              </table:table-cell>
              <table:table-cell office:value-type="float" office:value="0.868301">
                <text:p>0.868301</text:p>
              </table:table-cell>
              <table:table-cell office:value-type="float" office:value="0.876825">
                <text:p>0.876825</text:p>
              </table:table-cell>
              <table:table-cell office:value-type="float" office:value="0.869488">
                <text:p>0.869488</text:p>
              </table:table-cell>
              <table:table-cell office:value-type="float" office:value="0.887257">
                <text:p>0.887257</text:p>
              </table:table-cell>
              <table:table-cell office:value-type="float" office:value="0.863327">
                <text:p>0.863327</text:p>
              </table:table-cell>
              <table:table-cell office:value-type="float" office:value="0.865752">
                <text:p>0.865752</text:p>
              </table:table-cell>
              <table:table-cell office:value-type="float" office:value="0.867361">
                <text:p>0.867361</text:p>
              </table:table-cell>
              <table:table-cell office:value-type="float" office:value="0.78163">
                <text:p>0.78163</text:p>
              </table:table-cell>
            </table:table-row>
            <table:table-row>
              <table:table-cell office:value-type="string">
                <text:p>Neuron 2 Epochs time</text:p>
                <draw:g>
                  <svg:desc>Arkusz1.A3:Arkusz1.A3</svg:desc>
                </draw:g>
              </table:table-cell>
              <table:table-cell office:value-type="float" office:value="1.109267">
                <text:p>1.109267</text:p>
                <draw:g>
                  <svg:desc>Arkusz1.B3:Arkusz1.CW3</svg:desc>
                </draw:g>
              </table:table-cell>
              <table:table-cell office:value-type="float" office:value="0.894484">
                <text:p>0.894484</text:p>
              </table:table-cell>
              <table:table-cell office:value-type="float" office:value="0.870206">
                <text:p>0.870206</text:p>
              </table:table-cell>
              <table:table-cell office:value-type="float" office:value="0.844978">
                <text:p>0.844978</text:p>
              </table:table-cell>
              <table:table-cell office:value-type="float" office:value="0.850939">
                <text:p>0.850939</text:p>
              </table:table-cell>
              <table:table-cell office:value-type="float" office:value="0.855498">
                <text:p>0.855498</text:p>
              </table:table-cell>
              <table:table-cell office:value-type="float" office:value="0.869585">
                <text:p>0.869585</text:p>
              </table:table-cell>
              <table:table-cell office:value-type="float" office:value="0.874241">
                <text:p>0.874241</text:p>
              </table:table-cell>
              <table:table-cell office:value-type="float" office:value="0.87011">
                <text:p>0.87011</text:p>
              </table:table-cell>
              <table:table-cell office:value-type="float" office:value="0.856298">
                <text:p>0.856298</text:p>
              </table:table-cell>
              <table:table-cell office:value-type="float" office:value="0.875604">
                <text:p>0.875604</text:p>
              </table:table-cell>
              <table:table-cell office:value-type="float" office:value="0.866031">
                <text:p>0.866031</text:p>
              </table:table-cell>
              <table:table-cell office:value-type="float" office:value="0.874703">
                <text:p>0.874703</text:p>
              </table:table-cell>
              <table:table-cell office:value-type="float" office:value="0.877564">
                <text:p>0.877564</text:p>
              </table:table-cell>
              <table:table-cell office:value-type="float" office:value="0.851932">
                <text:p>0.851932</text:p>
              </table:table-cell>
              <table:table-cell office:value-type="float" office:value="0.893718">
                <text:p>0.893718</text:p>
              </table:table-cell>
              <table:table-cell office:value-type="float" office:value="0.865671">
                <text:p>0.865671</text:p>
              </table:table-cell>
              <table:table-cell office:value-type="float" office:value="0.858751">
                <text:p>0.858751</text:p>
              </table:table-cell>
              <table:table-cell office:value-type="float" office:value="0.868727">
                <text:p>0.868727</text:p>
              </table:table-cell>
              <table:table-cell office:value-type="float" office:value="0.869359">
                <text:p>0.869359</text:p>
              </table:table-cell>
              <table:table-cell office:value-type="float" office:value="0.868909">
                <text:p>0.868909</text:p>
              </table:table-cell>
              <table:table-cell office:value-type="float" office:value="0.863315">
                <text:p>0.863315</text:p>
              </table:table-cell>
              <table:table-cell office:value-type="float" office:value="0.874846">
                <text:p>0.874846</text:p>
              </table:table-cell>
              <table:table-cell office:value-type="float" office:value="0.882861">
                <text:p>0.882861</text:p>
              </table:table-cell>
              <table:table-cell office:value-type="float" office:value="0.865542">
                <text:p>0.865542</text:p>
              </table:table-cell>
              <table:table-cell office:value-type="float" office:value="0.868237">
                <text:p>0.868237</text:p>
              </table:table-cell>
              <table:table-cell office:value-type="float" office:value="0.861887">
                <text:p>0.861887</text:p>
              </table:table-cell>
              <table:table-cell office:value-type="float" office:value="0.869289">
                <text:p>0.869289</text:p>
              </table:table-cell>
              <table:table-cell office:value-type="float" office:value="0.860931">
                <text:p>0.860931</text:p>
              </table:table-cell>
              <table:table-cell office:value-type="float" office:value="0.868381">
                <text:p>0.868381</text:p>
              </table:table-cell>
              <table:table-cell office:value-type="float" office:value="0.854326">
                <text:p>0.854326</text:p>
              </table:table-cell>
              <table:table-cell office:value-type="float" office:value="0.883409">
                <text:p>0.883409</text:p>
              </table:table-cell>
              <table:table-cell office:value-type="float" office:value="0.862387">
                <text:p>0.862387</text:p>
              </table:table-cell>
              <table:table-cell office:value-type="float" office:value="0.852795">
                <text:p>0.852795</text:p>
              </table:table-cell>
              <table:table-cell office:value-type="float" office:value="0.873584">
                <text:p>0.873584</text:p>
              </table:table-cell>
              <table:table-cell office:value-type="float" office:value="0.880841">
                <text:p>0.880841</text:p>
              </table:table-cell>
              <table:table-cell office:value-type="float" office:value="0.871959">
                <text:p>0.871959</text:p>
              </table:table-cell>
              <table:table-cell office:value-type="float" office:value="0.890729">
                <text:p>0.890729</text:p>
              </table:table-cell>
              <table:table-cell office:value-type="float" office:value="0.870201">
                <text:p>0.870201</text:p>
              </table:table-cell>
              <table:table-cell office:value-type="float" office:value="0.872071">
                <text:p>0.872071</text:p>
              </table:table-cell>
              <table:table-cell office:value-type="float" office:value="0.874732">
                <text:p>0.874732</text:p>
              </table:table-cell>
              <table:table-cell office:value-type="float" office:value="0.874923">
                <text:p>0.874923</text:p>
              </table:table-cell>
              <table:table-cell office:value-type="float" office:value="0.872814">
                <text:p>0.872814</text:p>
              </table:table-cell>
              <table:table-cell office:value-type="float" office:value="0.913087">
                <text:p>0.913087</text:p>
              </table:table-cell>
              <table:table-cell office:value-type="float" office:value="0.85833">
                <text:p>0.85833</text:p>
              </table:table-cell>
              <table:table-cell office:value-type="float" office:value="0.869483">
                <text:p>0.869483</text:p>
              </table:table-cell>
              <table:table-cell office:value-type="float" office:value="0.896251">
                <text:p>0.896251</text:p>
              </table:table-cell>
              <table:table-cell office:value-type="float" office:value="0.863735">
                <text:p>0.863735</text:p>
              </table:table-cell>
              <table:table-cell office:value-type="float" office:value="0.880266">
                <text:p>0.880266</text:p>
              </table:table-cell>
              <table:table-cell office:value-type="float" office:value="0.872754">
                <text:p>0.872754</text:p>
              </table:table-cell>
              <table:table-cell office:value-type="float" office:value="0.863917">
                <text:p>0.863917</text:p>
              </table:table-cell>
              <table:table-cell office:value-type="float" office:value="0.879881">
                <text:p>0.879881</text:p>
              </table:table-cell>
              <table:table-cell office:value-type="float" office:value="0.859986">
                <text:p>0.859986</text:p>
              </table:table-cell>
              <table:table-cell office:value-type="float" office:value="0.903547">
                <text:p>0.903547</text:p>
              </table:table-cell>
              <table:table-cell office:value-type="float" office:value="0.868015">
                <text:p>0.868015</text:p>
              </table:table-cell>
              <table:table-cell office:value-type="float" office:value="0.867508">
                <text:p>0.867508</text:p>
              </table:table-cell>
              <table:table-cell office:value-type="float" office:value="0.869279">
                <text:p>0.869279</text:p>
              </table:table-cell>
              <table:table-cell office:value-type="float" office:value="0.852878">
                <text:p>0.852878</text:p>
              </table:table-cell>
              <table:table-cell office:value-type="float" office:value="0.88848">
                <text:p>0.88848</text:p>
              </table:table-cell>
              <table:table-cell office:value-type="float" office:value="0.902486">
                <text:p>0.902486</text:p>
              </table:table-cell>
              <table:table-cell office:value-type="float" office:value="0.870516">
                <text:p>0.870516</text:p>
              </table:table-cell>
              <table:table-cell office:value-type="float" office:value="0.932419">
                <text:p>0.932419</text:p>
              </table:table-cell>
              <table:table-cell office:value-type="float" office:value="0.869185">
                <text:p>0.869185</text:p>
              </table:table-cell>
              <table:table-cell office:value-type="float" office:value="0.884389">
                <text:p>0.884389</text:p>
              </table:table-cell>
              <table:table-cell office:value-type="float" office:value="0.865037">
                <text:p>0.865037</text:p>
              </table:table-cell>
              <table:table-cell office:value-type="float" office:value="0.880124">
                <text:p>0.880124</text:p>
              </table:table-cell>
              <table:table-cell office:value-type="float" office:value="0.875468">
                <text:p>0.875468</text:p>
              </table:table-cell>
              <table:table-cell office:value-type="float" office:value="0.886003">
                <text:p>0.886003</text:p>
              </table:table-cell>
              <table:table-cell office:value-type="float" office:value="0.860105">
                <text:p>0.860105</text:p>
              </table:table-cell>
              <table:table-cell office:value-type="float" office:value="0.877746">
                <text:p>0.877746</text:p>
              </table:table-cell>
              <table:table-cell office:value-type="float" office:value="0.875183">
                <text:p>0.875183</text:p>
              </table:table-cell>
              <table:table-cell office:value-type="float" office:value="0.869766">
                <text:p>0.869766</text:p>
              </table:table-cell>
              <table:table-cell office:value-type="float" office:value="0.865825">
                <text:p>0.865825</text:p>
              </table:table-cell>
              <table:table-cell office:value-type="float" office:value="0.879343">
                <text:p>0.879343</text:p>
              </table:table-cell>
              <table:table-cell office:value-type="float" office:value="0.875449">
                <text:p>0.875449</text:p>
              </table:table-cell>
              <table:table-cell office:value-type="float" office:value="0.86318">
                <text:p>0.86318</text:p>
              </table:table-cell>
              <table:table-cell office:value-type="float" office:value="0.860005">
                <text:p>0.860005</text:p>
              </table:table-cell>
              <table:table-cell office:value-type="float" office:value="0.892961">
                <text:p>0.892961</text:p>
              </table:table-cell>
              <table:table-cell office:value-type="float" office:value="1.304566">
                <text:p>1.304566</text:p>
              </table:table-cell>
              <table:table-cell office:value-type="float" office:value="0.909491">
                <text:p>0.909491</text:p>
              </table:table-cell>
              <table:table-cell office:value-type="float" office:value="0.959951">
                <text:p>0.959951</text:p>
              </table:table-cell>
              <table:table-cell office:value-type="float" office:value="0.910119">
                <text:p>0.910119</text:p>
              </table:table-cell>
              <table:table-cell office:value-type="float" office:value="0.876123">
                <text:p>0.876123</text:p>
              </table:table-cell>
              <table:table-cell office:value-type="float" office:value="0.858243">
                <text:p>0.858243</text:p>
              </table:table-cell>
              <table:table-cell office:value-type="float" office:value="0.883833">
                <text:p>0.883833</text:p>
              </table:table-cell>
              <table:table-cell office:value-type="float" office:value="0.881181">
                <text:p>0.881181</text:p>
              </table:table-cell>
              <table:table-cell office:value-type="float" office:value="0.984335">
                <text:p>0.984335</text:p>
              </table:table-cell>
              <table:table-cell office:value-type="float" office:value="0.912932">
                <text:p>0.912932</text:p>
              </table:table-cell>
              <table:table-cell office:value-type="float" office:value="0.867517">
                <text:p>0.867517</text:p>
              </table:table-cell>
              <table:table-cell office:value-type="float" office:value="0.86763">
                <text:p>0.86763</text:p>
              </table:table-cell>
              <table:table-cell office:value-type="float" office:value="0.874285">
                <text:p>0.874285</text:p>
              </table:table-cell>
              <table:table-cell office:value-type="float" office:value="0.875044">
                <text:p>0.875044</text:p>
              </table:table-cell>
              <table:table-cell office:value-type="float" office:value="0.869396">
                <text:p>0.869396</text:p>
              </table:table-cell>
              <table:table-cell office:value-type="float" office:value="0.869603">
                <text:p>0.869603</text:p>
              </table:table-cell>
              <table:table-cell office:value-type="float" office:value="0.867426">
                <text:p>0.867426</text:p>
              </table:table-cell>
              <table:table-cell office:value-type="float" office:value="0.881612">
                <text:p>0.881612</text:p>
              </table:table-cell>
              <table:table-cell office:value-type="float" office:value="0.882377">
                <text:p>0.882377</text:p>
              </table:table-cell>
              <table:table-cell office:value-type="float" office:value="0.876272">
                <text:p>0.876272</text:p>
              </table:table-cell>
              <table:table-cell office:value-type="float" office:value="0.822518">
                <text:p>0.822518</text:p>
              </table:table-cell>
              <table:table-cell office:value-type="float" office:value="0.697108">
                <text:p>0.697108</text:p>
              </table:table-cell>
            </table:table-row>
            <table:table-row>
              <table:table-cell office:value-type="string">
                <text:p>Neuron 3 Epochs time</text:p>
                <draw:g>
                  <svg:desc>Arkusz1.A4:Arkusz1.A4</svg:desc>
                </draw:g>
              </table:table-cell>
              <table:table-cell office:value-type="float" office:value="0.92742">
                <text:p>0.92742</text:p>
                <draw:g>
                  <svg:desc>Arkusz1.B4:Arkusz1.CW4</svg:desc>
                </draw:g>
              </table:table-cell>
              <table:table-cell office:value-type="float" office:value="0.868502">
                <text:p>0.868502</text:p>
              </table:table-cell>
              <table:table-cell office:value-type="float" office:value="0.883455">
                <text:p>0.883455</text:p>
              </table:table-cell>
              <table:table-cell office:value-type="float" office:value="0.870019">
                <text:p>0.870019</text:p>
              </table:table-cell>
              <table:table-cell office:value-type="float" office:value="0.860195">
                <text:p>0.860195</text:p>
              </table:table-cell>
              <table:table-cell office:value-type="float" office:value="0.89237">
                <text:p>0.89237</text:p>
              </table:table-cell>
              <table:table-cell office:value-type="float" office:value="0.885172">
                <text:p>0.885172</text:p>
              </table:table-cell>
              <table:table-cell office:value-type="float" office:value="0.874996">
                <text:p>0.874996</text:p>
              </table:table-cell>
              <table:table-cell office:value-type="float" office:value="0.895413">
                <text:p>0.895413</text:p>
              </table:table-cell>
              <table:table-cell office:value-type="float" office:value="0.869118">
                <text:p>0.869118</text:p>
              </table:table-cell>
              <table:table-cell office:value-type="float" office:value="0.887627">
                <text:p>0.887627</text:p>
              </table:table-cell>
              <table:table-cell office:value-type="float" office:value="0.876689">
                <text:p>0.876689</text:p>
              </table:table-cell>
              <table:table-cell office:value-type="float" office:value="0.875405">
                <text:p>0.875405</text:p>
              </table:table-cell>
              <table:table-cell office:value-type="float" office:value="0.868645">
                <text:p>0.868645</text:p>
              </table:table-cell>
              <table:table-cell office:value-type="float" office:value="0.924975">
                <text:p>0.924975</text:p>
              </table:table-cell>
              <table:table-cell office:value-type="float" office:value="0.872784">
                <text:p>0.872784</text:p>
              </table:table-cell>
              <table:table-cell office:value-type="float" office:value="0.890588">
                <text:p>0.890588</text:p>
              </table:table-cell>
              <table:table-cell office:value-type="float" office:value="0.884907">
                <text:p>0.884907</text:p>
              </table:table-cell>
              <table:table-cell office:value-type="float" office:value="0.891133">
                <text:p>0.891133</text:p>
              </table:table-cell>
              <table:table-cell office:value-type="float" office:value="0.870518">
                <text:p>0.870518</text:p>
              </table:table-cell>
              <table:table-cell office:value-type="float" office:value="0.876717">
                <text:p>0.876717</text:p>
              </table:table-cell>
              <table:table-cell office:value-type="float" office:value="0.894362">
                <text:p>0.894362</text:p>
              </table:table-cell>
              <table:table-cell office:value-type="float" office:value="0.873654">
                <text:p>0.873654</text:p>
              </table:table-cell>
              <table:table-cell office:value-type="float" office:value="0.889918">
                <text:p>0.889918</text:p>
              </table:table-cell>
              <table:table-cell office:value-type="float" office:value="0.86185">
                <text:p>0.86185</text:p>
              </table:table-cell>
              <table:table-cell office:value-type="float" office:value="0.892873">
                <text:p>0.892873</text:p>
              </table:table-cell>
              <table:table-cell office:value-type="float" office:value="0.879308">
                <text:p>0.879308</text:p>
              </table:table-cell>
              <table:table-cell office:value-type="float" office:value="0.901562">
                <text:p>0.901562</text:p>
              </table:table-cell>
              <table:table-cell office:value-type="float" office:value="0.908891">
                <text:p>0.908891</text:p>
              </table:table-cell>
              <table:table-cell office:value-type="float" office:value="0.895656">
                <text:p>0.895656</text:p>
              </table:table-cell>
              <table:table-cell office:value-type="float" office:value="0.87658">
                <text:p>0.87658</text:p>
              </table:table-cell>
              <table:table-cell office:value-type="float" office:value="0.863957">
                <text:p>0.863957</text:p>
              </table:table-cell>
              <table:table-cell office:value-type="float" office:value="0.870576">
                <text:p>0.870576</text:p>
              </table:table-cell>
              <table:table-cell office:value-type="float" office:value="0.886236">
                <text:p>0.886236</text:p>
              </table:table-cell>
              <table:table-cell office:value-type="float" office:value="0.885688">
                <text:p>0.885688</text:p>
              </table:table-cell>
              <table:table-cell office:value-type="float" office:value="0.891643">
                <text:p>0.891643</text:p>
              </table:table-cell>
              <table:table-cell office:value-type="float" office:value="0.882717">
                <text:p>0.882717</text:p>
              </table:table-cell>
              <table:table-cell office:value-type="float" office:value="0.86648">
                <text:p>0.86648</text:p>
              </table:table-cell>
              <table:table-cell office:value-type="float" office:value="0.865574">
                <text:p>0.865574</text:p>
              </table:table-cell>
              <table:table-cell office:value-type="float" office:value="0.891704">
                <text:p>0.891704</text:p>
              </table:table-cell>
              <table:table-cell office:value-type="float" office:value="0.878808">
                <text:p>0.878808</text:p>
              </table:table-cell>
              <table:table-cell office:value-type="float" office:value="0.872754">
                <text:p>0.872754</text:p>
              </table:table-cell>
              <table:table-cell office:value-type="float" office:value="0.859049">
                <text:p>0.859049</text:p>
              </table:table-cell>
              <table:table-cell office:value-type="float" office:value="0.87112">
                <text:p>0.87112</text:p>
              </table:table-cell>
              <table:table-cell office:value-type="float" office:value="0.884916">
                <text:p>0.884916</text:p>
              </table:table-cell>
              <table:table-cell office:value-type="float" office:value="0.879009">
                <text:p>0.879009</text:p>
              </table:table-cell>
              <table:table-cell office:value-type="float" office:value="0.873472">
                <text:p>0.873472</text:p>
              </table:table-cell>
              <table:table-cell office:value-type="float" office:value="0.881852">
                <text:p>0.881852</text:p>
              </table:table-cell>
              <table:table-cell office:value-type="float" office:value="0.868329">
                <text:p>0.868329</text:p>
              </table:table-cell>
              <table:table-cell office:value-type="float" office:value="0.867175">
                <text:p>0.867175</text:p>
              </table:table-cell>
              <table:table-cell office:value-type="float" office:value="0.861249">
                <text:p>0.861249</text:p>
              </table:table-cell>
              <table:table-cell office:value-type="float" office:value="0.86853">
                <text:p>0.86853</text:p>
              </table:table-cell>
              <table:table-cell office:value-type="float" office:value="0.879611">
                <text:p>0.879611</text:p>
              </table:table-cell>
              <table:table-cell office:value-type="float" office:value="0.882851">
                <text:p>0.882851</text:p>
              </table:table-cell>
              <table:table-cell office:value-type="float" office:value="0.883121">
                <text:p>0.883121</text:p>
              </table:table-cell>
              <table:table-cell office:value-type="float" office:value="0.876304">
                <text:p>0.876304</text:p>
              </table:table-cell>
              <table:table-cell office:value-type="float" office:value="0.883386">
                <text:p>0.883386</text:p>
              </table:table-cell>
              <table:table-cell office:value-type="float" office:value="0.883961">
                <text:p>0.883961</text:p>
              </table:table-cell>
              <table:table-cell office:value-type="float" office:value="0.874506">
                <text:p>0.874506</text:p>
              </table:table-cell>
              <table:table-cell office:value-type="float" office:value="0.874929">
                <text:p>0.874929</text:p>
              </table:table-cell>
              <table:table-cell office:value-type="float" office:value="0.883084">
                <text:p>0.883084</text:p>
              </table:table-cell>
              <table:table-cell office:value-type="float" office:value="0.916488">
                <text:p>0.916488</text:p>
              </table:table-cell>
              <table:table-cell office:value-type="float" office:value="0.884953">
                <text:p>0.884953</text:p>
              </table:table-cell>
              <table:table-cell office:value-type="float" office:value="0.883547">
                <text:p>0.883547</text:p>
              </table:table-cell>
              <table:table-cell office:value-type="float" office:value="0.864095">
                <text:p>0.864095</text:p>
              </table:table-cell>
              <table:table-cell office:value-type="float" office:value="0.875723">
                <text:p>0.875723</text:p>
              </table:table-cell>
              <table:table-cell office:value-type="float" office:value="0.896001">
                <text:p>0.896001</text:p>
              </table:table-cell>
              <table:table-cell office:value-type="float" office:value="0.872215">
                <text:p>0.872215</text:p>
              </table:table-cell>
              <table:table-cell office:value-type="float" office:value="0.866357">
                <text:p>0.866357</text:p>
              </table:table-cell>
              <table:table-cell office:value-type="float" office:value="0.864394">
                <text:p>0.864394</text:p>
              </table:table-cell>
              <table:table-cell office:value-type="float" office:value="0.878968">
                <text:p>0.878968</text:p>
              </table:table-cell>
              <table:table-cell office:value-type="float" office:value="0.889504">
                <text:p>0.889504</text:p>
              </table:table-cell>
              <table:table-cell office:value-type="float" office:value="0.870443">
                <text:p>0.870443</text:p>
              </table:table-cell>
              <table:table-cell office:value-type="float" office:value="0.882722">
                <text:p>0.882722</text:p>
              </table:table-cell>
              <table:table-cell office:value-type="float" office:value="0.893987">
                <text:p>0.893987</text:p>
              </table:table-cell>
              <table:table-cell office:value-type="float" office:value="0.880216">
                <text:p>0.880216</text:p>
              </table:table-cell>
              <table:table-cell office:value-type="float" office:value="0.926272">
                <text:p>0.926272</text:p>
              </table:table-cell>
              <table:table-cell office:value-type="float" office:value="1.170776">
                <text:p>1.170776</text:p>
              </table:table-cell>
              <table:table-cell office:value-type="float" office:value="0.983952">
                <text:p>0.983952</text:p>
              </table:table-cell>
              <table:table-cell office:value-type="float" office:value="0.912863">
                <text:p>0.912863</text:p>
              </table:table-cell>
              <table:table-cell office:value-type="float" office:value="0.937876">
                <text:p>0.937876</text:p>
              </table:table-cell>
              <table:table-cell office:value-type="float" office:value="0.88979">
                <text:p>0.88979</text:p>
              </table:table-cell>
              <table:table-cell office:value-type="float" office:value="0.889421">
                <text:p>0.889421</text:p>
              </table:table-cell>
              <table:table-cell office:value-type="float" office:value="0.887559">
                <text:p>0.887559</text:p>
              </table:table-cell>
              <table:table-cell office:value-type="float" office:value="0.872706">
                <text:p>0.872706</text:p>
              </table:table-cell>
              <table:table-cell office:value-type="float" office:value="0.883231">
                <text:p>0.883231</text:p>
              </table:table-cell>
              <table:table-cell office:value-type="float" office:value="1.06881">
                <text:p>1.06881</text:p>
              </table:table-cell>
              <table:table-cell office:value-type="float" office:value="0.886287">
                <text:p>0.886287</text:p>
              </table:table-cell>
              <table:table-cell office:value-type="float" office:value="0.892116">
                <text:p>0.892116</text:p>
              </table:table-cell>
              <table:table-cell office:value-type="float" office:value="0.88851">
                <text:p>0.88851</text:p>
              </table:table-cell>
              <table:table-cell office:value-type="float" office:value="0.87724">
                <text:p>0.87724</text:p>
              </table:table-cell>
              <table:table-cell office:value-type="float" office:value="0.863065">
                <text:p>0.863065</text:p>
              </table:table-cell>
              <table:table-cell office:value-type="float" office:value="0.903122">
                <text:p>0.903122</text:p>
              </table:table-cell>
              <table:table-cell office:value-type="float" office:value="0.867981">
                <text:p>0.867981</text:p>
              </table:table-cell>
              <table:table-cell office:value-type="float" office:value="0.88772">
                <text:p>0.88772</text:p>
              </table:table-cell>
              <table:table-cell office:value-type="float" office:value="0.888092">
                <text:p>0.888092</text:p>
              </table:table-cell>
              <table:table-cell office:value-type="float" office:value="0.876082">
                <text:p>0.876082</text:p>
              </table:table-cell>
              <table:table-cell office:value-type="float" office:value="0.860252">
                <text:p>0.860252</text:p>
              </table:table-cell>
              <table:table-cell office:value-type="float" office:value="0.802795">
                <text:p>0.802795</text:p>
              </table:table-cell>
              <table:table-cell office:value-type="float" office:value="0.621073">
                <text:p>0.621073</text:p>
              </table:table-cell>
            </table:table-row>
            <table:table-row>
              <table:table-cell office:value-type="string">
                <text:p>Neuron 4 Epochs time</text:p>
                <draw:g>
                  <svg:desc>Arkusz1.A5:Arkusz1.A5</svg:desc>
                </draw:g>
              </table:table-cell>
              <table:table-cell office:value-type="float" office:value="1.115479">
                <text:p>1.115479</text:p>
                <draw:g>
                  <svg:desc>Arkusz1.B5:Arkusz1.CW5</svg:desc>
                </draw:g>
              </table:table-cell>
              <table:table-cell office:value-type="float" office:value="0.87992">
                <text:p>0.87992</text:p>
              </table:table-cell>
              <table:table-cell office:value-type="float" office:value="0.873701">
                <text:p>0.873701</text:p>
              </table:table-cell>
              <table:table-cell office:value-type="float" office:value="0.877368">
                <text:p>0.877368</text:p>
              </table:table-cell>
              <table:table-cell office:value-type="float" office:value="0.860528">
                <text:p>0.860528</text:p>
              </table:table-cell>
              <table:table-cell office:value-type="float" office:value="0.862595">
                <text:p>0.862595</text:p>
              </table:table-cell>
              <table:table-cell office:value-type="float" office:value="0.877655">
                <text:p>0.877655</text:p>
              </table:table-cell>
              <table:table-cell office:value-type="float" office:value="0.877221">
                <text:p>0.877221</text:p>
              </table:table-cell>
              <table:table-cell office:value-type="float" office:value="0.862858">
                <text:p>0.862858</text:p>
              </table:table-cell>
              <table:table-cell office:value-type="float" office:value="0.875099">
                <text:p>0.875099</text:p>
              </table:table-cell>
              <table:table-cell office:value-type="float" office:value="0.87304">
                <text:p>0.87304</text:p>
              </table:table-cell>
              <table:table-cell office:value-type="float" office:value="0.88445">
                <text:p>0.88445</text:p>
              </table:table-cell>
              <table:table-cell office:value-type="float" office:value="0.886253">
                <text:p>0.886253</text:p>
              </table:table-cell>
              <table:table-cell office:value-type="float" office:value="0.88854">
                <text:p>0.88854</text:p>
              </table:table-cell>
              <table:table-cell office:value-type="float" office:value="0.87616">
                <text:p>0.87616</text:p>
              </table:table-cell>
              <table:table-cell office:value-type="float" office:value="0.902534">
                <text:p>0.902534</text:p>
              </table:table-cell>
              <table:table-cell office:value-type="float" office:value="0.886774">
                <text:p>0.886774</text:p>
              </table:table-cell>
              <table:table-cell office:value-type="float" office:value="0.877792">
                <text:p>0.877792</text:p>
              </table:table-cell>
              <table:table-cell office:value-type="float" office:value="0.867289">
                <text:p>0.867289</text:p>
              </table:table-cell>
              <table:table-cell office:value-type="float" office:value="0.870651">
                <text:p>0.870651</text:p>
              </table:table-cell>
              <table:table-cell office:value-type="float" office:value="0.891689">
                <text:p>0.891689</text:p>
              </table:table-cell>
              <table:table-cell office:value-type="float" office:value="0.875635">
                <text:p>0.875635</text:p>
              </table:table-cell>
              <table:table-cell office:value-type="float" office:value="0.891667">
                <text:p>0.891667</text:p>
              </table:table-cell>
              <table:table-cell office:value-type="float" office:value="0.90636">
                <text:p>0.90636</text:p>
              </table:table-cell>
              <table:table-cell office:value-type="float" office:value="0.899677">
                <text:p>0.899677</text:p>
              </table:table-cell>
              <table:table-cell office:value-type="float" office:value="0.885074">
                <text:p>0.885074</text:p>
              </table:table-cell>
              <table:table-cell office:value-type="float" office:value="0.897493">
                <text:p>0.897493</text:p>
              </table:table-cell>
              <table:table-cell office:value-type="float" office:value="0.866445">
                <text:p>0.866445</text:p>
              </table:table-cell>
              <table:table-cell office:value-type="float" office:value="0.872389">
                <text:p>0.872389</text:p>
              </table:table-cell>
              <table:table-cell office:value-type="float" office:value="0.871789">
                <text:p>0.871789</text:p>
              </table:table-cell>
              <table:table-cell office:value-type="float" office:value="0.867001">
                <text:p>0.867001</text:p>
              </table:table-cell>
              <table:table-cell office:value-type="float" office:value="0.87987">
                <text:p>0.87987</text:p>
              </table:table-cell>
              <table:table-cell office:value-type="float" office:value="0.873266">
                <text:p>0.873266</text:p>
              </table:table-cell>
              <table:table-cell office:value-type="float" office:value="0.875701">
                <text:p>0.875701</text:p>
              </table:table-cell>
              <table:table-cell office:value-type="float" office:value="0.90191">
                <text:p>0.90191</text:p>
              </table:table-cell>
              <table:table-cell office:value-type="float" office:value="0.889316">
                <text:p>0.889316</text:p>
              </table:table-cell>
              <table:table-cell office:value-type="float" office:value="0.877862">
                <text:p>0.877862</text:p>
              </table:table-cell>
              <table:table-cell office:value-type="float" office:value="0.880892">
                <text:p>0.880892</text:p>
              </table:table-cell>
              <table:table-cell office:value-type="float" office:value="0.880449">
                <text:p>0.880449</text:p>
              </table:table-cell>
              <table:table-cell office:value-type="float" office:value="0.867458">
                <text:p>0.867458</text:p>
              </table:table-cell>
              <table:table-cell office:value-type="float" office:value="0.87976">
                <text:p>0.87976</text:p>
              </table:table-cell>
              <table:table-cell office:value-type="float" office:value="0.884596">
                <text:p>0.884596</text:p>
              </table:table-cell>
              <table:table-cell office:value-type="float" office:value="0.874985">
                <text:p>0.874985</text:p>
              </table:table-cell>
              <table:table-cell office:value-type="float" office:value="0.880512">
                <text:p>0.880512</text:p>
              </table:table-cell>
              <table:table-cell office:value-type="float" office:value="0.893262">
                <text:p>0.893262</text:p>
              </table:table-cell>
              <table:table-cell office:value-type="float" office:value="0.867484">
                <text:p>0.867484</text:p>
              </table:table-cell>
              <table:table-cell office:value-type="float" office:value="0.88085">
                <text:p>0.88085</text:p>
              </table:table-cell>
              <table:table-cell office:value-type="float" office:value="0.870381">
                <text:p>0.870381</text:p>
              </table:table-cell>
              <table:table-cell office:value-type="float" office:value="0.891475">
                <text:p>0.891475</text:p>
              </table:table-cell>
              <table:table-cell office:value-type="float" office:value="0.881086">
                <text:p>0.881086</text:p>
              </table:table-cell>
              <table:table-cell office:value-type="float" office:value="0.863131">
                <text:p>0.863131</text:p>
              </table:table-cell>
              <table:table-cell office:value-type="float" office:value="0.875242">
                <text:p>0.875242</text:p>
              </table:table-cell>
              <table:table-cell office:value-type="float" office:value="0.873623">
                <text:p>0.873623</text:p>
              </table:table-cell>
              <table:table-cell office:value-type="float" office:value="0.868967">
                <text:p>0.868967</text:p>
              </table:table-cell>
              <table:table-cell office:value-type="float" office:value="0.88223">
                <text:p>0.88223</text:p>
              </table:table-cell>
              <table:table-cell office:value-type="float" office:value="0.869848">
                <text:p>0.869848</text:p>
              </table:table-cell>
              <table:table-cell office:value-type="float" office:value="0.870875">
                <text:p>0.870875</text:p>
              </table:table-cell>
              <table:table-cell office:value-type="float" office:value="0.900123">
                <text:p>0.900123</text:p>
              </table:table-cell>
              <table:table-cell office:value-type="float" office:value="0.875303">
                <text:p>0.875303</text:p>
              </table:table-cell>
              <table:table-cell office:value-type="float" office:value="0.90525">
                <text:p>0.90525</text:p>
              </table:table-cell>
              <table:table-cell office:value-type="float" office:value="0.890173">
                <text:p>0.890173</text:p>
              </table:table-cell>
              <table:table-cell office:value-type="float" office:value="0.922446">
                <text:p>0.922446</text:p>
              </table:table-cell>
              <table:table-cell office:value-type="float" office:value="0.879408">
                <text:p>0.879408</text:p>
              </table:table-cell>
              <table:table-cell office:value-type="float" office:value="0.869344">
                <text:p>0.869344</text:p>
              </table:table-cell>
              <table:table-cell office:value-type="float" office:value="0.880502">
                <text:p>0.880502</text:p>
              </table:table-cell>
              <table:table-cell office:value-type="float" office:value="0.892728">
                <text:p>0.892728</text:p>
              </table:table-cell>
              <table:table-cell office:value-type="float" office:value="0.880584">
                <text:p>0.880584</text:p>
              </table:table-cell>
              <table:table-cell office:value-type="float" office:value="0.886137">
                <text:p>0.886137</text:p>
              </table:table-cell>
              <table:table-cell office:value-type="float" office:value="0.885169">
                <text:p>0.885169</text:p>
              </table:table-cell>
              <table:table-cell office:value-type="float" office:value="0.862633">
                <text:p>0.862633</text:p>
              </table:table-cell>
              <table:table-cell office:value-type="float" office:value="0.879914">
                <text:p>0.879914</text:p>
              </table:table-cell>
              <table:table-cell office:value-type="float" office:value="0.884383">
                <text:p>0.884383</text:p>
              </table:table-cell>
              <table:table-cell office:value-type="float" office:value="0.898195">
                <text:p>0.898195</text:p>
              </table:table-cell>
              <table:table-cell office:value-type="float" office:value="0.899892">
                <text:p>0.899892</text:p>
              </table:table-cell>
              <table:table-cell office:value-type="float" office:value="0.879796">
                <text:p>0.879796</text:p>
              </table:table-cell>
              <table:table-cell office:value-type="float" office:value="0.876115">
                <text:p>0.876115</text:p>
              </table:table-cell>
              <table:table-cell office:value-type="float" office:value="0.901809">
                <text:p>0.901809</text:p>
              </table:table-cell>
              <table:table-cell office:value-type="float" office:value="1.291886">
                <text:p>1.291886</text:p>
              </table:table-cell>
              <table:table-cell office:value-type="float" office:value="0.954387">
                <text:p>0.954387</text:p>
              </table:table-cell>
              <table:table-cell office:value-type="float" office:value="0.924718">
                <text:p>0.924718</text:p>
              </table:table-cell>
              <table:table-cell office:value-type="float" office:value="0.983395">
                <text:p>0.983395</text:p>
              </table:table-cell>
              <table:table-cell office:value-type="float" office:value="0.909154">
                <text:p>0.909154</text:p>
              </table:table-cell>
              <table:table-cell office:value-type="float" office:value="0.877792">
                <text:p>0.877792</text:p>
              </table:table-cell>
              <table:table-cell office:value-type="float" office:value="0.881749">
                <text:p>0.881749</text:p>
              </table:table-cell>
              <table:table-cell office:value-type="float" office:value="0.883751">
                <text:p>0.883751</text:p>
              </table:table-cell>
              <table:table-cell office:value-type="float" office:value="0.950259">
                <text:p>0.950259</text:p>
              </table:table-cell>
              <table:table-cell office:value-type="float" office:value="1.014735">
                <text:p>1.014735</text:p>
              </table:table-cell>
              <table:table-cell office:value-type="float" office:value="0.89755">
                <text:p>0.89755</text:p>
              </table:table-cell>
              <table:table-cell office:value-type="float" office:value="0.86389">
                <text:p>0.86389</text:p>
              </table:table-cell>
              <table:table-cell office:value-type="float" office:value="0.891158">
                <text:p>0.891158</text:p>
              </table:table-cell>
              <table:table-cell office:value-type="float" office:value="0.869523">
                <text:p>0.869523</text:p>
              </table:table-cell>
              <table:table-cell office:value-type="float" office:value="0.869424">
                <text:p>0.869424</text:p>
              </table:table-cell>
              <table:table-cell office:value-type="float" office:value="0.887124">
                <text:p>0.887124</text:p>
              </table:table-cell>
              <table:table-cell office:value-type="float" office:value="0.887467">
                <text:p>0.887467</text:p>
              </table:table-cell>
              <table:table-cell office:value-type="float" office:value="0.881086">
                <text:p>0.881086</text:p>
              </table:table-cell>
              <table:table-cell office:value-type="float" office:value="0.88474">
                <text:p>0.88474</text:p>
              </table:table-cell>
              <table:table-cell office:value-type="float" office:value="0.882494">
                <text:p>0.882494</text:p>
              </table:table-cell>
              <table:table-cell office:value-type="float" office:value="0.836305">
                <text:p>0.836305</text:p>
              </table:table-cell>
              <table:table-cell office:value-type="float" office:value="0.697576">
                <text:p>0.697576</text:p>
              </table:table-cell>
              <table:table-cell office:value-type="float" office:value="0.58153">
                <text:p>0.58153</text:p>
              </table:table-cell>
            </table:table-row>
            <table:table-row>
              <table:table-cell office:value-type="string">
                <text:p>Neuron 5 Epochs time</text:p>
                <draw:g>
                  <svg:desc>Arkusz1.A6:Arkusz1.A6</svg:desc>
                </draw:g>
              </table:table-cell>
              <table:table-cell office:value-type="float" office:value="1.005267">
                <text:p>1.005267</text:p>
                <draw:g>
                  <svg:desc>Arkusz1.B6:Arkusz1.CW6</svg:desc>
                </draw:g>
              </table:table-cell>
              <table:table-cell office:value-type="float" office:value="0.891358">
                <text:p>0.891358</text:p>
              </table:table-cell>
              <table:table-cell office:value-type="float" office:value="0.904246">
                <text:p>0.904246</text:p>
              </table:table-cell>
              <table:table-cell office:value-type="float" office:value="0.87906">
                <text:p>0.87906</text:p>
              </table:table-cell>
              <table:table-cell office:value-type="float" office:value="0.880405">
                <text:p>0.880405</text:p>
              </table:table-cell>
              <table:table-cell office:value-type="float" office:value="0.883771">
                <text:p>0.883771</text:p>
              </table:table-cell>
              <table:table-cell office:value-type="float" office:value="0.903415">
                <text:p>0.903415</text:p>
              </table:table-cell>
              <table:table-cell office:value-type="float" office:value="0.881612">
                <text:p>0.881612</text:p>
              </table:table-cell>
              <table:table-cell office:value-type="float" office:value="0.883081">
                <text:p>0.883081</text:p>
              </table:table-cell>
              <table:table-cell office:value-type="float" office:value="0.891493">
                <text:p>0.891493</text:p>
              </table:table-cell>
              <table:table-cell office:value-type="float" office:value="0.86608">
                <text:p>0.86608</text:p>
              </table:table-cell>
              <table:table-cell office:value-type="float" office:value="0.872739">
                <text:p>0.872739</text:p>
              </table:table-cell>
              <table:table-cell office:value-type="float" office:value="0.921039">
                <text:p>0.921039</text:p>
              </table:table-cell>
              <table:table-cell office:value-type="float" office:value="0.8767">
                <text:p>0.8767</text:p>
              </table:table-cell>
              <table:table-cell office:value-type="float" office:value="0.877061">
                <text:p>0.877061</text:p>
              </table:table-cell>
              <table:table-cell office:value-type="float" office:value="0.867064">
                <text:p>0.867064</text:p>
              </table:table-cell>
              <table:table-cell office:value-type="float" office:value="0.874268">
                <text:p>0.874268</text:p>
              </table:table-cell>
              <table:table-cell office:value-type="float" office:value="0.884757">
                <text:p>0.884757</text:p>
              </table:table-cell>
              <table:table-cell office:value-type="float" office:value="0.865338">
                <text:p>0.865338</text:p>
              </table:table-cell>
              <table:table-cell office:value-type="float" office:value="0.892499">
                <text:p>0.892499</text:p>
              </table:table-cell>
              <table:table-cell office:value-type="float" office:value="0.87391">
                <text:p>0.87391</text:p>
              </table:table-cell>
              <table:table-cell office:value-type="float" office:value="0.86817">
                <text:p>0.86817</text:p>
              </table:table-cell>
              <table:table-cell office:value-type="float" office:value="0.86495">
                <text:p>0.86495</text:p>
              </table:table-cell>
              <table:table-cell office:value-type="float" office:value="0.874544">
                <text:p>0.874544</text:p>
              </table:table-cell>
              <table:table-cell office:value-type="float" office:value="0.892993">
                <text:p>0.892993</text:p>
              </table:table-cell>
              <table:table-cell office:value-type="float" office:value="0.900605">
                <text:p>0.900605</text:p>
              </table:table-cell>
              <table:table-cell office:value-type="float" office:value="0.867193">
                <text:p>0.867193</text:p>
              </table:table-cell>
              <table:table-cell office:value-type="float" office:value="0.868008">
                <text:p>0.868008</text:p>
              </table:table-cell>
              <table:table-cell office:value-type="float" office:value="0.878743">
                <text:p>0.878743</text:p>
              </table:table-cell>
              <table:table-cell office:value-type="float" office:value="0.87954">
                <text:p>0.87954</text:p>
              </table:table-cell>
              <table:table-cell office:value-type="float" office:value="0.877607">
                <text:p>0.877607</text:p>
              </table:table-cell>
              <table:table-cell office:value-type="float" office:value="0.868235">
                <text:p>0.868235</text:p>
              </table:table-cell>
              <table:table-cell office:value-type="float" office:value="0.896991">
                <text:p>0.896991</text:p>
              </table:table-cell>
              <table:table-cell office:value-type="float" office:value="0.886665">
                <text:p>0.886665</text:p>
              </table:table-cell>
              <table:table-cell office:value-type="float" office:value="0.889611">
                <text:p>0.889611</text:p>
              </table:table-cell>
              <table:table-cell office:value-type="float" office:value="0.882816">
                <text:p>0.882816</text:p>
              </table:table-cell>
              <table:table-cell office:value-type="float" office:value="0.878004">
                <text:p>0.878004</text:p>
              </table:table-cell>
              <table:table-cell office:value-type="float" office:value="0.888033">
                <text:p>0.888033</text:p>
              </table:table-cell>
              <table:table-cell office:value-type="float" office:value="0.89182">
                <text:p>0.89182</text:p>
              </table:table-cell>
              <table:table-cell office:value-type="float" office:value="0.870016">
                <text:p>0.870016</text:p>
              </table:table-cell>
              <table:table-cell office:value-type="float" office:value="0.882069">
                <text:p>0.882069</text:p>
              </table:table-cell>
              <table:table-cell office:value-type="float" office:value="0.885871">
                <text:p>0.885871</text:p>
              </table:table-cell>
              <table:table-cell office:value-type="float" office:value="0.877518">
                <text:p>0.877518</text:p>
              </table:table-cell>
              <table:table-cell office:value-type="float" office:value="0.879829">
                <text:p>0.879829</text:p>
              </table:table-cell>
              <table:table-cell office:value-type="float" office:value="0.871952">
                <text:p>0.871952</text:p>
              </table:table-cell>
              <table:table-cell office:value-type="float" office:value="0.89">
                <text:p>0.89</text:p>
              </table:table-cell>
              <table:table-cell office:value-type="float" office:value="0.877231">
                <text:p>0.877231</text:p>
              </table:table-cell>
              <table:table-cell office:value-type="float" office:value="0.881549">
                <text:p>0.881549</text:p>
              </table:table-cell>
              <table:table-cell office:value-type="float" office:value="0.885071">
                <text:p>0.885071</text:p>
              </table:table-cell>
              <table:table-cell office:value-type="float" office:value="0.888809">
                <text:p>0.888809</text:p>
              </table:table-cell>
              <table:table-cell office:value-type="float" office:value="0.895371">
                <text:p>0.895371</text:p>
              </table:table-cell>
              <table:table-cell office:value-type="float" office:value="0.887017">
                <text:p>0.887017</text:p>
              </table:table-cell>
              <table:table-cell office:value-type="float" office:value="0.866442">
                <text:p>0.866442</text:p>
              </table:table-cell>
              <table:table-cell office:value-type="float" office:value="0.876044">
                <text:p>0.876044</text:p>
              </table:table-cell>
              <table:table-cell office:value-type="float" office:value="0.876867">
                <text:p>0.876867</text:p>
              </table:table-cell>
              <table:table-cell office:value-type="float" office:value="0.885817">
                <text:p>0.885817</text:p>
              </table:table-cell>
              <table:table-cell office:value-type="float" office:value="0.885018">
                <text:p>0.885018</text:p>
              </table:table-cell>
              <table:table-cell office:value-type="float" office:value="0.865537">
                <text:p>0.865537</text:p>
              </table:table-cell>
              <table:table-cell office:value-type="float" office:value="0.880131">
                <text:p>0.880131</text:p>
              </table:table-cell>
              <table:table-cell office:value-type="float" office:value="0.894813">
                <text:p>0.894813</text:p>
              </table:table-cell>
              <table:table-cell office:value-type="float" office:value="0.864127">
                <text:p>0.864127</text:p>
              </table:table-cell>
              <table:table-cell office:value-type="float" office:value="0.915524">
                <text:p>0.915524</text:p>
              </table:table-cell>
              <table:table-cell office:value-type="float" office:value="0.890939">
                <text:p>0.890939</text:p>
              </table:table-cell>
              <table:table-cell office:value-type="float" office:value="0.894297">
                <text:p>0.894297</text:p>
              </table:table-cell>
              <table:table-cell office:value-type="float" office:value="0.887273">
                <text:p>0.887273</text:p>
              </table:table-cell>
              <table:table-cell office:value-type="float" office:value="0.876981">
                <text:p>0.876981</text:p>
              </table:table-cell>
              <table:table-cell office:value-type="float" office:value="0.874124">
                <text:p>0.874124</text:p>
              </table:table-cell>
              <table:table-cell office:value-type="float" office:value="0.876348">
                <text:p>0.876348</text:p>
              </table:table-cell>
              <table:table-cell office:value-type="float" office:value="0.882317">
                <text:p>0.882317</text:p>
              </table:table-cell>
              <table:table-cell office:value-type="float" office:value="0.890386">
                <text:p>0.890386</text:p>
              </table:table-cell>
              <table:table-cell office:value-type="float" office:value="0.87043">
                <text:p>0.87043</text:p>
              </table:table-cell>
              <table:table-cell office:value-type="float" office:value="0.88306">
                <text:p>0.88306</text:p>
              </table:table-cell>
              <table:table-cell office:value-type="float" office:value="0.873363">
                <text:p>0.873363</text:p>
              </table:table-cell>
              <table:table-cell office:value-type="float" office:value="0.895959">
                <text:p>0.895959</text:p>
              </table:table-cell>
              <table:table-cell office:value-type="float" office:value="0.882561">
                <text:p>0.882561</text:p>
              </table:table-cell>
              <table:table-cell office:value-type="float" office:value="0.873717">
                <text:p>0.873717</text:p>
              </table:table-cell>
              <table:table-cell office:value-type="float" office:value="0.932734">
                <text:p>0.932734</text:p>
              </table:table-cell>
              <table:table-cell office:value-type="float" office:value="1.281807">
                <text:p>1.281807</text:p>
              </table:table-cell>
              <table:table-cell office:value-type="float" office:value="0.902382">
                <text:p>0.902382</text:p>
              </table:table-cell>
              <table:table-cell office:value-type="float" office:value="0.956624">
                <text:p>0.956624</text:p>
              </table:table-cell>
              <table:table-cell office:value-type="float" office:value="0.947103">
                <text:p>0.947103</text:p>
              </table:table-cell>
              <table:table-cell office:value-type="float" office:value="0.891663">
                <text:p>0.891663</text:p>
              </table:table-cell>
              <table:table-cell office:value-type="float" office:value="0.883151">
                <text:p>0.883151</text:p>
              </table:table-cell>
              <table:table-cell office:value-type="float" office:value="0.88789">
                <text:p>0.88789</text:p>
              </table:table-cell>
              <table:table-cell office:value-type="float" office:value="0.872693">
                <text:p>0.872693</text:p>
              </table:table-cell>
              <table:table-cell office:value-type="float" office:value="0.948188">
                <text:p>0.948188</text:p>
              </table:table-cell>
              <table:table-cell office:value-type="float" office:value="1.009345">
                <text:p>1.009345</text:p>
              </table:table-cell>
              <table:table-cell office:value-type="float" office:value="0.890609">
                <text:p>0.890609</text:p>
              </table:table-cell>
              <table:table-cell office:value-type="float" office:value="0.906881">
                <text:p>0.906881</text:p>
              </table:table-cell>
              <table:table-cell office:value-type="float" office:value="0.886595">
                <text:p>0.886595</text:p>
              </table:table-cell>
              <table:table-cell office:value-type="float" office:value="0.902322">
                <text:p>0.902322</text:p>
              </table:table-cell>
              <table:table-cell office:value-type="float" office:value="0.876182">
                <text:p>0.876182</text:p>
              </table:table-cell>
              <table:table-cell office:value-type="float" office:value="0.901635">
                <text:p>0.901635</text:p>
              </table:table-cell>
              <table:table-cell office:value-type="float" office:value="0.886695">
                <text:p>0.886695</text:p>
              </table:table-cell>
              <table:table-cell office:value-type="float" office:value="0.891853">
                <text:p>0.891853</text:p>
              </table:table-cell>
              <table:table-cell office:value-type="float" office:value="0.868255">
                <text:p>0.868255</text:p>
              </table:table-cell>
              <table:table-cell office:value-type="float" office:value="0.876064">
                <text:p>0.876064</text:p>
              </table:table-cell>
              <table:table-cell office:value-type="float" office:value="0.816827">
                <text:p>0.816827</text:p>
              </table:table-cell>
              <table:table-cell office:value-type="float" office:value="0.718095">
                <text:p>0.718095</text:p>
              </table:table-cell>
              <table:table-cell office:value-type="float" office:value="0.61349">
                <text:p>0.61349</text:p>
              </table:table-cell>
            </table:table-row>
            <table:table-row>
              <table:table-cell office:value-type="string">
                <text:p>Neuron 6 Epochs time</text:p>
                <draw:g>
                  <svg:desc>Arkusz1.A7:Arkusz1.A7</svg:desc>
                </draw:g>
              </table:table-cell>
              <table:table-cell office:value-type="float" office:value="1.064084">
                <text:p>1.064084</text:p>
                <draw:g>
                  <svg:desc>Arkusz1.B7:Arkusz1.CW7</svg:desc>
                </draw:g>
              </table:table-cell>
              <table:table-cell office:value-type="float" office:value="0.880233">
                <text:p>0.880233</text:p>
              </table:table-cell>
              <table:table-cell office:value-type="float" office:value="0.88394">
                <text:p>0.88394</text:p>
              </table:table-cell>
              <table:table-cell office:value-type="float" office:value="0.941113">
                <text:p>0.941113</text:p>
              </table:table-cell>
              <table:table-cell office:value-type="float" office:value="0.897701">
                <text:p>0.897701</text:p>
              </table:table-cell>
              <table:table-cell office:value-type="float" office:value="0.87792">
                <text:p>0.87792</text:p>
              </table:table-cell>
              <table:table-cell office:value-type="float" office:value="0.887182">
                <text:p>0.887182</text:p>
              </table:table-cell>
              <table:table-cell office:value-type="float" office:value="0.877242">
                <text:p>0.877242</text:p>
              </table:table-cell>
              <table:table-cell office:value-type="float" office:value="0.886939">
                <text:p>0.886939</text:p>
              </table:table-cell>
              <table:table-cell office:value-type="float" office:value="0.886989">
                <text:p>0.886989</text:p>
              </table:table-cell>
              <table:table-cell office:value-type="float" office:value="0.87283">
                <text:p>0.87283</text:p>
              </table:table-cell>
              <table:table-cell office:value-type="float" office:value="0.863291">
                <text:p>0.863291</text:p>
              </table:table-cell>
              <table:table-cell office:value-type="float" office:value="0.887701">
                <text:p>0.887701</text:p>
              </table:table-cell>
              <table:table-cell office:value-type="float" office:value="0.875787">
                <text:p>0.875787</text:p>
              </table:table-cell>
              <table:table-cell office:value-type="float" office:value="0.880728">
                <text:p>0.880728</text:p>
              </table:table-cell>
              <table:table-cell office:value-type="float" office:value="0.879634">
                <text:p>0.879634</text:p>
              </table:table-cell>
              <table:table-cell office:value-type="float" office:value="0.883102">
                <text:p>0.883102</text:p>
              </table:table-cell>
              <table:table-cell office:value-type="float" office:value="0.892003">
                <text:p>0.892003</text:p>
              </table:table-cell>
              <table:table-cell office:value-type="float" office:value="0.885603">
                <text:p>0.885603</text:p>
              </table:table-cell>
              <table:table-cell office:value-type="float" office:value="0.904212">
                <text:p>0.904212</text:p>
              </table:table-cell>
              <table:table-cell office:value-type="float" office:value="0.878578">
                <text:p>0.878578</text:p>
              </table:table-cell>
              <table:table-cell office:value-type="float" office:value="0.886873">
                <text:p>0.886873</text:p>
              </table:table-cell>
              <table:table-cell office:value-type="float" office:value="0.887616">
                <text:p>0.887616</text:p>
              </table:table-cell>
              <table:table-cell office:value-type="float" office:value="0.873954">
                <text:p>0.873954</text:p>
              </table:table-cell>
              <table:table-cell office:value-type="float" office:value="0.880711">
                <text:p>0.880711</text:p>
              </table:table-cell>
              <table:table-cell office:value-type="float" office:value="0.911145">
                <text:p>0.911145</text:p>
              </table:table-cell>
              <table:table-cell office:value-type="float" office:value="0.873463">
                <text:p>0.873463</text:p>
              </table:table-cell>
              <table:table-cell office:value-type="float" office:value="0.881302">
                <text:p>0.881302</text:p>
              </table:table-cell>
              <table:table-cell office:value-type="float" office:value="0.88975">
                <text:p>0.88975</text:p>
              </table:table-cell>
              <table:table-cell office:value-type="float" office:value="0.875296">
                <text:p>0.875296</text:p>
              </table:table-cell>
              <table:table-cell office:value-type="float" office:value="0.876396">
                <text:p>0.876396</text:p>
              </table:table-cell>
              <table:table-cell office:value-type="float" office:value="0.875766">
                <text:p>0.875766</text:p>
              </table:table-cell>
              <table:table-cell office:value-type="float" office:value="0.884329">
                <text:p>0.884329</text:p>
              </table:table-cell>
              <table:table-cell office:value-type="float" office:value="0.904645">
                <text:p>0.904645</text:p>
              </table:table-cell>
              <table:table-cell office:value-type="float" office:value="0.898537">
                <text:p>0.898537</text:p>
              </table:table-cell>
              <table:table-cell office:value-type="float" office:value="0.873873">
                <text:p>0.873873</text:p>
              </table:table-cell>
              <table:table-cell office:value-type="float" office:value="0.886841">
                <text:p>0.886841</text:p>
              </table:table-cell>
              <table:table-cell office:value-type="float" office:value="0.889831">
                <text:p>0.889831</text:p>
              </table:table-cell>
              <table:table-cell office:value-type="float" office:value="0.884739">
                <text:p>0.884739</text:p>
              </table:table-cell>
              <table:table-cell office:value-type="float" office:value="0.895404">
                <text:p>0.895404</text:p>
              </table:table-cell>
              <table:table-cell office:value-type="float" office:value="0.87613">
                <text:p>0.87613</text:p>
              </table:table-cell>
              <table:table-cell office:value-type="float" office:value="0.878189">
                <text:p>0.878189</text:p>
              </table:table-cell>
              <table:table-cell office:value-type="float" office:value="0.876359">
                <text:p>0.876359</text:p>
              </table:table-cell>
              <table:table-cell office:value-type="float" office:value="0.883237">
                <text:p>0.883237</text:p>
              </table:table-cell>
              <table:table-cell office:value-type="float" office:value="0.878678">
                <text:p>0.878678</text:p>
              </table:table-cell>
              <table:table-cell office:value-type="float" office:value="0.872069">
                <text:p>0.872069</text:p>
              </table:table-cell>
              <table:table-cell office:value-type="float" office:value="0.883922">
                <text:p>0.883922</text:p>
              </table:table-cell>
              <table:table-cell office:value-type="float" office:value="0.891418">
                <text:p>0.891418</text:p>
              </table:table-cell>
              <table:table-cell office:value-type="float" office:value="0.892314">
                <text:p>0.892314</text:p>
              </table:table-cell>
              <table:table-cell office:value-type="float" office:value="0.870621">
                <text:p>0.870621</text:p>
              </table:table-cell>
              <table:table-cell office:value-type="float" office:value="0.891672">
                <text:p>0.891672</text:p>
              </table:table-cell>
              <table:table-cell office:value-type="float" office:value="0.888776">
                <text:p>0.888776</text:p>
              </table:table-cell>
              <table:table-cell office:value-type="float" office:value="0.876868">
                <text:p>0.876868</text:p>
              </table:table-cell>
              <table:table-cell office:value-type="float" office:value="0.870987">
                <text:p>0.870987</text:p>
              </table:table-cell>
              <table:table-cell office:value-type="float" office:value="0.87751">
                <text:p>0.87751</text:p>
              </table:table-cell>
              <table:table-cell office:value-type="float" office:value="0.888721">
                <text:p>0.888721</text:p>
              </table:table-cell>
              <table:table-cell office:value-type="float" office:value="0.899875">
                <text:p>0.899875</text:p>
              </table:table-cell>
              <table:table-cell office:value-type="float" office:value="0.883697">
                <text:p>0.883697</text:p>
              </table:table-cell>
              <table:table-cell office:value-type="float" office:value="0.888846">
                <text:p>0.888846</text:p>
              </table:table-cell>
              <table:table-cell office:value-type="float" office:value="0.891245">
                <text:p>0.891245</text:p>
              </table:table-cell>
              <table:table-cell office:value-type="float" office:value="0.951978">
                <text:p>0.951978</text:p>
              </table:table-cell>
              <table:table-cell office:value-type="float" office:value="0.890057">
                <text:p>0.890057</text:p>
              </table:table-cell>
              <table:table-cell office:value-type="float" office:value="0.887293">
                <text:p>0.887293</text:p>
              </table:table-cell>
              <table:table-cell office:value-type="float" office:value="0.877894">
                <text:p>0.877894</text:p>
              </table:table-cell>
              <table:table-cell office:value-type="float" office:value="0.896506">
                <text:p>0.896506</text:p>
              </table:table-cell>
              <table:table-cell office:value-type="float" office:value="0.8701">
                <text:p>0.8701</text:p>
              </table:table-cell>
              <table:table-cell office:value-type="float" office:value="0.875076">
                <text:p>0.875076</text:p>
              </table:table-cell>
              <table:table-cell office:value-type="float" office:value="0.887805">
                <text:p>0.887805</text:p>
              </table:table-cell>
              <table:table-cell office:value-type="float" office:value="0.880393">
                <text:p>0.880393</text:p>
              </table:table-cell>
              <table:table-cell office:value-type="float" office:value="0.884682">
                <text:p>0.884682</text:p>
              </table:table-cell>
              <table:table-cell office:value-type="float" office:value="0.902184">
                <text:p>0.902184</text:p>
              </table:table-cell>
              <table:table-cell office:value-type="float" office:value="0.879947">
                <text:p>0.879947</text:p>
              </table:table-cell>
              <table:table-cell office:value-type="float" office:value="0.878337">
                <text:p>0.878337</text:p>
              </table:table-cell>
              <table:table-cell office:value-type="float" office:value="0.911789">
                <text:p>0.911789</text:p>
              </table:table-cell>
              <table:table-cell office:value-type="float" office:value="0.896589">
                <text:p>0.896589</text:p>
              </table:table-cell>
              <table:table-cell office:value-type="float" office:value="0.889696">
                <text:p>0.889696</text:p>
              </table:table-cell>
              <table:table-cell office:value-type="float" office:value="0.944471">
                <text:p>0.944471</text:p>
              </table:table-cell>
              <table:table-cell office:value-type="float" office:value="1.274221">
                <text:p>1.274221</text:p>
              </table:table-cell>
              <table:table-cell office:value-type="float" office:value="0.918014">
                <text:p>0.918014</text:p>
              </table:table-cell>
              <table:table-cell office:value-type="float" office:value="0.968516">
                <text:p>0.968516</text:p>
              </table:table-cell>
              <table:table-cell office:value-type="float" office:value="0.920706">
                <text:p>0.920706</text:p>
              </table:table-cell>
              <table:table-cell office:value-type="float" office:value="0.91024">
                <text:p>0.91024</text:p>
              </table:table-cell>
              <table:table-cell office:value-type="float" office:value="0.890428">
                <text:p>0.890428</text:p>
              </table:table-cell>
              <table:table-cell office:value-type="float" office:value="0.876341">
                <text:p>0.876341</text:p>
              </table:table-cell>
              <table:table-cell office:value-type="float" office:value="0.892839">
                <text:p>0.892839</text:p>
              </table:table-cell>
              <table:table-cell office:value-type="float" office:value="1.070122">
                <text:p>1.070122</text:p>
              </table:table-cell>
              <table:table-cell office:value-type="float" office:value="0.895985">
                <text:p>0.895985</text:p>
              </table:table-cell>
              <table:table-cell office:value-type="float" office:value="0.902506">
                <text:p>0.902506</text:p>
              </table:table-cell>
              <table:table-cell office:value-type="float" office:value="0.901596">
                <text:p>0.901596</text:p>
              </table:table-cell>
              <table:table-cell office:value-type="float" office:value="0.897771">
                <text:p>0.897771</text:p>
              </table:table-cell>
              <table:table-cell office:value-type="float" office:value="0.890266">
                <text:p>0.890266</text:p>
              </table:table-cell>
              <table:table-cell office:value-type="float" office:value="0.894631">
                <text:p>0.894631</text:p>
              </table:table-cell>
              <table:table-cell office:value-type="float" office:value="0.895936">
                <text:p>0.895936</text:p>
              </table:table-cell>
              <table:table-cell office:value-type="float" office:value="0.889929">
                <text:p>0.889929</text:p>
              </table:table-cell>
              <table:table-cell office:value-type="float" office:value="0.875666">
                <text:p>0.875666</text:p>
              </table:table-cell>
              <table:table-cell office:value-type="float" office:value="0.894406">
                <text:p>0.894406</text:p>
              </table:table-cell>
              <table:table-cell office:value-type="float" office:value="0.882309">
                <text:p>0.882309</text:p>
              </table:table-cell>
              <table:table-cell office:value-type="float" office:value="0.762791">
                <text:p>0.762791</text:p>
              </table:table-cell>
              <table:table-cell office:value-type="float" office:value="0.618389">
                <text:p>0.618389</text:p>
              </table:table-cell>
              <table:table-cell office:value-type="float" office:value="0.515929">
                <text:p>0.515929</text:p>
              </table:table-cell>
            </table:table-row>
            <table:table-row>
              <table:table-cell office:value-type="string">
                <text:p>Neuron 7 Epochs time</text:p>
                <draw:g>
                  <svg:desc>Arkusz1.A8:Arkusz1.A8</svg:desc>
                </draw:g>
              </table:table-cell>
              <table:table-cell office:value-type="float" office:value="0.96851">
                <text:p>0.96851</text:p>
                <draw:g>
                  <svg:desc>Arkusz1.B8:Arkusz1.CW8</svg:desc>
                </draw:g>
              </table:table-cell>
              <table:table-cell office:value-type="float" office:value="0.884841">
                <text:p>0.884841</text:p>
              </table:table-cell>
              <table:table-cell office:value-type="float" office:value="0.870167">
                <text:p>0.870167</text:p>
              </table:table-cell>
              <table:table-cell office:value-type="float" office:value="0.892931">
                <text:p>0.892931</text:p>
              </table:table-cell>
              <table:table-cell office:value-type="float" office:value="0.908082">
                <text:p>0.908082</text:p>
              </table:table-cell>
              <table:table-cell office:value-type="float" office:value="0.910542">
                <text:p>0.910542</text:p>
              </table:table-cell>
              <table:table-cell office:value-type="float" office:value="0.942157">
                <text:p>0.942157</text:p>
              </table:table-cell>
              <table:table-cell office:value-type="float" office:value="0.896545">
                <text:p>0.896545</text:p>
              </table:table-cell>
              <table:table-cell office:value-type="float" office:value="0.89503">
                <text:p>0.89503</text:p>
              </table:table-cell>
              <table:table-cell office:value-type="float" office:value="0.914848">
                <text:p>0.914848</text:p>
              </table:table-cell>
              <table:table-cell office:value-type="float" office:value="0.915351">
                <text:p>0.915351</text:p>
              </table:table-cell>
              <table:table-cell office:value-type="float" office:value="0.911536">
                <text:p>0.911536</text:p>
              </table:table-cell>
              <table:table-cell office:value-type="float" office:value="0.917236">
                <text:p>0.917236</text:p>
              </table:table-cell>
              <table:table-cell office:value-type="float" office:value="0.918144">
                <text:p>0.918144</text:p>
              </table:table-cell>
              <table:table-cell office:value-type="float" office:value="0.920007">
                <text:p>0.920007</text:p>
              </table:table-cell>
              <table:table-cell office:value-type="float" office:value="0.907413">
                <text:p>0.907413</text:p>
              </table:table-cell>
              <table:table-cell office:value-type="float" office:value="0.904232">
                <text:p>0.904232</text:p>
              </table:table-cell>
              <table:table-cell office:value-type="float" office:value="0.902382">
                <text:p>0.902382</text:p>
              </table:table-cell>
              <table:table-cell office:value-type="float" office:value="0.911269">
                <text:p>0.911269</text:p>
              </table:table-cell>
              <table:table-cell office:value-type="float" office:value="0.911362">
                <text:p>0.911362</text:p>
              </table:table-cell>
              <table:table-cell office:value-type="float" office:value="0.906985">
                <text:p>0.906985</text:p>
              </table:table-cell>
              <table:table-cell office:value-type="float" office:value="0.917681">
                <text:p>0.917681</text:p>
              </table:table-cell>
              <table:table-cell office:value-type="float" office:value="0.903944">
                <text:p>0.903944</text:p>
              </table:table-cell>
              <table:table-cell office:value-type="float" office:value="0.90677">
                <text:p>0.90677</text:p>
              </table:table-cell>
              <table:table-cell office:value-type="float" office:value="0.903755">
                <text:p>0.903755</text:p>
              </table:table-cell>
              <table:table-cell office:value-type="float" office:value="0.916124">
                <text:p>0.916124</text:p>
              </table:table-cell>
              <table:table-cell office:value-type="float" office:value="0.906129">
                <text:p>0.906129</text:p>
              </table:table-cell>
              <table:table-cell office:value-type="float" office:value="0.92242">
                <text:p>0.92242</text:p>
              </table:table-cell>
              <table:table-cell office:value-type="float" office:value="0.893007">
                <text:p>0.893007</text:p>
              </table:table-cell>
              <table:table-cell office:value-type="float" office:value="0.914796">
                <text:p>0.914796</text:p>
              </table:table-cell>
              <table:table-cell office:value-type="float" office:value="0.929094">
                <text:p>0.929094</text:p>
              </table:table-cell>
              <table:table-cell office:value-type="float" office:value="0.915557">
                <text:p>0.915557</text:p>
              </table:table-cell>
              <table:table-cell office:value-type="float" office:value="0.914267">
                <text:p>0.914267</text:p>
              </table:table-cell>
              <table:table-cell office:value-type="float" office:value="0.906358">
                <text:p>0.906358</text:p>
              </table:table-cell>
              <table:table-cell office:value-type="float" office:value="0.904783">
                <text:p>0.904783</text:p>
              </table:table-cell>
              <table:table-cell office:value-type="float" office:value="0.90711">
                <text:p>0.90711</text:p>
              </table:table-cell>
              <table:table-cell office:value-type="float" office:value="0.905263">
                <text:p>0.905263</text:p>
              </table:table-cell>
              <table:table-cell office:value-type="float" office:value="0.909632">
                <text:p>0.909632</text:p>
              </table:table-cell>
              <table:table-cell office:value-type="float" office:value="0.910936">
                <text:p>0.910936</text:p>
              </table:table-cell>
              <table:table-cell office:value-type="float" office:value="0.897169">
                <text:p>0.897169</text:p>
              </table:table-cell>
              <table:table-cell office:value-type="float" office:value="0.918906">
                <text:p>0.918906</text:p>
              </table:table-cell>
              <table:table-cell office:value-type="float" office:value="0.920374">
                <text:p>0.920374</text:p>
              </table:table-cell>
              <table:table-cell office:value-type="float" office:value="0.900175">
                <text:p>0.900175</text:p>
              </table:table-cell>
              <table:table-cell office:value-type="float" office:value="0.925966">
                <text:p>0.925966</text:p>
              </table:table-cell>
              <table:table-cell office:value-type="float" office:value="0.900799">
                <text:p>0.900799</text:p>
              </table:table-cell>
              <table:table-cell office:value-type="float" office:value="0.898363">
                <text:p>0.898363</text:p>
              </table:table-cell>
              <table:table-cell office:value-type="float" office:value="0.903458">
                <text:p>0.903458</text:p>
              </table:table-cell>
              <table:table-cell office:value-type="float" office:value="0.911289">
                <text:p>0.911289</text:p>
              </table:table-cell>
              <table:table-cell office:value-type="float" office:value="0.922206">
                <text:p>0.922206</text:p>
              </table:table-cell>
              <table:table-cell office:value-type="float" office:value="0.919114">
                <text:p>0.919114</text:p>
              </table:table-cell>
              <table:table-cell office:value-type="float" office:value="0.907747">
                <text:p>0.907747</text:p>
              </table:table-cell>
              <table:table-cell office:value-type="float" office:value="0.908155">
                <text:p>0.908155</text:p>
              </table:table-cell>
              <table:table-cell office:value-type="float" office:value="0.923321">
                <text:p>0.923321</text:p>
              </table:table-cell>
              <table:table-cell office:value-type="float" office:value="0.912616">
                <text:p>0.912616</text:p>
              </table:table-cell>
              <table:table-cell office:value-type="float" office:value="0.918038">
                <text:p>0.918038</text:p>
              </table:table-cell>
              <table:table-cell office:value-type="float" office:value="0.921033">
                <text:p>0.921033</text:p>
              </table:table-cell>
              <table:table-cell office:value-type="float" office:value="0.907663">
                <text:p>0.907663</text:p>
              </table:table-cell>
              <table:table-cell office:value-type="float" office:value="0.904412">
                <text:p>0.904412</text:p>
              </table:table-cell>
              <table:table-cell office:value-type="float" office:value="0.906574">
                <text:p>0.906574</text:p>
              </table:table-cell>
              <table:table-cell office:value-type="float" office:value="0.931412">
                <text:p>0.931412</text:p>
              </table:table-cell>
              <table:table-cell office:value-type="float" office:value="0.910374">
                <text:p>0.910374</text:p>
              </table:table-cell>
              <table:table-cell office:value-type="float" office:value="0.91149">
                <text:p>0.91149</text:p>
              </table:table-cell>
              <table:table-cell office:value-type="float" office:value="0.907762">
                <text:p>0.907762</text:p>
              </table:table-cell>
              <table:table-cell office:value-type="float" office:value="0.905315">
                <text:p>0.905315</text:p>
              </table:table-cell>
              <table:table-cell office:value-type="float" office:value="0.912879">
                <text:p>0.912879</text:p>
              </table:table-cell>
              <table:table-cell office:value-type="float" office:value="0.916828">
                <text:p>0.916828</text:p>
              </table:table-cell>
              <table:table-cell office:value-type="float" office:value="0.931518">
                <text:p>0.931518</text:p>
              </table:table-cell>
              <table:table-cell office:value-type="float" office:value="0.900557">
                <text:p>0.900557</text:p>
              </table:table-cell>
              <table:table-cell office:value-type="float" office:value="0.896845">
                <text:p>0.896845</text:p>
              </table:table-cell>
              <table:table-cell office:value-type="float" office:value="0.896864">
                <text:p>0.896864</text:p>
              </table:table-cell>
              <table:table-cell office:value-type="float" office:value="0.898578">
                <text:p>0.898578</text:p>
              </table:table-cell>
              <table:table-cell office:value-type="float" office:value="0.906482">
                <text:p>0.906482</text:p>
              </table:table-cell>
              <table:table-cell office:value-type="float" office:value="0.897552">
                <text:p>0.897552</text:p>
              </table:table-cell>
              <table:table-cell office:value-type="float" office:value="0.914701">
                <text:p>0.914701</text:p>
              </table:table-cell>
              <table:table-cell office:value-type="float" office:value="1.043738">
                <text:p>1.043738</text:p>
              </table:table-cell>
              <table:table-cell office:value-type="float" office:value="1.329651">
                <text:p>1.329651</text:p>
              </table:table-cell>
              <table:table-cell office:value-type="float" office:value="0.954563">
                <text:p>0.954563</text:p>
              </table:table-cell>
              <table:table-cell office:value-type="float" office:value="0.955214">
                <text:p>0.955214</text:p>
              </table:table-cell>
              <table:table-cell office:value-type="float" office:value="0.927055">
                <text:p>0.927055</text:p>
              </table:table-cell>
              <table:table-cell office:value-type="float" office:value="0.931241">
                <text:p>0.931241</text:p>
              </table:table-cell>
              <table:table-cell office:value-type="float" office:value="0.92163">
                <text:p>0.92163</text:p>
              </table:table-cell>
              <table:table-cell office:value-type="float" office:value="0.914885">
                <text:p>0.914885</text:p>
              </table:table-cell>
              <table:table-cell office:value-type="float" office:value="0.923185">
                <text:p>0.923185</text:p>
              </table:table-cell>
              <table:table-cell office:value-type="float" office:value="1.018144">
                <text:p>1.018144</text:p>
              </table:table-cell>
              <table:table-cell office:value-type="float" office:value="0.930046">
                <text:p>0.930046</text:p>
              </table:table-cell>
              <table:table-cell office:value-type="float" office:value="0.90409">
                <text:p>0.90409</text:p>
              </table:table-cell>
              <table:table-cell office:value-type="float" office:value="0.914765">
                <text:p>0.914765</text:p>
              </table:table-cell>
              <table:table-cell office:value-type="float" office:value="0.915147">
                <text:p>0.915147</text:p>
              </table:table-cell>
              <table:table-cell office:value-type="float" office:value="0.920441">
                <text:p>0.920441</text:p>
              </table:table-cell>
              <table:table-cell office:value-type="float" office:value="0.902214">
                <text:p>0.902214</text:p>
              </table:table-cell>
              <table:table-cell office:value-type="float" office:value="0.905085">
                <text:p>0.905085</text:p>
              </table:table-cell>
              <table:table-cell office:value-type="float" office:value="0.922075">
                <text:p>0.922075</text:p>
              </table:table-cell>
              <table:table-cell office:value-type="float" office:value="0.916968">
                <text:p>0.916968</text:p>
              </table:table-cell>
              <table:table-cell office:value-type="float" office:value="0.907658">
                <text:p>0.907658</text:p>
              </table:table-cell>
              <table:table-cell office:value-type="float" office:value="0.881125">
                <text:p>0.881125</text:p>
              </table:table-cell>
              <table:table-cell office:value-type="float" office:value="0.767428">
                <text:p>0.767428</text:p>
              </table:table-cell>
              <table:table-cell office:value-type="float" office:value="0.609869">
                <text:p>0.609869</text:p>
              </table:table-cell>
              <table:table-cell office:value-type="float" office:value="0.466007">
                <text:p>0.466007</text:p>
              </table:table-cell>
              <table:table-cell office:value-type="float" office:value="0.455891">
                <text:p>0.455891</text:p>
              </table:table-cell>
              <table:table-cell office:value-type="float" office:value="0.459792">
                <text:p>0.459792</text:p>
              </table:table-cell>
            </table:table-row>
            <table:table-row>
              <table:table-cell office:value-type="string">
                <text:p>Neuron 8 Epochs time</text:p>
                <draw:g>
                  <svg:desc>Arkusz1.A9:Arkusz1.A9</svg:desc>
                </draw:g>
              </table:table-cell>
              <table:table-cell office:value-type="float" office:value="0.452397">
                <text:p>0.452397</text:p>
                <draw:g>
                  <svg:desc>Arkusz1.B9:Arkusz1.CW9</svg:desc>
                </draw:g>
              </table:table-cell>
              <table:table-cell office:value-type="float" office:value="0.442546">
                <text:p>0.442546</text:p>
              </table:table-cell>
              <table:table-cell office:value-type="float" office:value="0.443644">
                <text:p>0.443644</text:p>
              </table:table-cell>
              <table:table-cell office:value-type="float" office:value="0.440947">
                <text:p>0.440947</text:p>
              </table:table-cell>
              <table:table-cell office:value-type="float" office:value="0.456791">
                <text:p>0.456791</text:p>
              </table:table-cell>
              <table:table-cell office:value-type="float" office:value="0.433496">
                <text:p>0.433496</text:p>
              </table:table-cell>
              <table:table-cell office:value-type="float" office:value="0.44517">
                <text:p>0.44517</text:p>
              </table:table-cell>
              <table:table-cell office:value-type="float" office:value="0.440124">
                <text:p>0.440124</text:p>
              </table:table-cell>
              <table:table-cell office:value-type="float" office:value="0.451548">
                <text:p>0.451548</text:p>
              </table:table-cell>
              <table:table-cell office:value-type="float" office:value="0.442147">
                <text:p>0.442147</text:p>
              </table:table-cell>
              <table:table-cell office:value-type="float" office:value="0.438093">
                <text:p>0.438093</text:p>
              </table:table-cell>
              <table:table-cell office:value-type="float" office:value="0.436214">
                <text:p>0.436214</text:p>
              </table:table-cell>
              <table:table-cell office:value-type="float" office:value="0.449294">
                <text:p>0.449294</text:p>
              </table:table-cell>
              <table:table-cell office:value-type="float" office:value="0.437849">
                <text:p>0.437849</text:p>
              </table:table-cell>
              <table:table-cell office:value-type="float" office:value="0.443321">
                <text:p>0.443321</text:p>
              </table:table-cell>
              <table:table-cell office:value-type="float" office:value="0.442406">
                <text:p>0.442406</text:p>
              </table:table-cell>
              <table:table-cell office:value-type="float" office:value="0.451909">
                <text:p>0.451909</text:p>
              </table:table-cell>
              <table:table-cell office:value-type="float" office:value="0.447575">
                <text:p>0.447575</text:p>
              </table:table-cell>
              <table:table-cell office:value-type="float" office:value="0.441886">
                <text:p>0.441886</text:p>
              </table:table-cell>
              <table:table-cell office:value-type="float" office:value="0.445941">
                <text:p>0.445941</text:p>
              </table:table-cell>
              <table:table-cell office:value-type="float" office:value="0.439537">
                <text:p>0.439537</text:p>
              </table:table-cell>
              <table:table-cell office:value-type="float" office:value="0.45272">
                <text:p>0.45272</text:p>
              </table:table-cell>
              <table:table-cell office:value-type="float" office:value="0.450101">
                <text:p>0.450101</text:p>
              </table:table-cell>
              <table:table-cell office:value-type="float" office:value="0.456383">
                <text:p>0.456383</text:p>
              </table:table-cell>
              <table:table-cell office:value-type="float" office:value="0.447219">
                <text:p>0.447219</text:p>
              </table:table-cell>
              <table:table-cell office:value-type="float" office:value="0.460489">
                <text:p>0.460489</text:p>
              </table:table-cell>
              <table:table-cell office:value-type="float" office:value="0.4744">
                <text:p>0.4744</text:p>
              </table:table-cell>
              <table:table-cell office:value-type="float" office:value="0.462531">
                <text:p>0.462531</text:p>
              </table:table-cell>
              <table:table-cell office:value-type="float" office:value="0.453051">
                <text:p>0.453051</text:p>
              </table:table-cell>
              <table:table-cell office:value-type="float" office:value="0.459287">
                <text:p>0.459287</text:p>
              </table:table-cell>
              <table:table-cell office:value-type="float" office:value="0.493722">
                <text:p>0.493722</text:p>
              </table:table-cell>
              <table:table-cell office:value-type="float" office:value="0.434754">
                <text:p>0.434754</text:p>
              </table:table-cell>
              <table:table-cell office:value-type="float" office:value="0.445221">
                <text:p>0.445221</text:p>
              </table:table-cell>
              <table:table-cell office:value-type="float" office:value="0.443504">
                <text:p>0.443504</text:p>
              </table:table-cell>
              <table:table-cell office:value-type="float" office:value="0.53403">
                <text:p>0.53403</text:p>
              </table:table-cell>
              <table:table-cell office:value-type="float" office:value="0.55035">
                <text:p>0.55035</text:p>
              </table:table-cell>
              <table:table-cell office:value-type="float" office:value="0.455576">
                <text:p>0.455576</text:p>
              </table:table-cell>
              <table:table-cell office:value-type="float" office:value="0.441364">
                <text:p>0.441364</text:p>
              </table:table-cell>
              <table:table-cell office:value-type="float" office:value="0.427828">
                <text:p>0.427828</text:p>
              </table:table-cell>
              <table:table-cell office:value-type="float" office:value="0.428236">
                <text:p>0.428236</text:p>
              </table:table-cell>
              <table:table-cell office:value-type="float" office:value="0.423784">
                <text:p>0.423784</text:p>
              </table:table-cell>
              <table:table-cell office:value-type="float" office:value="0.436446">
                <text:p>0.436446</text:p>
              </table:table-cell>
              <table:table-cell office:value-type="float" office:value="0.448209">
                <text:p>0.448209</text:p>
              </table:table-cell>
              <table:table-cell office:value-type="float" office:value="0.437005">
                <text:p>0.437005</text:p>
              </table:table-cell>
              <table:table-cell office:value-type="float" office:value="0.446228">
                <text:p>0.446228</text:p>
              </table:table-cell>
              <table:table-cell office:value-type="float" office:value="0.431977">
                <text:p>0.431977</text:p>
              </table:table-cell>
              <table:table-cell office:value-type="float" office:value="0.434994">
                <text:p>0.434994</text:p>
              </table:table-cell>
              <table:table-cell office:value-type="float" office:value="0.445891">
                <text:p>0.445891</text:p>
              </table:table-cell>
              <table:table-cell office:value-type="float" office:value="0.429585">
                <text:p>0.429585</text:p>
              </table:table-cell>
              <table:table-cell office:value-type="float" office:value="0.434271">
                <text:p>0.434271</text:p>
              </table:table-cell>
              <table:table-cell office:value-type="float" office:value="0.430626">
                <text:p>0.430626</text:p>
              </table:table-cell>
              <table:table-cell office:value-type="float" office:value="0.434262">
                <text:p>0.434262</text:p>
              </table:table-cell>
              <table:table-cell office:value-type="float" office:value="0.437197">
                <text:p>0.437197</text:p>
              </table:table-cell>
              <table:table-cell office:value-type="float" office:value="0.438818">
                <text:p>0.438818</text:p>
              </table:table-cell>
              <table:table-cell office:value-type="float" office:value="0.425869">
                <text:p>0.425869</text:p>
              </table:table-cell>
              <table:table-cell office:value-type="float" office:value="0.429861">
                <text:p>0.429861</text:p>
              </table:table-cell>
              <table:table-cell office:value-type="float" office:value="0.42893">
                <text:p>0.42893</text:p>
              </table:table-cell>
              <table:table-cell office:value-type="float" office:value="0.432271">
                <text:p>0.432271</text:p>
              </table:table-cell>
              <table:table-cell office:value-type="float" office:value="0.438959">
                <text:p>0.438959</text:p>
              </table:table-cell>
              <table:table-cell office:value-type="float" office:value="0.430625">
                <text:p>0.430625</text:p>
              </table:table-cell>
              <table:table-cell office:value-type="float" office:value="0.436681">
                <text:p>0.436681</text:p>
              </table:table-cell>
              <table:table-cell office:value-type="float" office:value="0.429372">
                <text:p>0.429372</text:p>
              </table:table-cell>
              <table:table-cell office:value-type="float" office:value="0.433754">
                <text:p>0.433754</text:p>
              </table:table-cell>
              <table:table-cell office:value-type="float" office:value="0.434328">
                <text:p>0.434328</text:p>
              </table:table-cell>
              <table:table-cell office:value-type="float" office:value="0.438958">
                <text:p>0.438958</text:p>
              </table:table-cell>
              <table:table-cell office:value-type="float" office:value="0.434814">
                <text:p>0.434814</text:p>
              </table:table-cell>
              <table:table-cell office:value-type="float" office:value="0.427862">
                <text:p>0.427862</text:p>
              </table:table-cell>
              <table:table-cell office:value-type="float" office:value="0.426209">
                <text:p>0.426209</text:p>
              </table:table-cell>
              <table:table-cell office:value-type="float" office:value="0.432162">
                <text:p>0.432162</text:p>
              </table:table-cell>
              <table:table-cell office:value-type="float" office:value="0.433196">
                <text:p>0.433196</text:p>
              </table:table-cell>
              <table:table-cell office:value-type="float" office:value="0.43119">
                <text:p>0.43119</text:p>
              </table:table-cell>
              <table:table-cell office:value-type="float" office:value="0.424494">
                <text:p>0.424494</text:p>
              </table:table-cell>
              <table:table-cell office:value-type="float" office:value="0.421719">
                <text:p>0.421719</text:p>
              </table:table-cell>
              <table:table-cell office:value-type="float" office:value="0.428382">
                <text:p>0.428382</text:p>
              </table:table-cell>
              <table:table-cell office:value-type="float" office:value="0.426148">
                <text:p>0.426148</text:p>
              </table:table-cell>
              <table:table-cell office:value-type="float" office:value="0.427843">
                <text:p>0.427843</text:p>
              </table:table-cell>
              <table:table-cell office:value-type="float" office:value="0.433709">
                <text:p>0.433709</text:p>
              </table:table-cell>
              <table:table-cell office:value-type="float" office:value="0.439192">
                <text:p>0.439192</text:p>
              </table:table-cell>
              <table:table-cell office:value-type="float" office:value="0.435529">
                <text:p>0.435529</text:p>
              </table:table-cell>
              <table:table-cell office:value-type="float" office:value="0.430495">
                <text:p>0.430495</text:p>
              </table:table-cell>
              <table:table-cell office:value-type="float" office:value="0.434295">
                <text:p>0.434295</text:p>
              </table:table-cell>
              <table:table-cell office:value-type="float" office:value="0.441369">
                <text:p>0.441369</text:p>
              </table:table-cell>
              <table:table-cell office:value-type="float" office:value="0.435148">
                <text:p>0.435148</text:p>
              </table:table-cell>
              <table:table-cell office:value-type="float" office:value="0.432513">
                <text:p>0.432513</text:p>
              </table:table-cell>
              <table:table-cell office:value-type="float" office:value="0.43688">
                <text:p>0.43688</text:p>
              </table:table-cell>
              <table:table-cell office:value-type="float" office:value="0.434343">
                <text:p>0.434343</text:p>
              </table:table-cell>
              <table:table-cell office:value-type="float" office:value="0.431733">
                <text:p>0.431733</text:p>
              </table:table-cell>
              <table:table-cell office:value-type="float" office:value="0.429342">
                <text:p>0.429342</text:p>
              </table:table-cell>
              <table:table-cell office:value-type="float" office:value="0.428627">
                <text:p>0.428627</text:p>
              </table:table-cell>
              <table:table-cell office:value-type="float" office:value="0.434962">
                <text:p>0.434962</text:p>
              </table:table-cell>
              <table:table-cell office:value-type="float" office:value="0.427907">
                <text:p>0.427907</text:p>
              </table:table-cell>
              <table:table-cell office:value-type="float" office:value="0.438592">
                <text:p>0.438592</text:p>
              </table:table-cell>
              <table:table-cell office:value-type="float" office:value="0.426828">
                <text:p>0.426828</text:p>
              </table:table-cell>
              <table:table-cell office:value-type="float" office:value="0.42905">
                <text:p>0.42905</text:p>
              </table:table-cell>
              <table:table-cell office:value-type="float" office:value="0.431494">
                <text:p>0.431494</text:p>
              </table:table-cell>
              <table:table-cell office:value-type="float" office:value="0.439548">
                <text:p>0.439548</text:p>
              </table:table-cell>
              <table:table-cell office:value-type="float" office:value="0.431591">
                <text:p>0.431591</text:p>
              </table:table-cell>
              <table:table-cell office:value-type="float" office:value="0.431339">
                <text:p>0.431339</text:p>
              </table:table-cell>
              <table:table-cell office:value-type="float" office:value="0.42866">
                <text:p>0.42866</text:p>
              </table:table-cell>
              <table:table-cell office:value-type="float" office:value="0.436253">
                <text:p>0.436253</text:p>
              </table:table-cell>
            </table:table-row>
            <table:table-row>
              <table:table-cell office:value-type="string">
                <text:p>Neuron 9 Epochs time</text:p>
                <draw:g>
                  <svg:desc>Arkusz1.A10:Arkusz1.A10</svg:desc>
                </draw:g>
              </table:table-cell>
              <table:table-cell office:value-type="float" office:value="0.449831">
                <text:p>0.449831</text:p>
                <draw:g>
                  <svg:desc>Arkusz1.B10:Arkusz1.CW10</svg:desc>
                </draw:g>
              </table:table-cell>
              <table:table-cell office:value-type="float" office:value="0.462055">
                <text:p>0.462055</text:p>
              </table:table-cell>
              <table:table-cell office:value-type="float" office:value="0.44549">
                <text:p>0.44549</text:p>
              </table:table-cell>
              <table:table-cell office:value-type="float" office:value="0.443527">
                <text:p>0.443527</text:p>
              </table:table-cell>
              <table:table-cell office:value-type="float" office:value="0.450955">
                <text:p>0.450955</text:p>
              </table:table-cell>
              <table:table-cell office:value-type="float" office:value="0.448463">
                <text:p>0.448463</text:p>
              </table:table-cell>
              <table:table-cell office:value-type="float" office:value="0.44721">
                <text:p>0.44721</text:p>
              </table:table-cell>
              <table:table-cell office:value-type="float" office:value="0.443307">
                <text:p>0.443307</text:p>
              </table:table-cell>
              <table:table-cell office:value-type="float" office:value="0.441957">
                <text:p>0.441957</text:p>
              </table:table-cell>
              <table:table-cell office:value-type="float" office:value="0.457417">
                <text:p>0.457417</text:p>
              </table:table-cell>
              <table:table-cell office:value-type="float" office:value="0.444484">
                <text:p>0.444484</text:p>
              </table:table-cell>
              <table:table-cell office:value-type="float" office:value="0.444344">
                <text:p>0.444344</text:p>
              </table:table-cell>
              <table:table-cell office:value-type="float" office:value="0.455686">
                <text:p>0.455686</text:p>
              </table:table-cell>
              <table:table-cell office:value-type="float" office:value="0.446667">
                <text:p>0.446667</text:p>
              </table:table-cell>
              <table:table-cell office:value-type="float" office:value="0.450522">
                <text:p>0.450522</text:p>
              </table:table-cell>
              <table:table-cell office:value-type="float" office:value="0.456341">
                <text:p>0.456341</text:p>
              </table:table-cell>
              <table:table-cell office:value-type="float" office:value="0.446289">
                <text:p>0.446289</text:p>
              </table:table-cell>
              <table:table-cell office:value-type="float" office:value="0.444898">
                <text:p>0.444898</text:p>
              </table:table-cell>
              <table:table-cell office:value-type="float" office:value="0.477999">
                <text:p>0.477999</text:p>
              </table:table-cell>
              <table:table-cell office:value-type="float" office:value="0.450557">
                <text:p>0.450557</text:p>
              </table:table-cell>
              <table:table-cell office:value-type="float" office:value="0.458415">
                <text:p>0.458415</text:p>
              </table:table-cell>
              <table:table-cell office:value-type="float" office:value="0.45439">
                <text:p>0.45439</text:p>
              </table:table-cell>
              <table:table-cell office:value-type="float" office:value="0.47144">
                <text:p>0.47144</text:p>
              </table:table-cell>
              <table:table-cell office:value-type="float" office:value="0.473502">
                <text:p>0.473502</text:p>
              </table:table-cell>
              <table:table-cell office:value-type="float" office:value="0.456661">
                <text:p>0.456661</text:p>
              </table:table-cell>
              <table:table-cell office:value-type="float" office:value="0.472198">
                <text:p>0.472198</text:p>
              </table:table-cell>
              <table:table-cell office:value-type="float" office:value="0.488343">
                <text:p>0.488343</text:p>
              </table:table-cell>
              <table:table-cell office:value-type="float" office:value="0.44713">
                <text:p>0.44713</text:p>
              </table:table-cell>
              <table:table-cell office:value-type="float" office:value="0.446798">
                <text:p>0.446798</text:p>
              </table:table-cell>
              <table:table-cell office:value-type="float" office:value="0.440943">
                <text:p>0.440943</text:p>
              </table:table-cell>
              <table:table-cell office:value-type="float" office:value="0.452278">
                <text:p>0.452278</text:p>
              </table:table-cell>
              <table:table-cell office:value-type="float" office:value="0.581996">
                <text:p>0.581996</text:p>
              </table:table-cell>
              <table:table-cell office:value-type="float" office:value="0.530229">
                <text:p>0.530229</text:p>
              </table:table-cell>
              <table:table-cell office:value-type="float" office:value="0.453903">
                <text:p>0.453903</text:p>
              </table:table-cell>
              <table:table-cell office:value-type="float" office:value="0.436293">
                <text:p>0.436293</text:p>
              </table:table-cell>
              <table:table-cell office:value-type="float" office:value="0.434685">
                <text:p>0.434685</text:p>
              </table:table-cell>
              <table:table-cell office:value-type="float" office:value="0.429899">
                <text:p>0.429899</text:p>
              </table:table-cell>
              <table:table-cell office:value-type="float" office:value="0.437326">
                <text:p>0.437326</text:p>
              </table:table-cell>
              <table:table-cell office:value-type="float" office:value="0.452569">
                <text:p>0.452569</text:p>
              </table:table-cell>
              <table:table-cell office:value-type="float" office:value="0.4446">
                <text:p>0.4446</text:p>
              </table:table-cell>
              <table:table-cell office:value-type="float" office:value="0.442143">
                <text:p>0.442143</text:p>
              </table:table-cell>
              <table:table-cell office:value-type="float" office:value="0.438388">
                <text:p>0.438388</text:p>
              </table:table-cell>
              <table:table-cell office:value-type="float" office:value="0.444738">
                <text:p>0.444738</text:p>
              </table:table-cell>
              <table:table-cell office:value-type="float" office:value="0.446532">
                <text:p>0.446532</text:p>
              </table:table-cell>
              <table:table-cell office:value-type="float" office:value="0.441493">
                <text:p>0.441493</text:p>
              </table:table-cell>
              <table:table-cell office:value-type="float" office:value="0.436958">
                <text:p>0.436958</text:p>
              </table:table-cell>
              <table:table-cell office:value-type="float" office:value="0.437435">
                <text:p>0.437435</text:p>
              </table:table-cell>
              <table:table-cell office:value-type="float" office:value="0.434996">
                <text:p>0.434996</text:p>
              </table:table-cell>
              <table:table-cell office:value-type="float" office:value="0.439067">
                <text:p>0.439067</text:p>
              </table:table-cell>
              <table:table-cell office:value-type="float" office:value="0.441393">
                <text:p>0.441393</text:p>
              </table:table-cell>
              <table:table-cell office:value-type="float" office:value="0.43804">
                <text:p>0.43804</text:p>
              </table:table-cell>
              <table:table-cell office:value-type="float" office:value="0.438204">
                <text:p>0.438204</text:p>
              </table:table-cell>
              <table:table-cell office:value-type="float" office:value="0.428273">
                <text:p>0.428273</text:p>
              </table:table-cell>
              <table:table-cell office:value-type="float" office:value="0.440088">
                <text:p>0.440088</text:p>
              </table:table-cell>
              <table:table-cell office:value-type="float" office:value="0.444985">
                <text:p>0.444985</text:p>
              </table:table-cell>
              <table:table-cell office:value-type="float" office:value="0.438439">
                <text:p>0.438439</text:p>
              </table:table-cell>
              <table:table-cell office:value-type="float" office:value="0.437596">
                <text:p>0.437596</text:p>
              </table:table-cell>
              <table:table-cell office:value-type="float" office:value="0.438701">
                <text:p>0.438701</text:p>
              </table:table-cell>
              <table:table-cell office:value-type="float" office:value="0.43652">
                <text:p>0.43652</text:p>
              </table:table-cell>
              <table:table-cell office:value-type="float" office:value="0.436476">
                <text:p>0.436476</text:p>
              </table:table-cell>
              <table:table-cell office:value-type="float" office:value="0.443646">
                <text:p>0.443646</text:p>
              </table:table-cell>
              <table:table-cell office:value-type="float" office:value="0.44186">
                <text:p>0.44186</text:p>
              </table:table-cell>
              <table:table-cell office:value-type="float" office:value="0.433035">
                <text:p>0.433035</text:p>
              </table:table-cell>
              <table:table-cell office:value-type="float" office:value="0.429862">
                <text:p>0.429862</text:p>
              </table:table-cell>
              <table:table-cell office:value-type="float" office:value="0.429291">
                <text:p>0.429291</text:p>
              </table:table-cell>
              <table:table-cell office:value-type="float" office:value="0.442577">
                <text:p>0.442577</text:p>
              </table:table-cell>
              <table:table-cell office:value-type="float" office:value="0.432467">
                <text:p>0.432467</text:p>
              </table:table-cell>
              <table:table-cell office:value-type="float" office:value="0.429823">
                <text:p>0.429823</text:p>
              </table:table-cell>
              <table:table-cell office:value-type="float" office:value="0.426614">
                <text:p>0.426614</text:p>
              </table:table-cell>
              <table:table-cell office:value-type="float" office:value="0.433318">
                <text:p>0.433318</text:p>
              </table:table-cell>
              <table:table-cell office:value-type="float" office:value="0.432715">
                <text:p>0.432715</text:p>
              </table:table-cell>
              <table:table-cell office:value-type="float" office:value="0.4283">
                <text:p>0.4283</text:p>
              </table:table-cell>
              <table:table-cell office:value-type="float" office:value="0.441512">
                <text:p>0.441512</text:p>
              </table:table-cell>
              <table:table-cell office:value-type="float" office:value="0.443115">
                <text:p>0.443115</text:p>
              </table:table-cell>
              <table:table-cell office:value-type="float" office:value="0.440452">
                <text:p>0.440452</text:p>
              </table:table-cell>
              <table:table-cell office:value-type="float" office:value="0.434119">
                <text:p>0.434119</text:p>
              </table:table-cell>
              <table:table-cell office:value-type="float" office:value="0.437748">
                <text:p>0.437748</text:p>
              </table:table-cell>
              <table:table-cell office:value-type="float" office:value="0.444489">
                <text:p>0.444489</text:p>
              </table:table-cell>
              <table:table-cell office:value-type="float" office:value="0.439667">
                <text:p>0.439667</text:p>
              </table:table-cell>
              <table:table-cell office:value-type="float" office:value="0.437807">
                <text:p>0.437807</text:p>
              </table:table-cell>
              <table:table-cell office:value-type="float" office:value="0.444203">
                <text:p>0.444203</text:p>
              </table:table-cell>
              <table:table-cell office:value-type="float" office:value="0.438018">
                <text:p>0.438018</text:p>
              </table:table-cell>
              <table:table-cell office:value-type="float" office:value="0.438029">
                <text:p>0.438029</text:p>
              </table:table-cell>
              <table:table-cell office:value-type="float" office:value="0.438686">
                <text:p>0.438686</text:p>
              </table:table-cell>
              <table:table-cell office:value-type="float" office:value="0.432068">
                <text:p>0.432068</text:p>
              </table:table-cell>
              <table:table-cell office:value-type="float" office:value="0.435356">
                <text:p>0.435356</text:p>
              </table:table-cell>
              <table:table-cell office:value-type="float" office:value="0.433677">
                <text:p>0.433677</text:p>
              </table:table-cell>
              <table:table-cell office:value-type="float" office:value="0.448305">
                <text:p>0.448305</text:p>
              </table:table-cell>
              <table:table-cell office:value-type="float" office:value="0.430741">
                <text:p>0.430741</text:p>
              </table:table-cell>
              <table:table-cell office:value-type="float" office:value="0.433065">
                <text:p>0.433065</text:p>
              </table:table-cell>
              <table:table-cell office:value-type="float" office:value="0.439296">
                <text:p>0.439296</text:p>
              </table:table-cell>
              <table:table-cell office:value-type="float" office:value="0.443178">
                <text:p>0.443178</text:p>
              </table:table-cell>
              <table:table-cell office:value-type="float" office:value="0.436804">
                <text:p>0.436804</text:p>
              </table:table-cell>
              <table:table-cell office:value-type="float" office:value="0.44035">
                <text:p>0.44035</text:p>
              </table:table-cell>
              <table:table-cell office:value-type="float" office:value="0.438771">
                <text:p>0.438771</text:p>
              </table:table-cell>
              <table:table-cell office:value-type="float" office:value="0.438231">
                <text:p>0.438231</text:p>
              </table:table-cell>
              <table:table-cell office:value-type="float" office:value="0.424244">
                <text:p>0.424244</text:p>
              </table:table-cell>
              <table:table-cell office:value-type="float" office:value="0.429957">
                <text:p>0.429957</text:p>
              </table:table-cell>
              <table:table-cell office:value-type="float" office:value="0.424353">
                <text:p>0.424353</text:p>
              </table:table-cell>
              <table:table-cell office:value-type="float" office:value="0.415008">
                <text:p>0.415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